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bon_emissions_uncertain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5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area_cont</text:p>
          </table:table-cell>
          <table:table-cell office:value-type="string" calcext:value-type="string">
            <text:p>area_ctry</text:p>
          </table:table-cell>
          <table:table-cell office:value-type="string" calcext:value-type="string">
            <text:p>area_name</text:p>
          </table:table-cell>
          <table:table-cell office:value-type="string" calcext:value-type="string">
            <text:p>area_code</text:p>
          </table:table-cell>
          <table:table-cell office:value-type="string" calcext:value-type="string">
            <text:p>proj</text:p>
          </table:table-cell>
          <table:table-cell office:value-type="string" calcext:value-type="string">
            <text:p>C2020</text:p>
          </table:table-cell>
          <table:table-cell office:value-type="string" calcext:value-type="string">
            <text:p>C2030</text:p>
          </table:table-cell>
          <table:table-cell office:value-type="string" calcext:value-type="string">
            <text:p>C2040</text:p>
          </table:table-cell>
          <table:table-cell office:value-type="string" calcext:value-type="string">
            <text:p>C2050</text:p>
          </table:table-cell>
          <table:table-cell office:value-type="string" calcext:value-type="string">
            <text:p>C2060</text:p>
          </table:table-cell>
          <table:table-cell office:value-type="string" calcext:value-type="string">
            <text:p>C2070</text:p>
          </table:table-cell>
          <table:table-cell office:value-type="string" calcext:value-type="string">
            <text:p>C2080</text:p>
          </table:table-cell>
          <table:table-cell office:value-type="string" calcext:value-type="string">
            <text:p>C2090</text:p>
          </table:table-cell>
          <table:table-cell office:value-type="string" calcext:value-type="string">
            <text:p>C210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low</text:p>
          </table:table-cell>
          <table:table-cell office:value-type="float" office:value="352" calcext:value-type="float">
            <text:p>352</text:p>
          </table:table-cell>
          <table:table-cell office:value-type="float" office:value="171" calcext:value-type="float">
            <text:p>171</text:p>
          </table:table-cell>
          <table:table-cell office:value-type="float" office:value="307" calcext:value-type="float">
            <text:p>307</text:p>
          </table:table-cell>
          <table:table-cell office:value-type="float" office:value="461" calcext:value-type="float">
            <text:p>461</text:p>
          </table:table-cell>
          <table:table-cell office:value-type="float" office:value="628" calcext:value-type="float">
            <text:p>628</text:p>
          </table:table-cell>
          <table:table-cell office:value-type="float" office:value="808" calcext:value-type="float">
            <text:p>808</text:p>
          </table:table-cell>
          <table:table-cell office:value-type="float" office:value="998" calcext:value-type="float">
            <text:p>998</text:p>
          </table:table-cell>
          <table:table-cell office:value-type="float" office:value="1195" calcext:value-type="float">
            <text:p>1195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mean</text:p>
          </table:table-cell>
          <table:table-cell office:value-type="float" office:value="352" calcext:value-type="float">
            <text:p>352</text:p>
          </table:table-cell>
          <table:table-cell office:value-type="float" office:value="313" calcext:value-type="float">
            <text:p>313</text:p>
          </table:table-cell>
          <table:table-cell office:value-type="float" office:value="641" calcext:value-type="float">
            <text:p>641</text:p>
          </table:table-cell>
          <table:table-cell office:value-type="float" office:value="1021" calcext:value-type="float">
            <text:p>1021</text:p>
          </table:table-cell>
          <table:table-cell office:value-type="float" office:value="1431" calcext:value-type="float">
            <text:p>1431</text:p>
          </table:table-cell>
          <table:table-cell office:value-type="float" office:value="1859" calcext:value-type="float">
            <text:p>1859</text:p>
          </table:table-cell>
          <table:table-cell table:number-columns-repeated="3"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high</text:p>
          </table:table-cell>
          <table:table-cell office:value-type="float" office:value="352" calcext:value-type="float">
            <text:p>352</text:p>
          </table:table-cell>
          <table:table-cell office:value-type="float" office:value="474" calcext:value-type="float">
            <text:p>474</text:p>
          </table:table-cell>
          <table:table-cell office:value-type="float" office:value="1028" calcext:value-type="float">
            <text:p>1028</text:p>
          </table:table-cell>
          <table:table-cell office:value-type="float" office:value="1657" calcext:value-type="float">
            <text:p>1657</text:p>
          </table:table-cell>
          <table:table-cell table:number-columns-repeated="5"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me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low</text:p>
          </table:table-cell>
          <table:table-cell office:value-type="float" office:value="5174" calcext:value-type="float">
            <text:p>5174</text:p>
          </table:table-cell>
          <table:table-cell office:value-type="float" office:value="3507" calcext:value-type="float">
            <text:p>3507</text:p>
          </table:table-cell>
          <table:table-cell office:value-type="float" office:value="6821" calcext:value-type="float">
            <text:p>6821</text:p>
          </table:table-cell>
          <table:table-cell office:value-type="float" office:value="9922" calcext:value-type="float">
            <text:p>9922</text:p>
          </table:table-cell>
          <table:table-cell office:value-type="float" office:value="13037" calcext:value-type="float">
            <text:p>13037</text:p>
          </table:table-cell>
          <table:table-cell office:value-type="float" office:value="16319" calcext:value-type="float">
            <text:p>16319</text:p>
          </table:table-cell>
          <table:table-cell office:value-type="float" office:value="19804" calcext:value-type="float">
            <text:p>19804</text:p>
          </table:table-cell>
          <table:table-cell office:value-type="float" office:value="23505" calcext:value-type="float">
            <text:p>23505</text:p>
          </table:table-cell>
          <table:table-cell office:value-type="float" office:value="27356" calcext:value-type="float">
            <text:p>273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mean</text:p>
          </table:table-cell>
          <table:table-cell office:value-type="float" office:value="5174" calcext:value-type="float">
            <text:p>5174</text:p>
          </table:table-cell>
          <table:table-cell office:value-type="float" office:value="5822" calcext:value-type="float">
            <text:p>5822</text:p>
          </table:table-cell>
          <table:table-cell office:value-type="float" office:value="11147" calcext:value-type="float">
            <text:p>11147</text:p>
          </table:table-cell>
          <table:table-cell office:value-type="float" office:value="16630" calcext:value-type="float">
            <text:p>16630</text:p>
          </table:table-cell>
          <table:table-cell office:value-type="float" office:value="22713" calcext:value-type="float">
            <text:p>22713</text:p>
          </table:table-cell>
          <table:table-cell office:value-type="float" office:value="29292" calcext:value-type="float">
            <text:p>29292</text:p>
          </table:table-cell>
          <table:table-cell office:value-type="float" office:value="36446" calcext:value-type="float">
            <text:p>36446</text:p>
          </table:table-cell>
          <table:table-cell office:value-type="float" office:value="44324" calcext:value-type="float">
            <text:p>44324</text:p>
          </table:table-cell>
          <table:table-cell office:value-type="float" office:value="53265" calcext:value-type="float">
            <text:p>532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high</text:p>
          </table:table-cell>
          <table:table-cell office:value-type="float" office:value="5174" calcext:value-type="float">
            <text:p>5174</text:p>
          </table:table-cell>
          <table:table-cell office:value-type="float" office:value="8057" calcext:value-type="float">
            <text:p>8057</text:p>
          </table:table-cell>
          <table:table-cell office:value-type="float" office:value="15608" calcext:value-type="float">
            <text:p>15608</text:p>
          </table:table-cell>
          <table:table-cell office:value-type="float" office:value="24199" calcext:value-type="float">
            <text:p>24199</text:p>
          </table:table-cell>
          <table:table-cell office:value-type="float" office:value="33830" calcext:value-type="float">
            <text:p>33830</text:p>
          </table:table-cell>
          <table:table-cell office:value-type="float" office:value="44778" calcext:value-type="float">
            <text:p>44778</text:p>
          </table:table-cell>
          <table:table-cell office:value-type="float" office:value="57702" calcext:value-type="float">
            <text:p>57702</text:p>
          </table:table-cell>
          <table:table-cell table:number-columns-repeated="2" office:value-type="float" office:value="64923" calcext:value-type="float">
            <text:p>6492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low</text:p>
          </table:table-cell>
          <table:table-cell office:value-type="float" office:value="160736" calcext:value-type="float">
            <text:p>160736</text:p>
          </table:table-cell>
          <table:table-cell office:value-type="float" office:value="89765" calcext:value-type="float">
            <text:p>89765</text:p>
          </table:table-cell>
          <table:table-cell office:value-type="float" office:value="180101" calcext:value-type="float">
            <text:p>180101</text:p>
          </table:table-cell>
          <table:table-cell office:value-type="float" office:value="269638" calcext:value-type="float">
            <text:p>269638</text:p>
          </table:table-cell>
          <table:table-cell office:value-type="float" office:value="359897" calcext:value-type="float">
            <text:p>359897</text:p>
          </table:table-cell>
          <table:table-cell office:value-type="float" office:value="451370" calcext:value-type="float">
            <text:p>451370</text:p>
          </table:table-cell>
          <table:table-cell office:value-type="float" office:value="543764" calcext:value-type="float">
            <text:p>543764</text:p>
          </table:table-cell>
          <table:table-cell office:value-type="float" office:value="637347" calcext:value-type="float">
            <text:p>637347</text:p>
          </table:table-cell>
          <table:table-cell office:value-type="float" office:value="732582" calcext:value-type="float">
            <text:p>73258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ean</text:p>
          </table:table-cell>
          <table:table-cell office:value-type="float" office:value="160736" calcext:value-type="float">
            <text:p>160736</text:p>
          </table:table-cell>
          <table:table-cell office:value-type="float" office:value="162917" calcext:value-type="float">
            <text:p>162917</text:p>
          </table:table-cell>
          <table:table-cell office:value-type="float" office:value="325363" calcext:value-type="float">
            <text:p>325363</text:p>
          </table:table-cell>
          <table:table-cell office:value-type="float" office:value="490831" calcext:value-type="float">
            <text:p>490831</text:p>
          </table:table-cell>
          <table:table-cell office:value-type="float" office:value="659878" calcext:value-type="float">
            <text:p>659878</text:p>
          </table:table-cell>
          <table:table-cell office:value-type="float" office:value="833939" calcext:value-type="float">
            <text:p>833939</text:p>
          </table:table-cell>
          <table:table-cell office:value-type="float" office:value="1012568" calcext:value-type="float">
            <text:p>1012568</text:p>
          </table:table-cell>
          <table:table-cell office:value-type="float" office:value="1195959" calcext:value-type="float">
            <text:p>1195959</text:p>
          </table:table-cell>
          <table:table-cell office:value-type="float" office:value="1383277" calcext:value-type="float">
            <text:p>138327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high</text:p>
          </table:table-cell>
          <table:table-cell office:value-type="float" office:value="160736" calcext:value-type="float">
            <text:p>160736</text:p>
          </table:table-cell>
          <table:table-cell office:value-type="float" office:value="235567" calcext:value-type="float">
            <text:p>235567</text:p>
          </table:table-cell>
          <table:table-cell office:value-type="float" office:value="473270" calcext:value-type="float">
            <text:p>473270</text:p>
          </table:table-cell>
          <table:table-cell office:value-type="float" office:value="718886" calcext:value-type="float">
            <text:p>718886</text:p>
          </table:table-cell>
          <table:table-cell office:value-type="float" office:value="974579" calcext:value-type="float">
            <text:p>974579</text:p>
          </table:table-cell>
          <table:table-cell office:value-type="float" office:value="1240069" calcext:value-type="float">
            <text:p>1240069</text:p>
          </table:table-cell>
          <table:table-cell office:value-type="float" office:value="1512925" calcext:value-type="float">
            <text:p>1512925</text:p>
          </table:table-cell>
          <table:table-cell office:value-type="float" office:value="1790839" calcext:value-type="float">
            <text:p>1790839</text:p>
          </table:table-cell>
          <table:table-cell office:value-type="float" office:value="2073456" calcext:value-type="float">
            <text:p>20734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low</text:p>
          </table:table-cell>
          <table:table-cell office:value-type="float" office:value="48177" calcext:value-type="float">
            <text:p>48177</text:p>
          </table:table-cell>
          <table:table-cell office:value-type="float" office:value="39903" calcext:value-type="float">
            <text:p>39903</text:p>
          </table:table-cell>
          <table:table-cell office:value-type="float" office:value="80971" calcext:value-type="float">
            <text:p>80971</text:p>
          </table:table-cell>
          <table:table-cell office:value-type="float" office:value="123438" calcext:value-type="float">
            <text:p>123438</text:p>
          </table:table-cell>
          <table:table-cell office:value-type="float" office:value="167886" calcext:value-type="float">
            <text:p>167886</text:p>
          </table:table-cell>
          <table:table-cell office:value-type="float" office:value="214828" calcext:value-type="float">
            <text:p>214828</text:p>
          </table:table-cell>
          <table:table-cell office:value-type="float" office:value="263909" calcext:value-type="float">
            <text:p>263909</text:p>
          </table:table-cell>
          <table:table-cell office:value-type="float" office:value="314521" calcext:value-type="float">
            <text:p>314521</text:p>
          </table:table-cell>
          <table:table-cell office:value-type="float" office:value="365863" calcext:value-type="float">
            <text:p>36586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mean</text:p>
          </table:table-cell>
          <table:table-cell office:value-type="float" office:value="48177" calcext:value-type="float">
            <text:p>48177</text:p>
          </table:table-cell>
          <table:table-cell office:value-type="float" office:value="46778" calcext:value-type="float">
            <text:p>46778</text:p>
          </table:table-cell>
          <table:table-cell office:value-type="float" office:value="94914" calcext:value-type="float">
            <text:p>94914</text:p>
          </table:table-cell>
          <table:table-cell office:value-type="float" office:value="146714" calcext:value-type="float">
            <text:p>146714</text:p>
          </table:table-cell>
          <table:table-cell office:value-type="float" office:value="205224" calcext:value-type="float">
            <text:p>205224</text:p>
          </table:table-cell>
          <table:table-cell office:value-type="float" office:value="268290" calcext:value-type="float">
            <text:p>268290</text:p>
          </table:table-cell>
          <table:table-cell office:value-type="float" office:value="337425" calcext:value-type="float">
            <text:p>337425</text:p>
          </table:table-cell>
          <table:table-cell office:value-type="float" office:value="409519" calcext:value-type="float">
            <text:p>409519</text:p>
          </table:table-cell>
          <table:table-cell office:value-type="float" office:value="483147" calcext:value-type="float">
            <text:p>4831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high</text:p>
          </table:table-cell>
          <table:table-cell office:value-type="float" office:value="48177" calcext:value-type="float">
            <text:p>48177</text:p>
          </table:table-cell>
          <table:table-cell office:value-type="float" office:value="53569" calcext:value-type="float">
            <text:p>53569</text:p>
          </table:table-cell>
          <table:table-cell office:value-type="float" office:value="109861" calcext:value-type="float">
            <text:p>109861</text:p>
          </table:table-cell>
          <table:table-cell office:value-type="float" office:value="176712" calcext:value-type="float">
            <text:p>176712</text:p>
          </table:table-cell>
          <table:table-cell office:value-type="float" office:value="254585" calcext:value-type="float">
            <text:p>254585</text:p>
          </table:table-cell>
          <table:table-cell office:value-type="float" office:value="340964" calcext:value-type="float">
            <text:p>340964</text:p>
          </table:table-cell>
          <table:table-cell office:value-type="float" office:value="431480" calcext:value-type="float">
            <text:p>431480</text:p>
          </table:table-cell>
          <table:table-cell office:value-type="float" office:value="530735" calcext:value-type="float">
            <text:p>530735</text:p>
          </table:table-cell>
          <table:table-cell office:value-type="float" office:value="671936" calcext:value-type="float">
            <text:p>67193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low</text:p>
          </table:table-cell>
          <table:table-cell office:value-type="float" office:value="157" calcext:value-type="float">
            <text:p>157</text:p>
          </table:table-cell>
          <table:table-cell office:value-type="float" office:value="83" calcext:value-type="float">
            <text:p>83</text:p>
          </table:table-cell>
          <table:table-cell office:value-type="float" office:value="172" calcext:value-type="float">
            <text:p>172</text:p>
          </table:table-cell>
          <table:table-cell office:value-type="float" office:value="256" calcext:value-type="float">
            <text:p>256</text:p>
          </table:table-cell>
          <table:table-cell office:value-type="float" office:value="341" calcext:value-type="float">
            <text:p>341</text:p>
          </table:table-cell>
          <table:table-cell office:value-type="float" office:value="594" calcext:value-type="float">
            <text:p>594</text:p>
          </table:table-cell>
          <table:table-cell office:value-type="float" office:value="1087" calcext:value-type="float">
            <text:p>1087</text:p>
          </table:table-cell>
          <table:table-cell office:value-type="float" office:value="2074" calcext:value-type="float">
            <text:p>2074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ean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float" office:value="322" calcext:value-type="float">
            <text:p>322</text:p>
          </table:table-cell>
          <table:table-cell office:value-type="float" office:value="711" calcext:value-type="float">
            <text:p>711</text:p>
          </table:table-cell>
          <table:table-cell table:number-columns-repeated="5" office:value-type="float" office:value="2273" calcext:value-type="float">
            <text:p>22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high</text:p>
          </table:table-cell>
          <table:table-cell office:value-type="float" office:value="157" calcext:value-type="float">
            <text:p>157</text:p>
          </table:table-cell>
          <table:table-cell office:value-type="float" office:value="237" calcext:value-type="float">
            <text:p>237</text:p>
          </table:table-cell>
          <table:table-cell office:value-type="float" office:value="626" calcext:value-type="float">
            <text:p>626</text:p>
          </table:table-cell>
          <table:table-cell table:number-columns-repeated="6" office:value-type="float" office:value="2273" calcext:value-type="float">
            <text:p>22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low</text:p>
          </table:table-cell>
          <table:table-cell office:value-type="float" office:value="7161" calcext:value-type="float">
            <text:p>7161</text:p>
          </table:table-cell>
          <table:table-cell office:value-type="float" office:value="3457" calcext:value-type="float">
            <text:p>3457</text:p>
          </table:table-cell>
          <table:table-cell office:value-type="float" office:value="7552" calcext:value-type="float">
            <text:p>7552</text:p>
          </table:table-cell>
          <table:table-cell office:value-type="float" office:value="11855" calcext:value-type="float">
            <text:p>11855</text:p>
          </table:table-cell>
          <table:table-cell office:value-type="float" office:value="16399" calcext:value-type="float">
            <text:p>16399</text:p>
          </table:table-cell>
          <table:table-cell office:value-type="float" office:value="21749" calcext:value-type="float">
            <text:p>21749</text:p>
          </table:table-cell>
          <table:table-cell office:value-type="float" office:value="28025" calcext:value-type="float">
            <text:p>28025</text:p>
          </table:table-cell>
          <table:table-cell office:value-type="float" office:value="35346" calcext:value-type="float">
            <text:p>35346</text:p>
          </table:table-cell>
          <table:table-cell office:value-type="float" office:value="43392" calcext:value-type="float">
            <text:p>433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mean</text:p>
          </table:table-cell>
          <table:table-cell office:value-type="float" office:value="7161" calcext:value-type="float">
            <text:p>7161</text:p>
          </table:table-cell>
          <table:table-cell office:value-type="float" office:value="5030" calcext:value-type="float">
            <text:p>5030</text:p>
          </table:table-cell>
          <table:table-cell office:value-type="float" office:value="10928" calcext:value-type="float">
            <text:p>10928</text:p>
          </table:table-cell>
          <table:table-cell office:value-type="float" office:value="17942" calcext:value-type="float">
            <text:p>17942</text:p>
          </table:table-cell>
          <table:table-cell office:value-type="float" office:value="27954" calcext:value-type="float">
            <text:p>27954</text:p>
          </table:table-cell>
          <table:table-cell office:value-type="float" office:value="40752" calcext:value-type="float">
            <text:p>40752</text:p>
          </table:table-cell>
          <table:table-cell office:value-type="float" office:value="58440" calcext:value-type="float">
            <text:p>58440</text:p>
          </table:table-cell>
          <table:table-cell office:value-type="float" office:value="79961" calcext:value-type="float">
            <text:p>79961</text:p>
          </table:table-cell>
          <table:table-cell office:value-type="float" office:value="105568" calcext:value-type="float">
            <text:p>10556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high</text:p>
          </table:table-cell>
          <table:table-cell office:value-type="float" office:value="7161" calcext:value-type="float">
            <text:p>7161</text:p>
          </table:table-cell>
          <table:table-cell office:value-type="float" office:value="6663" calcext:value-type="float">
            <text:p>6663</text:p>
          </table:table-cell>
          <table:table-cell office:value-type="float" office:value="14896" calcext:value-type="float">
            <text:p>14896</text:p>
          </table:table-cell>
          <table:table-cell office:value-type="float" office:value="28057" calcext:value-type="float">
            <text:p>28057</text:p>
          </table:table-cell>
          <table:table-cell office:value-type="float" office:value="48217" calcext:value-type="float">
            <text:p>48217</text:p>
          </table:table-cell>
          <table:table-cell office:value-type="float" office:value="76571" calcext:value-type="float">
            <text:p>76571</text:p>
          </table:table-cell>
          <table:table-cell office:value-type="float" office:value="113058" calcext:value-type="float">
            <text:p>113058</text:p>
          </table:table-cell>
          <table:table-cell office:value-type="float" office:value="166001" calcext:value-type="float">
            <text:p>166001</text:p>
          </table:table-cell>
          <table:table-cell office:value-type="float" office:value="287761" calcext:value-type="float">
            <text:p>28776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low</text:p>
          </table:table-cell>
          <table:table-cell office:value-type="float" office:value="146603" calcext:value-type="float">
            <text:p>146603</text:p>
          </table:table-cell>
          <table:table-cell office:value-type="float" office:value="109576" calcext:value-type="float">
            <text:p>109576</text:p>
          </table:table-cell>
          <table:table-cell office:value-type="float" office:value="218745" calcext:value-type="float">
            <text:p>218745</text:p>
          </table:table-cell>
          <table:table-cell office:value-type="float" office:value="321032" calcext:value-type="float">
            <text:p>321032</text:p>
          </table:table-cell>
          <table:table-cell office:value-type="float" office:value="422228" calcext:value-type="float">
            <text:p>422228</text:p>
          </table:table-cell>
          <table:table-cell office:value-type="float" office:value="523267" calcext:value-type="float">
            <text:p>523267</text:p>
          </table:table-cell>
          <table:table-cell office:value-type="float" office:value="625303" calcext:value-type="float">
            <text:p>625303</text:p>
          </table:table-cell>
          <table:table-cell office:value-type="float" office:value="728964" calcext:value-type="float">
            <text:p>728964</text:p>
          </table:table-cell>
          <table:table-cell office:value-type="float" office:value="832771" calcext:value-type="float">
            <text:p>83277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ean</text:p>
          </table:table-cell>
          <table:table-cell office:value-type="float" office:value="146603" calcext:value-type="float">
            <text:p>146603</text:p>
          </table:table-cell>
          <table:table-cell office:value-type="float" office:value="159060" calcext:value-type="float">
            <text:p>159060</text:p>
          </table:table-cell>
          <table:table-cell office:value-type="float" office:value="309310" calcext:value-type="float">
            <text:p>309310</text:p>
          </table:table-cell>
          <table:table-cell office:value-type="float" office:value="455987" calcext:value-type="float">
            <text:p>455987</text:p>
          </table:table-cell>
          <table:table-cell office:value-type="float" office:value="605077" calcext:value-type="float">
            <text:p>605077</text:p>
          </table:table-cell>
          <table:table-cell office:value-type="float" office:value="757345" calcext:value-type="float">
            <text:p>757345</text:p>
          </table:table-cell>
          <table:table-cell office:value-type="float" office:value="914265" calcext:value-type="float">
            <text:p>914265</text:p>
          </table:table-cell>
          <table:table-cell office:value-type="float" office:value="1075017" calcext:value-type="float">
            <text:p>1075017</text:p>
          </table:table-cell>
          <table:table-cell office:value-type="float" office:value="1238503" calcext:value-type="float">
            <text:p>12385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high</text:p>
          </table:table-cell>
          <table:table-cell office:value-type="float" office:value="146603" calcext:value-type="float">
            <text:p>146603</text:p>
          </table:table-cell>
          <table:table-cell office:value-type="float" office:value="206528" calcext:value-type="float">
            <text:p>206528</text:p>
          </table:table-cell>
          <table:table-cell office:value-type="float" office:value="399695" calcext:value-type="float">
            <text:p>399695</text:p>
          </table:table-cell>
          <table:table-cell office:value-type="float" office:value="595061" calcext:value-type="float">
            <text:p>595061</text:p>
          </table:table-cell>
          <table:table-cell office:value-type="float" office:value="798033" calcext:value-type="float">
            <text:p>798033</text:p>
          </table:table-cell>
          <table:table-cell office:value-type="float" office:value="1008304" calcext:value-type="float">
            <text:p>1008304</text:p>
          </table:table-cell>
          <table:table-cell office:value-type="float" office:value="1224180" calcext:value-type="float">
            <text:p>1224180</text:p>
          </table:table-cell>
          <table:table-cell office:value-type="float" office:value="1451396" calcext:value-type="float">
            <text:p>1451396</text:p>
          </table:table-cell>
          <table:table-cell office:value-type="float" office:value="1721574" calcext:value-type="float">
            <text:p>17215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ow</text:p>
          </table:table-cell>
          <table:table-cell office:value-type="float" office:value="8364" calcext:value-type="float">
            <text:p>8364</text:p>
          </table:table-cell>
          <table:table-cell office:value-type="float" office:value="4188" calcext:value-type="float">
            <text:p>4188</text:p>
          </table:table-cell>
          <table:table-cell office:value-type="float" office:value="8567" calcext:value-type="float">
            <text:p>8567</text:p>
          </table:table-cell>
          <table:table-cell office:value-type="float" office:value="13258" calcext:value-type="float">
            <text:p>13258</text:p>
          </table:table-cell>
          <table:table-cell office:value-type="float" office:value="18297" calcext:value-type="float">
            <text:p>18297</text:p>
          </table:table-cell>
          <table:table-cell office:value-type="float" office:value="24177" calcext:value-type="float">
            <text:p>24177</text:p>
          </table:table-cell>
          <table:table-cell office:value-type="float" office:value="30879" calcext:value-type="float">
            <text:p>30879</text:p>
          </table:table-cell>
          <table:table-cell office:value-type="float" office:value="38373" calcext:value-type="float">
            <text:p>38373</text:p>
          </table:table-cell>
          <table:table-cell office:value-type="float" office:value="46313" calcext:value-type="float">
            <text:p>463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mean</text:p>
          </table:table-cell>
          <table:table-cell office:value-type="float" office:value="8364" calcext:value-type="float">
            <text:p>8364</text:p>
          </table:table-cell>
          <table:table-cell office:value-type="float" office:value="7584" calcext:value-type="float">
            <text:p>7584</text:p>
          </table:table-cell>
          <table:table-cell office:value-type="float" office:value="16069" calcext:value-type="float">
            <text:p>16069</text:p>
          </table:table-cell>
          <table:table-cell office:value-type="float" office:value="26261" calcext:value-type="float">
            <text:p>26261</text:p>
          </table:table-cell>
          <table:table-cell office:value-type="float" office:value="39500" calcext:value-type="float">
            <text:p>39500</text:p>
          </table:table-cell>
          <table:table-cell office:value-type="float" office:value="55006" calcext:value-type="float">
            <text:p>55006</text:p>
          </table:table-cell>
          <table:table-cell office:value-type="float" office:value="74435" calcext:value-type="float">
            <text:p>74435</text:p>
          </table:table-cell>
          <table:table-cell office:value-type="float" office:value="96563" calcext:value-type="float">
            <text:p>96563</text:p>
          </table:table-cell>
          <table:table-cell office:value-type="float" office:value="121796" calcext:value-type="float">
            <text:p>12179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igh</text:p>
          </table:table-cell>
          <table:table-cell office:value-type="float" office:value="8364" calcext:value-type="float">
            <text:p>8364</text:p>
          </table:table-cell>
          <table:table-cell office:value-type="float" office:value="11190" calcext:value-type="float">
            <text:p>11190</text:p>
          </table:table-cell>
          <table:table-cell office:value-type="float" office:value="24845" calcext:value-type="float">
            <text:p>24845</text:p>
          </table:table-cell>
          <table:table-cell office:value-type="float" office:value="44062" calcext:value-type="float">
            <text:p>44062</text:p>
          </table:table-cell>
          <table:table-cell office:value-type="float" office:value="69347" calcext:value-type="float">
            <text:p>69347</text:p>
          </table:table-cell>
          <table:table-cell office:value-type="float" office:value="101287" calcext:value-type="float">
            <text:p>101287</text:p>
          </table:table-cell>
          <table:table-cell table:number-columns-repeated="3" office:value-type="float" office:value="135330" calcext:value-type="float">
            <text:p>1353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ow</text:p>
          </table:table-cell>
          <table:table-cell office:value-type="float" office:value="333" calcext:value-type="float">
            <text:p>333</text:p>
          </table:table-cell>
          <table:table-cell office:value-type="float" office:value="195" calcext:value-type="float">
            <text:p>195</text:p>
          </table:table-cell>
          <table:table-cell office:value-type="float" office:value="362" calcext:value-type="float">
            <text:p>362</text:p>
          </table:table-cell>
          <table:table-cell office:value-type="float" office:value="521" calcext:value-type="float">
            <text:p>521</text:p>
          </table:table-cell>
          <table:table-cell office:value-type="float" office:value="704" calcext:value-type="float">
            <text:p>704</text:p>
          </table:table-cell>
          <table:table-cell office:value-type="float" office:value="1375" calcext:value-type="float">
            <text:p>1375</text:p>
          </table:table-cell>
          <table:table-cell table:number-columns-repeated="3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mean</text:p>
          </table:table-cell>
          <table:table-cell office:value-type="float" office:value="333" calcext:value-type="float">
            <text:p>333</text:p>
          </table:table-cell>
          <table:table-cell office:value-type="float" office:value="341" calcext:value-type="float">
            <text:p>341</text:p>
          </table:table-cell>
          <table:table-cell office:value-type="float" office:value="655" calcext:value-type="float">
            <text:p>655</text:p>
          </table:table-cell>
          <table:table-cell office:value-type="float" office:value="1719" calcext:value-type="float">
            <text:p>1719</text:p>
          </table:table-cell>
          <table:table-cell table:number-columns-repeated="5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igh</text:p>
          </table:table-cell>
          <table:table-cell office:value-type="float" office:value="333" calcext:value-type="float">
            <text:p>333</text:p>
          </table:table-cell>
          <table:table-cell office:value-type="float" office:value="478" calcext:value-type="float">
            <text:p>478</text:p>
          </table:table-cell>
          <table:table-cell office:value-type="float" office:value="1440" calcext:value-type="float">
            <text:p>1440</text:p>
          </table:table-cell>
          <table:table-cell table:number-columns-repeated="6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low</text:p>
          </table:table-cell>
          <table:table-cell office:value-type="float" office:value="996" calcext:value-type="float">
            <text:p>996</text:p>
          </table:table-cell>
          <table:table-cell office:value-type="float" office:value="439" calcext:value-type="float">
            <text:p>439</text:p>
          </table:table-cell>
          <table:table-cell office:value-type="float" office:value="831" calcext:value-type="float">
            <text:p>831</text:p>
          </table:table-cell>
          <table:table-cell office:value-type="float" office:value="1217" calcext:value-type="float">
            <text:p>1217</text:p>
          </table:table-cell>
          <table:table-cell office:value-type="float" office:value="1616" calcext:value-type="float">
            <text:p>1616</text:p>
          </table:table-cell>
          <table:table-cell office:value-type="float" office:value="2347" calcext:value-type="float">
            <text:p>2347</text:p>
          </table:table-cell>
          <table:table-cell office:value-type="float" office:value="3535" calcext:value-type="float">
            <text:p>3535</text:p>
          </table:table-cell>
          <table:table-cell office:value-type="float" office:value="5219" calcext:value-type="float">
            <text:p>5219</text:p>
          </table:table-cell>
          <table:table-cell office:value-type="float" office:value="7229" calcext:value-type="float">
            <text:p>722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ean</text:p>
          </table:table-cell>
          <table:table-cell office:value-type="float" office:value="996" calcext:value-type="float">
            <text:p>996</text:p>
          </table:table-cell>
          <table:table-cell office:value-type="float" office:value="1004" calcext:value-type="float">
            <text:p>1004</text:p>
          </table:table-cell>
          <table:table-cell office:value-type="float" office:value="1994" calcext:value-type="float">
            <text:p>1994</text:p>
          </table:table-cell>
          <table:table-cell office:value-type="float" office:value="3580" calcext:value-type="float">
            <text:p>3580</text:p>
          </table:table-cell>
          <table:table-cell office:value-type="float" office:value="7106" calcext:value-type="float">
            <text:p>7106</text:p>
          </table:table-cell>
          <table:table-cell office:value-type="float" office:value="12682" calcext:value-type="float">
            <text:p>12682</text:p>
          </table:table-cell>
          <table:table-cell table:number-columns-repeated="3" office:value-type="float" office:value="20863" calcext:value-type="float">
            <text:p>2086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igh</text:p>
          </table:table-cell>
          <table:table-cell office:value-type="float" office:value="996" calcext:value-type="float">
            <text:p>996</text:p>
          </table:table-cell>
          <table:table-cell office:value-type="float" office:value="1576" calcext:value-type="float">
            <text:p>1576</text:p>
          </table:table-cell>
          <table:table-cell office:value-type="float" office:value="3662" calcext:value-type="float">
            <text:p>3662</text:p>
          </table:table-cell>
          <table:table-cell office:value-type="float" office:value="9281" calcext:value-type="float">
            <text:p>9281</text:p>
          </table:table-cell>
          <table:table-cell table:number-columns-repeated="5" office:value-type="float" office:value="20863" calcext:value-type="float">
            <text:p>2086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low</text:p>
          </table:table-cell>
          <table:table-cell office:value-type="float" office:value="2305" calcext:value-type="float">
            <text:p>2305</text:p>
          </table:table-cell>
          <table:table-cell office:value-type="float" office:value="1473" calcext:value-type="float">
            <text:p>1473</text:p>
          </table:table-cell>
          <table:table-cell office:value-type="float" office:value="2825" calcext:value-type="float">
            <text:p>2825</text:p>
          </table:table-cell>
          <table:table-cell office:value-type="float" office:value="4051" calcext:value-type="float">
            <text:p>4051</text:p>
          </table:table-cell>
          <table:table-cell office:value-type="float" office:value="5223" calcext:value-type="float">
            <text:p>5223</text:p>
          </table:table-cell>
          <table:table-cell table:number-columns-repeated="4" office:value-type="float" office:value="5628" calcext:value-type="float">
            <text:p>56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ean</text:p>
          </table:table-cell>
          <table:table-cell office:value-type="float" office:value="2305" calcext:value-type="float">
            <text:p>2305</text:p>
          </table:table-cell>
          <table:table-cell office:value-type="float" office:value="2173" calcext:value-type="float">
            <text:p>2173</text:p>
          </table:table-cell>
          <table:table-cell office:value-type="float" office:value="4057" calcext:value-type="float">
            <text:p>4057</text:p>
          </table:table-cell>
          <table:table-cell table:number-columns-repeated="6" office:value-type="float" office:value="5628" calcext:value-type="float">
            <text:p>56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igh</text:p>
          </table:table-cell>
          <table:table-cell office:value-type="float" office:value="2305" calcext:value-type="float">
            <text:p>2305</text:p>
          </table:table-cell>
          <table:table-cell office:value-type="float" office:value="2831" calcext:value-type="float">
            <text:p>2831</text:p>
          </table:table-cell>
          <table:table-cell office:value-type="float" office:value="5336" calcext:value-type="float">
            <text:p>5336</text:p>
          </table:table-cell>
          <table:table-cell table:number-columns-repeated="6" office:value-type="float" office:value="5628" calcext:value-type="float">
            <text:p>56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ow</text:p>
          </table:table-cell>
          <table:table-cell office:value-type="float" office:value="42198" calcext:value-type="float">
            <text:p>42198</text:p>
          </table:table-cell>
          <table:table-cell office:value-type="float" office:value="24988" calcext:value-type="float">
            <text:p>24988</text:p>
          </table:table-cell>
          <table:table-cell office:value-type="float" office:value="47273" calcext:value-type="float">
            <text:p>47273</text:p>
          </table:table-cell>
          <table:table-cell office:value-type="float" office:value="69349" calcext:value-type="float">
            <text:p>69349</text:p>
          </table:table-cell>
          <table:table-cell office:value-type="float" office:value="91461" calcext:value-type="float">
            <text:p>91461</text:p>
          </table:table-cell>
          <table:table-cell office:value-type="float" office:value="114566" calcext:value-type="float">
            <text:p>114566</text:p>
          </table:table-cell>
          <table:table-cell office:value-type="float" office:value="140398" calcext:value-type="float">
            <text:p>140398</text:p>
          </table:table-cell>
          <table:table-cell office:value-type="float" office:value="175670" calcext:value-type="float">
            <text:p>175670</text:p>
          </table:table-cell>
          <table:table-cell office:value-type="float" office:value="258078" calcext:value-type="float">
            <text:p>2580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an</text:p>
          </table:table-cell>
          <table:table-cell office:value-type="float" office:value="42198" calcext:value-type="float">
            <text:p>42198</text:p>
          </table:table-cell>
          <table:table-cell office:value-type="float" office:value="42422" calcext:value-type="float">
            <text:p>42422</text:p>
          </table:table-cell>
          <table:table-cell office:value-type="float" office:value="81784" calcext:value-type="float">
            <text:p>81784</text:p>
          </table:table-cell>
          <table:table-cell office:value-type="float" office:value="122901" calcext:value-type="float">
            <text:p>122901</text:p>
          </table:table-cell>
          <table:table-cell office:value-type="float" office:value="182113" calcext:value-type="float">
            <text:p>182113</text:p>
          </table:table-cell>
          <table:table-cell table:number-columns-repeated="4" office:value-type="float" office:value="258078" calcext:value-type="float">
            <text:p>2580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igh</text:p>
          </table:table-cell>
          <table:table-cell office:value-type="float" office:value="42198" calcext:value-type="float">
            <text:p>42198</text:p>
          </table:table-cell>
          <table:table-cell office:value-type="float" office:value="59830" calcext:value-type="float">
            <text:p>59830</text:p>
          </table:table-cell>
          <table:table-cell office:value-type="float" office:value="117526" calcext:value-type="float">
            <text:p>117526</text:p>
          </table:table-cell>
          <table:table-cell office:value-type="float" office:value="201064" calcext:value-type="float">
            <text:p>201064</text:p>
          </table:table-cell>
          <table:table-cell table:number-columns-repeated="5" office:value-type="float" office:value="258078" calcext:value-type="float">
            <text:p>2580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low</text:p>
          </table:table-cell>
          <table:table-cell office:value-type="float" office:value="232028" calcext:value-type="float">
            <text:p>232028</text:p>
          </table:table-cell>
          <table:table-cell office:value-type="float" office:value="176957" calcext:value-type="float">
            <text:p>176957</text:p>
          </table:table-cell>
          <table:table-cell office:value-type="float" office:value="357121" calcext:value-type="float">
            <text:p>357121</text:p>
          </table:table-cell>
          <table:table-cell office:value-type="float" office:value="541152" calcext:value-type="float">
            <text:p>541152</text:p>
          </table:table-cell>
          <table:table-cell office:value-type="float" office:value="729332" calcext:value-type="float">
            <text:p>729332</text:p>
          </table:table-cell>
          <table:table-cell office:value-type="float" office:value="926995" calcext:value-type="float">
            <text:p>926995</text:p>
          </table:table-cell>
          <table:table-cell office:value-type="float" office:value="1133951" calcext:value-type="float">
            <text:p>1133951</text:p>
          </table:table-cell>
          <table:table-cell office:value-type="float" office:value="1352159" calcext:value-type="float">
            <text:p>1352159</text:p>
          </table:table-cell>
          <table:table-cell office:value-type="float" office:value="1583658" calcext:value-type="float">
            <text:p>158365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ean</text:p>
          </table:table-cell>
          <table:table-cell office:value-type="float" office:value="232028" calcext:value-type="float">
            <text:p>232028</text:p>
          </table:table-cell>
          <table:table-cell office:value-type="float" office:value="220578" calcext:value-type="float">
            <text:p>220578</text:p>
          </table:table-cell>
          <table:table-cell office:value-type="float" office:value="446894" calcext:value-type="float">
            <text:p>446894</text:p>
          </table:table-cell>
          <table:table-cell office:value-type="float" office:value="679549" calcext:value-type="float">
            <text:p>679549</text:p>
          </table:table-cell>
          <table:table-cell office:value-type="float" office:value="926958" calcext:value-type="float">
            <text:p>926958</text:p>
          </table:table-cell>
          <table:table-cell office:value-type="float" office:value="1190260" calcext:value-type="float">
            <text:p>1190260</text:p>
          </table:table-cell>
          <table:table-cell office:value-type="float" office:value="1475534" calcext:value-type="float">
            <text:p>1475534</text:p>
          </table:table-cell>
          <table:table-cell office:value-type="float" office:value="1783917" calcext:value-type="float">
            <text:p>1783917</text:p>
          </table:table-cell>
          <table:table-cell office:value-type="float" office:value="2111927" calcext:value-type="float">
            <text:p>21119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high</text:p>
          </table:table-cell>
          <table:table-cell office:value-type="float" office:value="232028" calcext:value-type="float">
            <text:p>232028</text:p>
          </table:table-cell>
          <table:table-cell office:value-type="float" office:value="264602" calcext:value-type="float">
            <text:p>264602</text:p>
          </table:table-cell>
          <table:table-cell office:value-type="float" office:value="537884" calcext:value-type="float">
            <text:p>537884</text:p>
          </table:table-cell>
          <table:table-cell office:value-type="float" office:value="826724" calcext:value-type="float">
            <text:p>826724</text:p>
          </table:table-cell>
          <table:table-cell office:value-type="float" office:value="1141194" calcext:value-type="float">
            <text:p>1141194</text:p>
          </table:table-cell>
          <table:table-cell office:value-type="float" office:value="1485926" calcext:value-type="float">
            <text:p>1485926</text:p>
          </table:table-cell>
          <table:table-cell office:value-type="float" office:value="1864065" calcext:value-type="float">
            <text:p>1864065</text:p>
          </table:table-cell>
          <table:table-cell office:value-type="float" office:value="2276314" calcext:value-type="float">
            <text:p>2276314</text:p>
          </table:table-cell>
          <table:table-cell office:value-type="float" office:value="2747803" calcext:value-type="float">
            <text:p>27478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ow</text:p>
          </table:table-cell>
          <table:table-cell office:value-type="float" office:value="2558" calcext:value-type="float">
            <text:p>2558</text:p>
          </table:table-cell>
          <table:table-cell office:value-type="float" office:value="2156" calcext:value-type="float">
            <text:p>2156</text:p>
          </table:table-cell>
          <table:table-cell office:value-type="float" office:value="4014" calcext:value-type="float">
            <text:p>4014</text:p>
          </table:table-cell>
          <table:table-cell office:value-type="float" office:value="5658" calcext:value-type="float">
            <text:p>5658</text:p>
          </table:table-cell>
          <table:table-cell office:value-type="float" office:value="7178" calcext:value-type="float">
            <text:p>7178</text:p>
          </table:table-cell>
          <table:table-cell office:value-type="float" office:value="8957" calcext:value-type="float">
            <text:p>8957</text:p>
          </table:table-cell>
          <table:table-cell office:value-type="float" office:value="11008" calcext:value-type="float">
            <text:p>11008</text:p>
          </table:table-cell>
          <table:table-cell office:value-type="float" office:value="13309" calcext:value-type="float">
            <text:p>13309</text:p>
          </table:table-cell>
          <table:table-cell office:value-type="float" office:value="15775" calcext:value-type="float">
            <text:p>157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ean</text:p>
          </table:table-cell>
          <table:table-cell office:value-type="float" office:value="2558" calcext:value-type="float">
            <text:p>2558</text:p>
          </table:table-cell>
          <table:table-cell office:value-type="float" office:value="2839" calcext:value-type="float">
            <text:p>2839</text:p>
          </table:table-cell>
          <table:table-cell office:value-type="float" office:value="5227" calcext:value-type="float">
            <text:p>5227</text:p>
          </table:table-cell>
          <table:table-cell office:value-type="float" office:value="7589" calcext:value-type="float">
            <text:p>7589</text:p>
          </table:table-cell>
          <table:table-cell office:value-type="float" office:value="10950" calcext:value-type="float">
            <text:p>10950</text:p>
          </table:table-cell>
          <table:table-cell office:value-type="float" office:value="15008" calcext:value-type="float">
            <text:p>15008</text:p>
          </table:table-cell>
          <table:table-cell table:number-columns-repeated="3" office:value-type="float" office:value="19140" calcext:value-type="float">
            <text:p>1914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gh</text:p>
          </table:table-cell>
          <table:table-cell office:value-type="float" office:value="2558" calcext:value-type="float">
            <text:p>2558</text:p>
          </table:table-cell>
          <table:table-cell office:value-type="float" office:value="3519" calcext:value-type="float">
            <text:p>3519</text:p>
          </table:table-cell>
          <table:table-cell office:value-type="float" office:value="6524" calcext:value-type="float">
            <text:p>6524</text:p>
          </table:table-cell>
          <table:table-cell office:value-type="float" office:value="10977" calcext:value-type="float">
            <text:p>10977</text:p>
          </table:table-cell>
          <table:table-cell office:value-type="float" office:value="17564" calcext:value-type="float">
            <text:p>17564</text:p>
          </table:table-cell>
          <table:table-cell table:number-columns-repeated="4" office:value-type="float" office:value="19140" calcext:value-type="float">
            <text:p>1914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low</text:p>
          </table:table-cell>
          <table:table-cell office:value-type="float" office:value="12311" calcext:value-type="float">
            <text:p>12311</text:p>
          </table:table-cell>
          <table:table-cell office:value-type="float" office:value="6519" calcext:value-type="float">
            <text:p>6519</text:p>
          </table:table-cell>
          <table:table-cell office:value-type="float" office:value="12347" calcext:value-type="float">
            <text:p>12347</text:p>
          </table:table-cell>
          <table:table-cell office:value-type="float" office:value="18785" calcext:value-type="float">
            <text:p>18785</text:p>
          </table:table-cell>
          <table:table-cell office:value-type="float" office:value="25938" calcext:value-type="float">
            <text:p>25938</text:p>
          </table:table-cell>
          <table:table-cell office:value-type="float" office:value="35535" calcext:value-type="float">
            <text:p>35535</text:p>
          </table:table-cell>
          <table:table-cell table:number-columns-repeated="3" office:value-type="float" office:value="43661" calcext:value-type="float">
            <text:p>4366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ean</text:p>
          </table:table-cell>
          <table:table-cell office:value-type="float" office:value="12311" calcext:value-type="float">
            <text:p>12311</text:p>
          </table:table-cell>
          <table:table-cell office:value-type="float" office:value="12043" calcext:value-type="float">
            <text:p>12043</text:p>
          </table:table-cell>
          <table:table-cell office:value-type="float" office:value="25157" calcext:value-type="float">
            <text:p>25157</text:p>
          </table:table-cell>
          <table:table-cell table:number-columns-repeated="6" office:value-type="float" office:value="43661" calcext:value-type="float">
            <text:p>4366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high</text:p>
          </table:table-cell>
          <table:table-cell office:value-type="float" office:value="12311" calcext:value-type="float">
            <text:p>12311</text:p>
          </table:table-cell>
          <table:table-cell office:value-type="float" office:value="18108" calcext:value-type="float">
            <text:p>18108</text:p>
          </table:table-cell>
          <table:table-cell table:number-columns-repeated="7" office:value-type="float" office:value="43661" calcext:value-type="float">
            <text:p>4366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ow</text:p>
          </table:table-cell>
          <table:table-cell office:value-type="float" office:value="427130" calcext:value-type="float">
            <text:p>427130</text:p>
          </table:table-cell>
          <table:table-cell office:value-type="float" office:value="390864" calcext:value-type="float">
            <text:p>390864</text:p>
          </table:table-cell>
          <table:table-cell office:value-type="float" office:value="752485" calcext:value-type="float">
            <text:p>752485</text:p>
          </table:table-cell>
          <table:table-cell office:value-type="float" office:value="1104802" calcext:value-type="float">
            <text:p>1104802</text:p>
          </table:table-cell>
          <table:table-cell office:value-type="float" office:value="1458578" calcext:value-type="float">
            <text:p>1458578</text:p>
          </table:table-cell>
          <table:table-cell office:value-type="float" office:value="1828901" calcext:value-type="float">
            <text:p>1828901</text:p>
          </table:table-cell>
          <table:table-cell office:value-type="float" office:value="2218763" calcext:value-type="float">
            <text:p>2218763</text:p>
          </table:table-cell>
          <table:table-cell office:value-type="float" office:value="2616892" calcext:value-type="float">
            <text:p>2616892</text:p>
          </table:table-cell>
          <table:table-cell office:value-type="float" office:value="3021600" calcext:value-type="float">
            <text:p>302160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ean</text:p>
          </table:table-cell>
          <table:table-cell office:value-type="float" office:value="427130" calcext:value-type="float">
            <text:p>427130</text:p>
          </table:table-cell>
          <table:table-cell office:value-type="float" office:value="471346" calcext:value-type="float">
            <text:p>471346</text:p>
          </table:table-cell>
          <table:table-cell office:value-type="float" office:value="906829" calcext:value-type="float">
            <text:p>906829</text:p>
          </table:table-cell>
          <table:table-cell office:value-type="float" office:value="1336077" calcext:value-type="float">
            <text:p>1336077</text:p>
          </table:table-cell>
          <table:table-cell office:value-type="float" office:value="1785760" calcext:value-type="float">
            <text:p>1785760</text:p>
          </table:table-cell>
          <table:table-cell office:value-type="float" office:value="2265439" calcext:value-type="float">
            <text:p>2265439</text:p>
          </table:table-cell>
          <table:table-cell office:value-type="float" office:value="2760933" calcext:value-type="float">
            <text:p>2760933</text:p>
          </table:table-cell>
          <table:table-cell office:value-type="float" office:value="3270422" calcext:value-type="float">
            <text:p>3270422</text:p>
          </table:table-cell>
          <table:table-cell office:value-type="float" office:value="3797256" calcext:value-type="float">
            <text:p>37972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high</text:p>
          </table:table-cell>
          <table:table-cell office:value-type="float" office:value="427130" calcext:value-type="float">
            <text:p>427130</text:p>
          </table:table-cell>
          <table:table-cell office:value-type="float" office:value="550689" calcext:value-type="float">
            <text:p>550689</text:p>
          </table:table-cell>
          <table:table-cell office:value-type="float" office:value="1060770" calcext:value-type="float">
            <text:p>1060770</text:p>
          </table:table-cell>
          <table:table-cell office:value-type="float" office:value="1578125" calcext:value-type="float">
            <text:p>1578125</text:p>
          </table:table-cell>
          <table:table-cell office:value-type="float" office:value="2138775" calcext:value-type="float">
            <text:p>2138775</text:p>
          </table:table-cell>
          <table:table-cell office:value-type="float" office:value="2727788" calcext:value-type="float">
            <text:p>2727788</text:p>
          </table:table-cell>
          <table:table-cell office:value-type="float" office:value="3336077" calcext:value-type="float">
            <text:p>3336077</text:p>
          </table:table-cell>
          <table:table-cell office:value-type="float" office:value="3976221" calcext:value-type="float">
            <text:p>3976221</text:p>
          </table:table-cell>
          <table:table-cell office:value-type="float" office:value="4686162" calcext:value-type="float">
            <text:p>468616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low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294" calcext:value-type="float">
            <text:p>294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mean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127" calcext:value-type="float">
            <text:p>127</text:p>
          </table:table-cell>
          <table:table-cell office:value-type="float" office:value="408" calcext:value-type="float">
            <text:p>408</text:p>
          </table:table-cell>
          <table:table-cell table:number-columns-repeated="5"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high</text:p>
          </table:table-cell>
          <table:table-cell office:value-type="float" office:value="63" calcext:value-type="float">
            <text:p>63</text:p>
          </table:table-cell>
          <table:table-cell office:value-type="float" office:value="104" calcext:value-type="float">
            <text:p>104</text:p>
          </table:table-cell>
          <table:table-cell office:value-type="float" office:value="349" calcext:value-type="float">
            <text:p>349</text:p>
          </table:table-cell>
          <table:table-cell table:number-columns-repeated="6"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w</text:p>
          </table:table-cell>
          <table:table-cell office:value-type="float" office:value="11893" calcext:value-type="float">
            <text:p>11893</text:p>
          </table:table-cell>
          <table:table-cell office:value-type="float" office:value="7458" calcext:value-type="float">
            <text:p>7458</text:p>
          </table:table-cell>
          <table:table-cell office:value-type="float" office:value="13880" calcext:value-type="float">
            <text:p>13880</text:p>
          </table:table-cell>
          <table:table-cell office:value-type="float" office:value="20277" calcext:value-type="float">
            <text:p>20277</text:p>
          </table:table-cell>
          <table:table-cell office:value-type="float" office:value="26732" calcext:value-type="float">
            <text:p>26732</text:p>
          </table:table-cell>
          <table:table-cell office:value-type="float" office:value="33722" calcext:value-type="float">
            <text:p>33722</text:p>
          </table:table-cell>
          <table:table-cell office:value-type="float" office:value="41416" calcext:value-type="float">
            <text:p>41416</text:p>
          </table:table-cell>
          <table:table-cell office:value-type="float" office:value="49826" calcext:value-type="float">
            <text:p>49826</text:p>
          </table:table-cell>
          <table:table-cell office:value-type="float" office:value="58691" calcext:value-type="float">
            <text:p>5869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ean</text:p>
          </table:table-cell>
          <table:table-cell office:value-type="float" office:value="11893" calcext:value-type="float">
            <text:p>11893</text:p>
          </table:table-cell>
          <table:table-cell office:value-type="float" office:value="11035" calcext:value-type="float">
            <text:p>11035</text:p>
          </table:table-cell>
          <table:table-cell office:value-type="float" office:value="20979" calcext:value-type="float">
            <text:p>20979</text:p>
          </table:table-cell>
          <table:table-cell office:value-type="float" office:value="31623" calcext:value-type="float">
            <text:p>31623</text:p>
          </table:table-cell>
          <table:table-cell office:value-type="float" office:value="44623" calcext:value-type="float">
            <text:p>44623</text:p>
          </table:table-cell>
          <table:table-cell office:value-type="float" office:value="59603" calcext:value-type="float">
            <text:p>59603</text:p>
          </table:table-cell>
          <table:table-cell office:value-type="float" office:value="78216" calcext:value-type="float">
            <text:p>78216</text:p>
          </table:table-cell>
          <table:table-cell office:value-type="float" office:value="100059" calcext:value-type="float">
            <text:p>100059</text:p>
          </table:table-cell>
          <table:table-cell office:value-type="float" office:value="126900" calcext:value-type="float">
            <text:p>12690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igh</text:p>
          </table:table-cell>
          <table:table-cell office:value-type="float" office:value="11893" calcext:value-type="float">
            <text:p>11893</text:p>
          </table:table-cell>
          <table:table-cell office:value-type="float" office:value="14577" calcext:value-type="float">
            <text:p>14577</text:p>
          </table:table-cell>
          <table:table-cell office:value-type="float" office:value="28533" calcext:value-type="float">
            <text:p>28533</text:p>
          </table:table-cell>
          <table:table-cell office:value-type="float" office:value="46354" calcext:value-type="float">
            <text:p>46354</text:p>
          </table:table-cell>
          <table:table-cell office:value-type="float" office:value="69365" calcext:value-type="float">
            <text:p>69365</text:p>
          </table:table-cell>
          <table:table-cell office:value-type="float" office:value="98969" calcext:value-type="float">
            <text:p>98969</text:p>
          </table:table-cell>
          <table:table-cell office:value-type="float" office:value="138542" calcext:value-type="float">
            <text:p>138542</text:p>
          </table:table-cell>
          <table:table-cell table:number-columns-repeated="2" office:value-type="float" office:value="163603" calcext:value-type="float">
            <text:p>1636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low</text:p>
          </table:table-cell>
          <table:table-cell office:value-type="float" office:value="198" calcext:value-type="float">
            <text:p>198</text:p>
          </table:table-cell>
          <table:table-cell office:value-type="float" office:value="105" calcext:value-type="float">
            <text:p>105</text:p>
          </table:table-cell>
          <table:table-cell office:value-type="float" office:value="193" calcext:value-type="float">
            <text:p>193</text:p>
          </table:table-cell>
          <table:table-cell office:value-type="float" office:value="282" calcext:value-type="float">
            <text:p>282</text:p>
          </table:table-cell>
          <table:table-cell office:value-type="float" office:value="371" calcext:value-type="float">
            <text:p>371</text:p>
          </table:table-cell>
          <table:table-cell office:value-type="float" office:value="645" calcext:value-type="float">
            <text:p>645</text:p>
          </table:table-cell>
          <table:table-cell office:value-type="float" office:value="1158" calcext:value-type="float">
            <text:p>1158</text:p>
          </table:table-cell>
          <table:table-cell office:value-type="float" office:value="1970" calcext:value-type="float">
            <text:p>1970</text:p>
          </table:table-cell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mean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  <table:table-cell office:value-type="float" office:value="401" calcext:value-type="float">
            <text:p>401</text:p>
          </table:table-cell>
          <table:table-cell office:value-type="float" office:value="848" calcext:value-type="float">
            <text:p>848</text:p>
          </table:table-cell>
          <table:table-cell office:value-type="float" office:value="2364" calcext:value-type="float">
            <text:p>2364</text:p>
          </table:table-cell>
          <table:table-cell table:number-columns-repeated="4" office:value-type="float" office:value="2997" calcext:value-type="float">
            <text:p>299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gh</text:p>
          </table:table-cell>
          <table:table-cell office:value-type="float" office:value="198" calcext:value-type="float">
            <text:p>198</text:p>
          </table:table-cell>
          <table:table-cell office:value-type="float" office:value="312" calcext:value-type="float">
            <text:p>312</text:p>
          </table:table-cell>
          <table:table-cell office:value-type="float" office:value="782" calcext:value-type="float">
            <text:p>782</text:p>
          </table:table-cell>
          <table:table-cell table:number-columns-repeated="6" office:value-type="float" office:value="2997" calcext:value-type="float">
            <text:p>299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low</text:p>
          </table:table-cell>
          <table:table-cell office:value-type="float" office:value="813" calcext:value-type="float">
            <text:p>813</text:p>
          </table:table-cell>
          <table:table-cell office:value-type="float" office:value="341" calcext:value-type="float">
            <text:p>341</text:p>
          </table:table-cell>
          <table:table-cell office:value-type="float" office:value="712" calcext:value-type="float">
            <text:p>712</text:p>
          </table:table-cell>
          <table:table-cell office:value-type="float" office:value="1107" calcext:value-type="float">
            <text:p>1107</text:p>
          </table:table-cell>
          <table:table-cell office:value-type="float" office:value="1481" calcext:value-type="float">
            <text:p>1481</text:p>
          </table:table-cell>
          <table:table-cell office:value-type="float" office:value="2171" calcext:value-type="float">
            <text:p>2171</text:p>
          </table:table-cell>
          <table:table-cell table:number-columns-repeated="3" office:value-type="float" office:value="2293" calcext:value-type="float">
            <text:p>22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mean</text:p>
          </table:table-cell>
          <table:table-cell office:value-type="float" office:value="813" calcext:value-type="float">
            <text:p>813</text:p>
          </table:table-cell>
          <table:table-cell office:value-type="float" office:value="841" calcext:value-type="float">
            <text:p>841</text:p>
          </table:table-cell>
          <table:table-cell office:value-type="float" office:value="1717" calcext:value-type="float">
            <text:p>1717</text:p>
          </table:table-cell>
          <table:table-cell table:number-columns-repeated="6" office:value-type="float" office:value="2293" calcext:value-type="float">
            <text:p>22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igh</text:p>
          </table:table-cell>
          <table:table-cell office:value-type="float" office:value="813" calcext:value-type="float">
            <text:p>813</text:p>
          </table:table-cell>
          <table:table-cell office:value-type="float" office:value="1350" calcext:value-type="float">
            <text:p>1350</text:p>
          </table:table-cell>
          <table:table-cell table:number-columns-repeated="7" office:value-type="float" office:value="2293" calcext:value-type="float">
            <text:p>22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low</text:p>
          </table:table-cell>
          <table:table-cell office:value-type="float" office:value="1707" calcext:value-type="float">
            <text:p>1707</text:p>
          </table:table-cell>
          <table:table-cell office:value-type="float" office:value="277" calcext:value-type="float">
            <text:p>277</text:p>
          </table:table-cell>
          <table:table-cell office:value-type="float" office:value="644" calcext:value-type="float">
            <text:p>644</text:p>
          </table:table-cell>
          <table:table-cell office:value-type="float" office:value="1065" calcext:value-type="float">
            <text:p>1065</text:p>
          </table:table-cell>
          <table:table-cell office:value-type="float" office:value="1532" calcext:value-type="float">
            <text:p>1532</text:p>
          </table:table-cell>
          <table:table-cell office:value-type="float" office:value="2411" calcext:value-type="float">
            <text:p>2411</text:p>
          </table:table-cell>
          <table:table-cell office:value-type="float" office:value="3847" calcext:value-type="float">
            <text:p>3847</text:p>
          </table:table-cell>
          <table:table-cell office:value-type="float" office:value="5899" calcext:value-type="float">
            <text:p>5899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mean</text:p>
          </table:table-cell>
          <table:table-cell office:value-type="float" office:value="1707" calcext:value-type="float">
            <text:p>1707</text:p>
          </table:table-cell>
          <table:table-cell office:value-type="float" office:value="1361" calcext:value-type="float">
            <text:p>1361</text:p>
          </table:table-cell>
          <table:table-cell office:value-type="float" office:value="3254" calcext:value-type="float">
            <text:p>3254</text:p>
          </table:table-cell>
          <table:table-cell office:value-type="float" office:value="6088" calcext:value-type="float">
            <text:p>6088</text:p>
          </table:table-cell>
          <table:table-cell office:value-type="float" office:value="11598" calcext:value-type="float">
            <text:p>11598</text:p>
          </table:table-cell>
          <table:table-cell office:value-type="float" office:value="19510" calcext:value-type="float">
            <text:p>19510</text:p>
          </table:table-cell>
          <table:table-cell office:value-type="float" office:value="32216" calcext:value-type="float">
            <text:p>32216</text:p>
          </table:table-cell>
          <table:table-cell office:value-type="float" office:value="46667" calcext:value-type="float">
            <text:p>46667</text:p>
          </table:table-cell>
          <table:table-cell office:value-type="float" office:value="52747" calcext:value-type="float">
            <text:p>527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high</text:p>
          </table:table-cell>
          <table:table-cell office:value-type="float" office:value="1707" calcext:value-type="float">
            <text:p>1707</text:p>
          </table:table-cell>
          <table:table-cell office:value-type="float" office:value="2697" calcext:value-type="float">
            <text:p>2697</text:p>
          </table:table-cell>
          <table:table-cell office:value-type="float" office:value="6982" calcext:value-type="float">
            <text:p>6982</text:p>
          </table:table-cell>
          <table:table-cell office:value-type="float" office:value="16246" calcext:value-type="float">
            <text:p>16246</text:p>
          </table:table-cell>
          <table:table-cell office:value-type="float" office:value="32826" calcext:value-type="float">
            <text:p>32826</text:p>
          </table:table-cell>
          <table:table-cell table:number-columns-repeated="4" office:value-type="float" office:value="52747" calcext:value-type="float">
            <text:p>527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low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mean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334" calcext:value-type="float">
            <text:p>334</text:p>
          </table:table-cell>
          <table:table-cell table:number-columns-repeated="5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high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low</text:p>
          </table:table-cell>
          <table:table-cell office:value-type="float" office:value="4824" calcext:value-type="float">
            <text:p>4824</text:p>
          </table:table-cell>
          <table:table-cell office:value-type="float" office:value="2682" calcext:value-type="float">
            <text:p>2682</text:p>
          </table:table-cell>
          <table:table-cell office:value-type="float" office:value="5310" calcext:value-type="float">
            <text:p>5310</text:p>
          </table:table-cell>
          <table:table-cell office:value-type="float" office:value="8087" calcext:value-type="float">
            <text:p>8087</text:p>
          </table:table-cell>
          <table:table-cell office:value-type="float" office:value="11007" calcext:value-type="float">
            <text:p>11007</text:p>
          </table:table-cell>
          <table:table-cell office:value-type="float" office:value="14404" calcext:value-type="float">
            <text:p>14404</text:p>
          </table:table-cell>
          <table:table-cell office:value-type="float" office:value="18407" calcext:value-type="float">
            <text:p>18407</text:p>
          </table:table-cell>
          <table:table-cell office:value-type="float" office:value="23101" calcext:value-type="float">
            <text:p>23101</text:p>
          </table:table-cell>
          <table:table-cell office:value-type="float" office:value="28309" calcext:value-type="float">
            <text:p>2830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ean</text:p>
          </table:table-cell>
          <table:table-cell office:value-type="float" office:value="4824" calcext:value-type="float">
            <text:p>4824</text:p>
          </table:table-cell>
          <table:table-cell office:value-type="float" office:value="3951" calcext:value-type="float">
            <text:p>3951</text:p>
          </table:table-cell>
          <table:table-cell office:value-type="float" office:value="8027" calcext:value-type="float">
            <text:p>8027</text:p>
          </table:table-cell>
          <table:table-cell office:value-type="float" office:value="12798" calcext:value-type="float">
            <text:p>12798</text:p>
          </table:table-cell>
          <table:table-cell office:value-type="float" office:value="19434" calcext:value-type="float">
            <text:p>19434</text:p>
          </table:table-cell>
          <table:table-cell office:value-type="float" office:value="27979" calcext:value-type="float">
            <text:p>27979</text:p>
          </table:table-cell>
          <table:table-cell office:value-type="float" office:value="39623" calcext:value-type="float">
            <text:p>39623</text:p>
          </table:table-cell>
          <table:table-cell office:value-type="float" office:value="53694" calcext:value-type="float">
            <text:p>53694</text:p>
          </table:table-cell>
          <table:table-cell office:value-type="float" office:value="70233" calcext:value-type="float">
            <text:p>7023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high</text:p>
          </table:table-cell>
          <table:table-cell office:value-type="float" office:value="4824" calcext:value-type="float">
            <text:p>4824</text:p>
          </table:table-cell>
          <table:table-cell office:value-type="float" office:value="5252" calcext:value-type="float">
            <text:p>5252</text:p>
          </table:table-cell>
          <table:table-cell office:value-type="float" office:value="11116" calcext:value-type="float">
            <text:p>11116</text:p>
          </table:table-cell>
          <table:table-cell office:value-type="float" office:value="20036" calcext:value-type="float">
            <text:p>20036</text:p>
          </table:table-cell>
          <table:table-cell office:value-type="float" office:value="33574" calcext:value-type="float">
            <text:p>33574</text:p>
          </table:table-cell>
          <table:table-cell office:value-type="float" office:value="52452" calcext:value-type="float">
            <text:p>52452</text:p>
          </table:table-cell>
          <table:table-cell office:value-type="float" office:value="76379" calcext:value-type="float">
            <text:p>76379</text:p>
          </table:table-cell>
          <table:table-cell table:number-columns-repeated="2" office:value-type="float" office:value="103244" calcext:value-type="float">
            <text:p>1032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low</text:p>
          </table:table-cell>
          <table:table-cell office:value-type="float" office:value="127750" calcext:value-type="float">
            <text:p>127750</text:p>
          </table:table-cell>
          <table:table-cell office:value-type="float" office:value="109815" calcext:value-type="float">
            <text:p>109815</text:p>
          </table:table-cell>
          <table:table-cell office:value-type="float" office:value="206574" calcext:value-type="float">
            <text:p>206574</text:p>
          </table:table-cell>
          <table:table-cell office:value-type="float" office:value="304847" calcext:value-type="float">
            <text:p>304847</text:p>
          </table:table-cell>
          <table:table-cell office:value-type="float" office:value="415620" calcext:value-type="float">
            <text:p>415620</text:p>
          </table:table-cell>
          <table:table-cell office:value-type="float" office:value="538255" calcext:value-type="float">
            <text:p>538255</text:p>
          </table:table-cell>
          <table:table-cell office:value-type="float" office:value="667223" calcext:value-type="float">
            <text:p>667223</text:p>
          </table:table-cell>
          <table:table-cell office:value-type="float" office:value="802523" calcext:value-type="float">
            <text:p>802523</text:p>
          </table:table-cell>
          <table:table-cell office:value-type="float" office:value="941470" calcext:value-type="float">
            <text:p>9414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mean</text:p>
          </table:table-cell>
          <table:table-cell office:value-type="float" office:value="127750" calcext:value-type="float">
            <text:p>127750</text:p>
          </table:table-cell>
          <table:table-cell office:value-type="float" office:value="128929" calcext:value-type="float">
            <text:p>128929</text:p>
          </table:table-cell>
          <table:table-cell office:value-type="float" office:value="243252" calcext:value-type="float">
            <text:p>243252</text:p>
          </table:table-cell>
          <table:table-cell office:value-type="float" office:value="368345" calcext:value-type="float">
            <text:p>368345</text:p>
          </table:table-cell>
          <table:table-cell office:value-type="float" office:value="514909" calcext:value-type="float">
            <text:p>514909</text:p>
          </table:table-cell>
          <table:table-cell office:value-type="float" office:value="673528" calcext:value-type="float">
            <text:p>673528</text:p>
          </table:table-cell>
          <table:table-cell office:value-type="float" office:value="844924" calcext:value-type="float">
            <text:p>844924</text:p>
          </table:table-cell>
          <table:table-cell office:value-type="float" office:value="1023594" calcext:value-type="float">
            <text:p>1023594</text:p>
          </table:table-cell>
          <table:table-cell office:value-type="float" office:value="1208200" calcext:value-type="float">
            <text:p>120820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high</text:p>
          </table:table-cell>
          <table:table-cell office:value-type="float" office:value="127750" calcext:value-type="float">
            <text:p>127750</text:p>
          </table:table-cell>
          <table:table-cell office:value-type="float" office:value="147773" calcext:value-type="float">
            <text:p>147773</text:p>
          </table:table-cell>
          <table:table-cell office:value-type="float" office:value="281806" calcext:value-type="float">
            <text:p>281806</text:p>
          </table:table-cell>
          <table:table-cell office:value-type="float" office:value="441603" calcext:value-type="float">
            <text:p>441603</text:p>
          </table:table-cell>
          <table:table-cell office:value-type="float" office:value="627938" calcext:value-type="float">
            <text:p>627938</text:p>
          </table:table-cell>
          <table:table-cell office:value-type="float" office:value="832256" calcext:value-type="float">
            <text:p>832256</text:p>
          </table:table-cell>
          <table:table-cell office:value-type="float" office:value="1047194" calcext:value-type="float">
            <text:p>1047194</text:p>
          </table:table-cell>
          <table:table-cell office:value-type="float" office:value="1275845" calcext:value-type="float">
            <text:p>1275845</text:p>
          </table:table-cell>
          <table:table-cell office:value-type="float" office:value="1334346" calcext:value-type="float">
            <text:p>133434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low</text:p>
          </table:table-cell>
          <table:table-cell office:value-type="float" office:value="55421" calcext:value-type="float">
            <text:p>55421</text:p>
          </table:table-cell>
          <table:table-cell office:value-type="float" office:value="19830" calcext:value-type="float">
            <text:p>19830</text:p>
          </table:table-cell>
          <table:table-cell office:value-type="float" office:value="39588" calcext:value-type="float">
            <text:p>39588</text:p>
          </table:table-cell>
          <table:table-cell office:value-type="float" office:value="58979" calcext:value-type="float">
            <text:p>58979</text:p>
          </table:table-cell>
          <table:table-cell office:value-type="float" office:value="77894" calcext:value-type="float">
            <text:p>77894</text:p>
          </table:table-cell>
          <table:table-cell office:value-type="float" office:value="97144" calcext:value-type="float">
            <text:p>97144</text:p>
          </table:table-cell>
          <table:table-cell office:value-type="float" office:value="117493" calcext:value-type="float">
            <text:p>117493</text:p>
          </table:table-cell>
          <table:table-cell office:value-type="float" office:value="138646" calcext:value-type="float">
            <text:p>138646</text:p>
          </table:table-cell>
          <table:table-cell office:value-type="float" office:value="160001" calcext:value-type="float">
            <text:p>16000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mean</text:p>
          </table:table-cell>
          <table:table-cell office:value-type="float" office:value="55421" calcext:value-type="float">
            <text:p>55421</text:p>
          </table:table-cell>
          <table:table-cell office:value-type="float" office:value="60539" calcext:value-type="float">
            <text:p>60539</text:p>
          </table:table-cell>
          <table:table-cell office:value-type="float" office:value="118192" calcext:value-type="float">
            <text:p>118192</text:p>
          </table:table-cell>
          <table:table-cell office:value-type="float" office:value="177025" calcext:value-type="float">
            <text:p>177025</text:p>
          </table:table-cell>
          <table:table-cell office:value-type="float" office:value="238989" calcext:value-type="float">
            <text:p>238989</text:p>
          </table:table-cell>
          <table:table-cell office:value-type="float" office:value="304446" calcext:value-type="float">
            <text:p>304446</text:p>
          </table:table-cell>
          <table:table-cell office:value-type="float" office:value="375355" calcext:value-type="float">
            <text:p>375355</text:p>
          </table:table-cell>
          <table:table-cell office:value-type="float" office:value="449380" calcext:value-type="float">
            <text:p>449380</text:p>
          </table:table-cell>
          <table:table-cell office:value-type="float" office:value="528732" calcext:value-type="float">
            <text:p>52873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high</text:p>
          </table:table-cell>
          <table:table-cell office:value-type="float" office:value="55421" calcext:value-type="float">
            <text:p>55421</text:p>
          </table:table-cell>
          <table:table-cell office:value-type="float" office:value="99414" calcext:value-type="float">
            <text:p>99414</text:p>
          </table:table-cell>
          <table:table-cell office:value-type="float" office:value="197101" calcext:value-type="float">
            <text:p>197101</text:p>
          </table:table-cell>
          <table:table-cell office:value-type="float" office:value="301228" calcext:value-type="float">
            <text:p>301228</text:p>
          </table:table-cell>
          <table:table-cell office:value-type="float" office:value="415320" calcext:value-type="float">
            <text:p>415320</text:p>
          </table:table-cell>
          <table:table-cell office:value-type="float" office:value="542260" calcext:value-type="float">
            <text:p>542260</text:p>
          </table:table-cell>
          <table:table-cell office:value-type="float" office:value="682574" calcext:value-type="float">
            <text:p>682574</text:p>
          </table:table-cell>
          <table:table-cell office:value-type="float" office:value="837556" calcext:value-type="float">
            <text:p>837556</text:p>
          </table:table-cell>
          <table:table-cell office:value-type="float" office:value="1038767" calcext:value-type="float">
            <text:p>10387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low</text:p>
          </table:table-cell>
          <table:table-cell office:value-type="float" office:value="8051" calcext:value-type="float">
            <text:p>8051</text:p>
          </table:table-cell>
          <table:table-cell office:value-type="float" office:value="5488" calcext:value-type="float">
            <text:p>5488</text:p>
          </table:table-cell>
          <table:table-cell office:value-type="float" office:value="11064" calcext:value-type="float">
            <text:p>11064</text:p>
          </table:table-cell>
          <table:table-cell office:value-type="float" office:value="16735" calcext:value-type="float">
            <text:p>16735</text:p>
          </table:table-cell>
          <table:table-cell office:value-type="float" office:value="22485" calcext:value-type="float">
            <text:p>22485</text:p>
          </table:table-cell>
          <table:table-cell office:value-type="float" office:value="28821" calcext:value-type="float">
            <text:p>28821</text:p>
          </table:table-cell>
          <table:table-cell office:value-type="float" office:value="35828" calcext:value-type="float">
            <text:p>35828</text:p>
          </table:table-cell>
          <table:table-cell office:value-type="float" office:value="43524" calcext:value-type="float">
            <text:p>43524</text:p>
          </table:table-cell>
          <table:table-cell office:value-type="float" office:value="51627" calcext:value-type="float">
            <text:p>516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ean</text:p>
          </table:table-cell>
          <table:table-cell office:value-type="float" office:value="8051" calcext:value-type="float">
            <text:p>8051</text:p>
          </table:table-cell>
          <table:table-cell office:value-type="float" office:value="7286" calcext:value-type="float">
            <text:p>7286</text:p>
          </table:table-cell>
          <table:table-cell office:value-type="float" office:value="14731" calcext:value-type="float">
            <text:p>14731</text:p>
          </table:table-cell>
          <table:table-cell office:value-type="float" office:value="22967" calcext:value-type="float">
            <text:p>22967</text:p>
          </table:table-cell>
          <table:table-cell office:value-type="float" office:value="33508" calcext:value-type="float">
            <text:p>33508</text:p>
          </table:table-cell>
          <table:table-cell office:value-type="float" office:value="45805" calcext:value-type="float">
            <text:p>45805</text:p>
          </table:table-cell>
          <table:table-cell office:value-type="float" office:value="61447" calcext:value-type="float">
            <text:p>61447</text:p>
          </table:table-cell>
          <table:table-cell office:value-type="float" office:value="79151" calcext:value-type="float">
            <text:p>79151</text:p>
          </table:table-cell>
          <table:table-cell office:value-type="float" office:value="98653" calcext:value-type="float">
            <text:p>986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high</text:p>
          </table:table-cell>
          <table:table-cell office:value-type="float" office:value="8051" calcext:value-type="float">
            <text:p>8051</text:p>
          </table:table-cell>
          <table:table-cell office:value-type="float" office:value="9091" calcext:value-type="float">
            <text:p>9091</text:p>
          </table:table-cell>
          <table:table-cell office:value-type="float" office:value="18863" calcext:value-type="float">
            <text:p>18863</text:p>
          </table:table-cell>
          <table:table-cell office:value-type="float" office:value="32481" calcext:value-type="float">
            <text:p>32481</text:p>
          </table:table-cell>
          <table:table-cell office:value-type="float" office:value="50758" calcext:value-type="float">
            <text:p>50758</text:p>
          </table:table-cell>
          <table:table-cell office:value-type="float" office:value="74026" calcext:value-type="float">
            <text:p>74026</text:p>
          </table:table-cell>
          <table:table-cell office:value-type="float" office:value="100869" calcext:value-type="float">
            <text:p>100869</text:p>
          </table:table-cell>
          <table:table-cell office:value-type="float" office:value="136196" calcext:value-type="float">
            <text:p>136196</text:p>
          </table:table-cell>
          <table:table-cell office:value-type="float" office:value="165746" calcext:value-type="float">
            <text:p>16574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ow</text:p>
          </table:table-cell>
          <table:table-cell office:value-type="float" office:value="5535" calcext:value-type="float">
            <text:p>5535</text:p>
          </table:table-cell>
          <table:table-cell office:value-type="float" office:value="1536" calcext:value-type="float">
            <text:p>1536</text:p>
          </table:table-cell>
          <table:table-cell office:value-type="float" office:value="3320" calcext:value-type="float">
            <text:p>3320</text:p>
          </table:table-cell>
          <table:table-cell office:value-type="float" office:value="5914" calcext:value-type="float">
            <text:p>5914</text:p>
          </table:table-cell>
          <table:table-cell office:value-type="float" office:value="9172" calcext:value-type="float">
            <text:p>9172</text:p>
          </table:table-cell>
          <table:table-cell office:value-type="float" office:value="13369" calcext:value-type="float">
            <text:p>13369</text:p>
          </table:table-cell>
          <table:table-cell office:value-type="float" office:value="18523" calcext:value-type="float">
            <text:p>18523</text:p>
          </table:table-cell>
          <table:table-cell office:value-type="float" office:value="24637" calcext:value-type="float">
            <text:p>24637</text:p>
          </table:table-cell>
          <table:table-cell office:value-type="float" office:value="31347" calcext:value-type="float">
            <text:p>313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ean</text:p>
          </table:table-cell>
          <table:table-cell office:value-type="float" office:value="5535" calcext:value-type="float">
            <text:p>5535</text:p>
          </table:table-cell>
          <table:table-cell office:value-type="float" office:value="3025" calcext:value-type="float">
            <text:p>3025</text:p>
          </table:table-cell>
          <table:table-cell office:value-type="float" office:value="8183" calcext:value-type="float">
            <text:p>8183</text:p>
          </table:table-cell>
          <table:table-cell office:value-type="float" office:value="15794" calcext:value-type="float">
            <text:p>15794</text:p>
          </table:table-cell>
          <table:table-cell office:value-type="float" office:value="26947" calcext:value-type="float">
            <text:p>26947</text:p>
          </table:table-cell>
          <table:table-cell office:value-type="float" office:value="40919" calcext:value-type="float">
            <text:p>40919</text:p>
          </table:table-cell>
          <table:table-cell office:value-type="float" office:value="59286" calcext:value-type="float">
            <text:p>59286</text:p>
          </table:table-cell>
          <table:table-cell office:value-type="float" office:value="80399" calcext:value-type="float">
            <text:p>80399</text:p>
          </table:table-cell>
          <table:table-cell office:value-type="float" office:value="103786" calcext:value-type="float">
            <text:p>1037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gh</text:p>
          </table:table-cell>
          <table:table-cell office:value-type="float" office:value="5535" calcext:value-type="float">
            <text:p>5535</text:p>
          </table:table-cell>
          <table:table-cell office:value-type="float" office:value="5083" calcext:value-type="float">
            <text:p>5083</text:p>
          </table:table-cell>
          <table:table-cell office:value-type="float" office:value="14999" calcext:value-type="float">
            <text:p>14999</text:p>
          </table:table-cell>
          <table:table-cell office:value-type="float" office:value="31558" calcext:value-type="float">
            <text:p>31558</text:p>
          </table:table-cell>
          <table:table-cell office:value-type="float" office:value="55310" calcext:value-type="float">
            <text:p>55310</text:p>
          </table:table-cell>
          <table:table-cell office:value-type="float" office:value="86095" calcext:value-type="float">
            <text:p>86095</text:p>
          </table:table-cell>
          <table:table-cell office:value-type="float" office:value="121862" calcext:value-type="float">
            <text:p>121862</text:p>
          </table:table-cell>
          <table:table-cell office:value-type="float" office:value="167556" calcext:value-type="float">
            <text:p>167556</text:p>
          </table:table-cell>
          <table:table-cell office:value-type="float" office:value="212880" calcext:value-type="float">
            <text:p>21288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ow</text:p>
          </table:table-cell>
          <table:table-cell office:value-type="float" office:value="145" calcext:value-type="float">
            <text:p>145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123" calcext:value-type="float">
            <text:p>123</text:p>
          </table:table-cell>
          <table:table-cell office:value-type="float" office:value="169" calcext:value-type="float">
            <text:p>169</text:p>
          </table:table-cell>
          <table:table-cell office:value-type="float" office:value="409" calcext:value-type="float">
            <text:p>409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an</text:p>
          </table:table-cell>
          <table:table-cell office:value-type="float" office:value="145" calcext:value-type="float">
            <text:p>145</text:p>
          </table:table-cell>
          <table:table-cell office:value-type="float" office:value="118" calcext:value-type="float">
            <text:p>118</text:p>
          </table:table-cell>
          <table:table-cell office:value-type="float" office:value="257" calcext:value-type="float">
            <text:p>257</text:p>
          </table:table-cell>
          <table:table-cell office:value-type="float" office:value="680" calcext:value-type="float">
            <text:p>680</text:p>
          </table:table-cell>
          <table:table-cell table:number-columns-repeated="5"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igh</text:p>
          </table:table-cell>
          <table:table-cell office:value-type="float" office:value="145" calcext:value-type="float">
            <text:p>145</text:p>
          </table:table-cell>
          <table:table-cell office:value-type="float" office:value="208" calcext:value-type="float">
            <text:p>208</text:p>
          </table:table-cell>
          <table:table-cell office:value-type="float" office:value="642" calcext:value-type="float">
            <text:p>642</text:p>
          </table:table-cell>
          <table:table-cell table:number-columns-repeated="6"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ow</text:p>
          </table:table-cell>
          <table:table-cell office:value-type="float" office:value="16279" calcext:value-type="float">
            <text:p>16279</text:p>
          </table:table-cell>
          <table:table-cell office:value-type="float" office:value="8642" calcext:value-type="float">
            <text:p>8642</text:p>
          </table:table-cell>
          <table:table-cell office:value-type="float" office:value="15273" calcext:value-type="float">
            <text:p>15273</text:p>
          </table:table-cell>
          <table:table-cell office:value-type="float" office:value="22316" calcext:value-type="float">
            <text:p>22316</text:p>
          </table:table-cell>
          <table:table-cell office:value-type="float" office:value="31077" calcext:value-type="float">
            <text:p>31077</text:p>
          </table:table-cell>
          <table:table-cell table:number-columns-repeated="4" office:value-type="float" office:value="34128" calcext:value-type="float">
            <text:p>341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an</text:p>
          </table:table-cell>
          <table:table-cell office:value-type="float" office:value="16279" calcext:value-type="float">
            <text:p>16279</text:p>
          </table:table-cell>
          <table:table-cell office:value-type="float" office:value="13577" calcext:value-type="float">
            <text:p>13577</text:p>
          </table:table-cell>
          <table:table-cell office:value-type="float" office:value="26284" calcext:value-type="float">
            <text:p>26284</text:p>
          </table:table-cell>
          <table:table-cell table:number-columns-repeated="6" office:value-type="float" office:value="34128" calcext:value-type="float">
            <text:p>341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igh</text:p>
          </table:table-cell>
          <table:table-cell office:value-type="float" office:value="16279" calcext:value-type="float">
            <text:p>16279</text:p>
          </table:table-cell>
          <table:table-cell office:value-type="float" office:value="18781" calcext:value-type="float">
            <text:p>18781</text:p>
          </table:table-cell>
          <table:table-cell table:number-columns-repeated="7" office:value-type="float" office:value="34128" calcext:value-type="float">
            <text:p>341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ow</text:p>
          </table:table-cell>
          <table:table-cell office:value-type="float" office:value="181668" calcext:value-type="float">
            <text:p>181668</text:p>
          </table:table-cell>
          <table:table-cell office:value-type="float" office:value="157315" calcext:value-type="float">
            <text:p>157315</text:p>
          </table:table-cell>
          <table:table-cell office:value-type="float" office:value="314907" calcext:value-type="float">
            <text:p>314907</text:p>
          </table:table-cell>
          <table:table-cell office:value-type="float" office:value="481019" calcext:value-type="float">
            <text:p>481019</text:p>
          </table:table-cell>
          <table:table-cell office:value-type="float" office:value="653604" calcext:value-type="float">
            <text:p>653604</text:p>
          </table:table-cell>
          <table:table-cell office:value-type="float" office:value="825802" calcext:value-type="float">
            <text:p>825802</text:p>
          </table:table-cell>
          <table:table-cell office:value-type="float" office:value="998183" calcext:value-type="float">
            <text:p>998183</text:p>
          </table:table-cell>
          <table:table-cell office:value-type="float" office:value="1175587" calcext:value-type="float">
            <text:p>1175587</text:p>
          </table:table-cell>
          <table:table-cell office:value-type="float" office:value="1365627" calcext:value-type="float">
            <text:p>13656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ean</text:p>
          </table:table-cell>
          <table:table-cell office:value-type="float" office:value="181668" calcext:value-type="float">
            <text:p>181668</text:p>
          </table:table-cell>
          <table:table-cell office:value-type="float" office:value="188140" calcext:value-type="float">
            <text:p>188140</text:p>
          </table:table-cell>
          <table:table-cell office:value-type="float" office:value="379484" calcext:value-type="float">
            <text:p>379484</text:p>
          </table:table-cell>
          <table:table-cell office:value-type="float" office:value="583880" calcext:value-type="float">
            <text:p>583880</text:p>
          </table:table-cell>
          <table:table-cell office:value-type="float" office:value="790598" calcext:value-type="float">
            <text:p>790598</text:p>
          </table:table-cell>
          <table:table-cell office:value-type="float" office:value="997237" calcext:value-type="float">
            <text:p>997237</text:p>
          </table:table-cell>
          <table:table-cell office:value-type="float" office:value="1211353" calcext:value-type="float">
            <text:p>1211353</text:p>
          </table:table-cell>
          <table:table-cell office:value-type="float" office:value="1443430" calcext:value-type="float">
            <text:p>1443430</text:p>
          </table:table-cell>
          <table:table-cell office:value-type="float" office:value="1689757" calcext:value-type="float">
            <text:p>168975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igh</text:p>
          </table:table-cell>
          <table:table-cell office:value-type="float" office:value="181668" calcext:value-type="float">
            <text:p>181668</text:p>
          </table:table-cell>
          <table:table-cell office:value-type="float" office:value="219277" calcext:value-type="float">
            <text:p>219277</text:p>
          </table:table-cell>
          <table:table-cell office:value-type="float" office:value="446181" calcext:value-type="float">
            <text:p>446181</text:p>
          </table:table-cell>
          <table:table-cell office:value-type="float" office:value="686925" calcext:value-type="float">
            <text:p>686925</text:p>
          </table:table-cell>
          <table:table-cell office:value-type="float" office:value="927741" calcext:value-type="float">
            <text:p>927741</text:p>
          </table:table-cell>
          <table:table-cell office:value-type="float" office:value="1173605" calcext:value-type="float">
            <text:p>1173605</text:p>
          </table:table-cell>
          <table:table-cell office:value-type="float" office:value="1442366" calcext:value-type="float">
            <text:p>1442366</text:p>
          </table:table-cell>
          <table:table-cell office:value-type="float" office:value="1730532" calcext:value-type="float">
            <text:p>1730532</text:p>
          </table:table-cell>
          <table:table-cell office:value-type="float" office:value="2032905" calcext:value-type="float">
            <text:p>203290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ow</text:p>
          </table:table-cell>
          <table:table-cell office:value-type="float" office:value="4691" calcext:value-type="float">
            <text:p>4691</text:p>
          </table:table-cell>
          <table:table-cell office:value-type="float" office:value="2503" calcext:value-type="float">
            <text:p>2503</text:p>
          </table:table-cell>
          <table:table-cell office:value-type="float" office:value="5536" calcext:value-type="float">
            <text:p>5536</text:p>
          </table:table-cell>
          <table:table-cell office:value-type="float" office:value="8935" calcext:value-type="float">
            <text:p>8935</text:p>
          </table:table-cell>
          <table:table-cell office:value-type="float" office:value="12622" calcext:value-type="float">
            <text:p>12622</text:p>
          </table:table-cell>
          <table:table-cell office:value-type="float" office:value="16506" calcext:value-type="float">
            <text:p>16506</text:p>
          </table:table-cell>
          <table:table-cell office:value-type="float" office:value="20542" calcext:value-type="float">
            <text:p>20542</text:p>
          </table:table-cell>
          <table:table-cell office:value-type="float" office:value="24720" calcext:value-type="float">
            <text:p>24720</text:p>
          </table:table-cell>
          <table:table-cell office:value-type="float" office:value="29061" calcext:value-type="float">
            <text:p>2906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ean</text:p>
          </table:table-cell>
          <table:table-cell office:value-type="float" office:value="4691" calcext:value-type="float">
            <text:p>4691</text:p>
          </table:table-cell>
          <table:table-cell office:value-type="float" office:value="4165" calcext:value-type="float">
            <text:p>4165</text:p>
          </table:table-cell>
          <table:table-cell office:value-type="float" office:value="9384" calcext:value-type="float">
            <text:p>9384</text:p>
          </table:table-cell>
          <table:table-cell office:value-type="float" office:value="15277" calcext:value-type="float">
            <text:p>15277</text:p>
          </table:table-cell>
          <table:table-cell office:value-type="float" office:value="21578" calcext:value-type="float">
            <text:p>21578</text:p>
          </table:table-cell>
          <table:table-cell office:value-type="float" office:value="28241" calcext:value-type="float">
            <text:p>28241</text:p>
          </table:table-cell>
          <table:table-cell office:value-type="float" office:value="35364" calcext:value-type="float">
            <text:p>35364</text:p>
          </table:table-cell>
          <table:table-cell office:value-type="float" office:value="43057" calcext:value-type="float">
            <text:p>43057</text:p>
          </table:table-cell>
          <table:table-cell office:value-type="float" office:value="51428" calcext:value-type="float">
            <text:p>514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igh</text:p>
          </table:table-cell>
          <table:table-cell office:value-type="float" office:value="4691" calcext:value-type="float">
            <text:p>4691</text:p>
          </table:table-cell>
          <table:table-cell office:value-type="float" office:value="5943" calcext:value-type="float">
            <text:p>5943</text:p>
          </table:table-cell>
          <table:table-cell office:value-type="float" office:value="13581" calcext:value-type="float">
            <text:p>13581</text:p>
          </table:table-cell>
          <table:table-cell office:value-type="float" office:value="22097" calcext:value-type="float">
            <text:p>22097</text:p>
          </table:table-cell>
          <table:table-cell office:value-type="float" office:value="31312" calcext:value-type="float">
            <text:p>31312</text:p>
          </table:table-cell>
          <table:table-cell office:value-type="float" office:value="41471" calcext:value-type="float">
            <text:p>41471</text:p>
          </table:table-cell>
          <table:table-cell office:value-type="float" office:value="52838" calcext:value-type="float">
            <text:p>52838</text:p>
          </table:table-cell>
          <table:table-cell office:value-type="float" office:value="65675" calcext:value-type="float">
            <text:p>65675</text:p>
          </table:table-cell>
          <table:table-cell office:value-type="float" office:value="79978" calcext:value-type="float">
            <text:p>799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low</text:p>
          </table:table-cell>
          <table:table-cell office:value-type="float" office:value="3124" calcext:value-type="float">
            <text:p>3124</text:p>
          </table:table-cell>
          <table:table-cell office:value-type="float" office:value="1182" calcext:value-type="float">
            <text:p>1182</text:p>
          </table:table-cell>
          <table:table-cell office:value-type="float" office:value="2932" calcext:value-type="float">
            <text:p>2932</text:p>
          </table:table-cell>
          <table:table-cell office:value-type="float" office:value="4791" calcext:value-type="float">
            <text:p>4791</text:p>
          </table:table-cell>
          <table:table-cell office:value-type="float" office:value="6771" calcext:value-type="float">
            <text:p>6771</text:p>
          </table:table-cell>
          <table:table-cell office:value-type="float" office:value="8860" calcext:value-type="float">
            <text:p>8860</text:p>
          </table:table-cell>
          <table:table-cell office:value-type="float" office:value="11050" calcext:value-type="float">
            <text:p>11050</text:p>
          </table:table-cell>
          <table:table-cell office:value-type="float" office:value="13370" calcext:value-type="float">
            <text:p>13370</text:p>
          </table:table-cell>
          <table:table-cell office:value-type="float" office:value="15877" calcext:value-type="float">
            <text:p>1587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ean</text:p>
          </table:table-cell>
          <table:table-cell office:value-type="float" office:value="3124" calcext:value-type="float">
            <text:p>3124</text:p>
          </table:table-cell>
          <table:table-cell office:value-type="float" office:value="2611" calcext:value-type="float">
            <text:p>2611</text:p>
          </table:table-cell>
          <table:table-cell office:value-type="float" office:value="6054" calcext:value-type="float">
            <text:p>6054</text:p>
          </table:table-cell>
          <table:table-cell office:value-type="float" office:value="9880" calcext:value-type="float">
            <text:p>9880</text:p>
          </table:table-cell>
          <table:table-cell office:value-type="float" office:value="14084" calcext:value-type="float">
            <text:p>14084</text:p>
          </table:table-cell>
          <table:table-cell office:value-type="float" office:value="18941" calcext:value-type="float">
            <text:p>18941</text:p>
          </table:table-cell>
          <table:table-cell office:value-type="float" office:value="24414" calcext:value-type="float">
            <text:p>24414</text:p>
          </table:table-cell>
          <table:table-cell office:value-type="float" office:value="30464" calcext:value-type="float">
            <text:p>30464</text:p>
          </table:table-cell>
          <table:table-cell office:value-type="float" office:value="36948" calcext:value-type="float">
            <text:p>369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high</text:p>
          </table:table-cell>
          <table:table-cell office:value-type="float" office:value="3124" calcext:value-type="float">
            <text:p>3124</text:p>
          </table:table-cell>
          <table:table-cell office:value-type="float" office:value="4126" calcext:value-type="float">
            <text:p>4126</text:p>
          </table:table-cell>
          <table:table-cell office:value-type="float" office:value="9494" calcext:value-type="float">
            <text:p>9494</text:p>
          </table:table-cell>
          <table:table-cell office:value-type="float" office:value="15721" calcext:value-type="float">
            <text:p>15721</text:p>
          </table:table-cell>
          <table:table-cell office:value-type="float" office:value="23311" calcext:value-type="float">
            <text:p>23311</text:p>
          </table:table-cell>
          <table:table-cell office:value-type="float" office:value="32115" calcext:value-type="float">
            <text:p>32115</text:p>
          </table:table-cell>
          <table:table-cell table:number-columns-repeated="3" office:value-type="float" office:value="37890" calcext:value-type="float">
            <text:p>3789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low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139" calcext:value-type="float">
            <text:p>139</text:p>
          </table:table-cell>
          <table:table-cell office:value-type="float" office:value="183" calcext:value-type="float">
            <text:p>183</text:p>
          </table:table-cell>
          <table:table-cell office:value-type="float" office:value="230" calcext:value-type="float">
            <text:p>230</text:p>
          </table:table-cell>
          <table:table-cell office:value-type="float" office:value="279" calcext:value-type="float">
            <text:p>27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mean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140" calcext:value-type="float">
            <text:p>140</text:p>
          </table:table-cell>
          <table:table-cell office:value-type="float" office:value="232" calcext:value-type="float">
            <text:p>232</text:p>
          </table:table-cell>
          <table:table-cell office:value-type="float" office:value="334" calcext:value-type="float">
            <text:p>334</text:p>
          </table:table-cell>
          <table:table-cell office:value-type="float" office:value="441" calcext:value-type="float">
            <text:p>441</text:p>
          </table:table-cell>
          <table:table-cell office:value-type="float" office:value="550" calcext:value-type="float">
            <text:p>550</text:p>
          </table:table-cell>
          <table:table-cell office:value-type="float" office:value="662" calcext:value-type="float">
            <text:p>66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high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234" calcext:value-type="float">
            <text:p>234</text:p>
          </table:table-cell>
          <table:table-cell office:value-type="float" office:value="389" calcext:value-type="float">
            <text:p>389</text:p>
          </table:table-cell>
          <table:table-cell office:value-type="float" office:value="554" calcext:value-type="float">
            <text:p>554</text:p>
          </table:table-cell>
          <table:table-cell office:value-type="float" office:value="723" calcext:value-type="float">
            <text:p>723</text:p>
          </table:table-cell>
          <table:table-cell office:value-type="float" office:value="898" calcext:value-type="float">
            <text:p>898</text:p>
          </table:table-cell>
          <table:table-cell office:value-type="float" office:value="1081" calcext:value-type="float">
            <text:p>1081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low</text:p>
          </table:table-cell>
          <table:table-cell office:value-type="float" office:value="3245" calcext:value-type="float">
            <text:p>3245</text:p>
          </table:table-cell>
          <table:table-cell office:value-type="float" office:value="1666" calcext:value-type="float">
            <text:p>1666</text:p>
          </table:table-cell>
          <table:table-cell office:value-type="float" office:value="3507" calcext:value-type="float">
            <text:p>3507</text:p>
          </table:table-cell>
          <table:table-cell office:value-type="float" office:value="5544" calcext:value-type="float">
            <text:p>5544</text:p>
          </table:table-cell>
          <table:table-cell office:value-type="float" office:value="7689" calcext:value-type="float">
            <text:p>7689</text:p>
          </table:table-cell>
          <table:table-cell office:value-type="float" office:value="9946" calcext:value-type="float">
            <text:p>9946</text:p>
          </table:table-cell>
          <table:table-cell office:value-type="float" office:value="12276" calcext:value-type="float">
            <text:p>12276</text:p>
          </table:table-cell>
          <table:table-cell office:value-type="float" office:value="14705" calcext:value-type="float">
            <text:p>14705</text:p>
          </table:table-cell>
          <table:table-cell office:value-type="float" office:value="17240" calcext:value-type="float">
            <text:p>1724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mean</text:p>
          </table:table-cell>
          <table:table-cell office:value-type="float" office:value="3245" calcext:value-type="float">
            <text:p>3245</text:p>
          </table:table-cell>
          <table:table-cell office:value-type="float" office:value="3027" calcext:value-type="float">
            <text:p>3027</text:p>
          </table:table-cell>
          <table:table-cell office:value-type="float" office:value="6592" calcext:value-type="float">
            <text:p>6592</text:p>
          </table:table-cell>
          <table:table-cell office:value-type="float" office:value="10496" calcext:value-type="float">
            <text:p>10496</text:p>
          </table:table-cell>
          <table:table-cell office:value-type="float" office:value="14673" calcext:value-type="float">
            <text:p>14673</text:p>
          </table:table-cell>
          <table:table-cell office:value-type="float" office:value="19189" calcext:value-type="float">
            <text:p>19189</text:p>
          </table:table-cell>
          <table:table-cell office:value-type="float" office:value="24300" calcext:value-type="float">
            <text:p>24300</text:p>
          </table:table-cell>
          <table:table-cell office:value-type="float" office:value="30549" calcext:value-type="float">
            <text:p>30549</text:p>
          </table:table-cell>
          <table:table-cell office:value-type="float" office:value="31638" calcext:value-type="float">
            <text:p>316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high</text:p>
          </table:table-cell>
          <table:table-cell office:value-type="float" office:value="3245" calcext:value-type="float">
            <text:p>3245</text:p>
          </table:table-cell>
          <table:table-cell office:value-type="float" office:value="4477" calcext:value-type="float">
            <text:p>4477</text:p>
          </table:table-cell>
          <table:table-cell office:value-type="float" office:value="9916" calcext:value-type="float">
            <text:p>9916</text:p>
          </table:table-cell>
          <table:table-cell office:value-type="float" office:value="15910" calcext:value-type="float">
            <text:p>15910</text:p>
          </table:table-cell>
          <table:table-cell office:value-type="float" office:value="22736" calcext:value-type="float">
            <text:p>22736</text:p>
          </table:table-cell>
          <table:table-cell table:number-columns-repeated="4" office:value-type="float" office:value="31638" calcext:value-type="float">
            <text:p>316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low</text:p>
          </table:table-cell>
          <table:table-cell office:value-type="float" office:value="34207" calcext:value-type="float">
            <text:p>34207</text:p>
          </table:table-cell>
          <table:table-cell office:value-type="float" office:value="13560" calcext:value-type="float">
            <text:p>13560</text:p>
          </table:table-cell>
          <table:table-cell office:value-type="float" office:value="31931" calcext:value-type="float">
            <text:p>31931</text:p>
          </table:table-cell>
          <table:table-cell office:value-type="float" office:value="52504" calcext:value-type="float">
            <text:p>52504</text:p>
          </table:table-cell>
          <table:table-cell office:value-type="float" office:value="74920" calcext:value-type="float">
            <text:p>74920</text:p>
          </table:table-cell>
          <table:table-cell office:value-type="float" office:value="98453" calcext:value-type="float">
            <text:p>98453</text:p>
          </table:table-cell>
          <table:table-cell office:value-type="float" office:value="122729" calcext:value-type="float">
            <text:p>122729</text:p>
          </table:table-cell>
          <table:table-cell office:value-type="float" office:value="147863" calcext:value-type="float">
            <text:p>147863</text:p>
          </table:table-cell>
          <table:table-cell office:value-type="float" office:value="173755" calcext:value-type="float">
            <text:p>1737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ean</text:p>
          </table:table-cell>
          <table:table-cell office:value-type="float" office:value="34207" calcext:value-type="float">
            <text:p>34207</text:p>
          </table:table-cell>
          <table:table-cell office:value-type="float" office:value="24998" calcext:value-type="float">
            <text:p>24998</text:p>
          </table:table-cell>
          <table:table-cell office:value-type="float" office:value="58582" calcext:value-type="float">
            <text:p>58582</text:p>
          </table:table-cell>
          <table:table-cell office:value-type="float" office:value="96479" calcext:value-type="float">
            <text:p>96479</text:p>
          </table:table-cell>
          <table:table-cell office:value-type="float" office:value="136607" calcext:value-type="float">
            <text:p>136607</text:p>
          </table:table-cell>
          <table:table-cell office:value-type="float" office:value="178882" calcext:value-type="float">
            <text:p>178882</text:p>
          </table:table-cell>
          <table:table-cell office:value-type="float" office:value="222423" calcext:value-type="float">
            <text:p>222423</text:p>
          </table:table-cell>
          <table:table-cell office:value-type="float" office:value="266710" calcext:value-type="float">
            <text:p>266710</text:p>
          </table:table-cell>
          <table:table-cell office:value-type="float" office:value="312022" calcext:value-type="float">
            <text:p>3120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high</text:p>
          </table:table-cell>
          <table:table-cell office:value-type="float" office:value="34207" calcext:value-type="float">
            <text:p>34207</text:p>
          </table:table-cell>
          <table:table-cell office:value-type="float" office:value="37445" calcext:value-type="float">
            <text:p>37445</text:p>
          </table:table-cell>
          <table:table-cell office:value-type="float" office:value="87919" calcext:value-type="float">
            <text:p>87919</text:p>
          </table:table-cell>
          <table:table-cell office:value-type="float" office:value="143645" calcext:value-type="float">
            <text:p>143645</text:p>
          </table:table-cell>
          <table:table-cell office:value-type="float" office:value="203162" calcext:value-type="float">
            <text:p>203162</text:p>
          </table:table-cell>
          <table:table-cell office:value-type="float" office:value="264453" calcext:value-type="float">
            <text:p>264453</text:p>
          </table:table-cell>
          <table:table-cell office:value-type="float" office:value="327709" calcext:value-type="float">
            <text:p>327709</text:p>
          </table:table-cell>
          <table:table-cell office:value-type="float" office:value="393899" calcext:value-type="float">
            <text:p>393899</text:p>
          </table:table-cell>
          <table:table-cell office:value-type="float" office:value="462903" calcext:value-type="float">
            <text:p>4629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low</text:p>
          </table:table-cell>
          <table:table-cell office:value-type="float" office:value="382" calcext:value-type="float">
            <text:p>382</text:p>
          </table:table-cell>
          <table:table-cell office:value-type="float" office:value="232" calcext:value-type="float">
            <text:p>232</text:p>
          </table:table-cell>
          <table:table-cell office:value-type="float" office:value="489" calcext:value-type="float">
            <text:p>489</text:p>
          </table:table-cell>
          <table:table-cell office:value-type="float" office:value="750" calcext:value-type="float">
            <text:p>750</text:p>
          </table:table-cell>
          <table:table-cell office:value-type="float" office:value="1016" calcext:value-type="float">
            <text:p>1016</text:p>
          </table:table-cell>
          <table:table-cell office:value-type="float" office:value="1287" calcext:value-type="float">
            <text:p>1287</text:p>
          </table:table-cell>
          <table:table-cell office:value-type="float" office:value="1555" calcext:value-type="float">
            <text:p>1555</text:p>
          </table:table-cell>
          <table:table-cell office:value-type="float" office:value="1820" calcext:value-type="float">
            <text:p>182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mean</text:p>
          </table:table-cell>
          <table:table-cell office:value-type="float" office:value="382" calcext:value-type="float">
            <text:p>382</text:p>
          </table:table-cell>
          <table:table-cell office:value-type="float" office:value="368" calcext:value-type="float">
            <text:p>368</text:p>
          </table:table-cell>
          <table:table-cell office:value-type="float" office:value="768" calcext:value-type="float">
            <text:p>768</text:p>
          </table:table-cell>
          <table:table-cell office:value-type="float" office:value="1179" calcext:value-type="float">
            <text:p>1179</text:p>
          </table:table-cell>
          <table:table-cell office:value-type="float" office:value="1590" calcext:value-type="float">
            <text:p>1590</text:p>
          </table:table-cell>
          <table:table-cell office:value-type="float" office:value="1995" calcext:value-type="float">
            <text:p>1995</text:p>
          </table:table-cell>
          <table:table-cell office:value-type="float" office:value="2383" calcext:value-type="float">
            <text:p>2383</text:p>
          </table:table-cell>
          <table:table-cell office:value-type="float" office:value="2752" calcext:value-type="float">
            <text:p>2752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high</text:p>
          </table:table-cell>
          <table:table-cell office:value-type="float" office:value="382" calcext:value-type="float">
            <text:p>382</text:p>
          </table:table-cell>
          <table:table-cell office:value-type="float" office:value="506" calcext:value-type="float">
            <text:p>506</text:p>
          </table:table-cell>
          <table:table-cell office:value-type="float" office:value="1053" calcext:value-type="float">
            <text:p>1053</text:p>
          </table:table-cell>
          <table:table-cell office:value-type="float" office:value="1608" calcext:value-type="float">
            <text:p>1608</text:p>
          </table:table-cell>
          <table:table-cell office:value-type="float" office:value="2149" calcext:value-type="float">
            <text:p>2149</text:p>
          </table:table-cell>
          <table:table-cell office:value-type="float" office:value="2658" calcext:value-type="float">
            <text:p>2658</text:p>
          </table:table-cell>
          <table:table-cell table:number-columns-repeated="3" office:value-type="float" office:value="3105" calcext:value-type="float">
            <text:p>310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low</text:p>
          </table:table-cell>
          <table:table-cell office:value-type="float" office:value="2734" calcext:value-type="float">
            <text:p>2734</text:p>
          </table:table-cell>
          <table:table-cell office:value-type="float" office:value="2920" calcext:value-type="float">
            <text:p>2920</text:p>
          </table:table-cell>
          <table:table-cell office:value-type="float" office:value="5361" calcext:value-type="float">
            <text:p>5361</text:p>
          </table:table-cell>
          <table:table-cell office:value-type="float" office:value="7310" calcext:value-type="float">
            <text:p>7310</text:p>
          </table:table-cell>
          <table:table-cell office:value-type="float" office:value="9275" calcext:value-type="float">
            <text:p>9275</text:p>
          </table:table-cell>
          <table:table-cell office:value-type="float" office:value="11418" calcext:value-type="float">
            <text:p>11418</text:p>
          </table:table-cell>
          <table:table-cell office:value-type="float" office:value="13699" calcext:value-type="float">
            <text:p>13699</text:p>
          </table:table-cell>
          <table:table-cell office:value-type="float" office:value="15992" calcext:value-type="float">
            <text:p>15992</text:p>
          </table:table-cell>
          <table:table-cell office:value-type="float" office:value="18319" calcext:value-type="float">
            <text:p>1831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mean</text:p>
          </table:table-cell>
          <table:table-cell office:value-type="float" office:value="2734" calcext:value-type="float">
            <text:p>2734</text:p>
          </table:table-cell>
          <table:table-cell office:value-type="float" office:value="3590" calcext:value-type="float">
            <text:p>3590</text:p>
          </table:table-cell>
          <table:table-cell office:value-type="float" office:value="6339" calcext:value-type="float">
            <text:p>6339</text:p>
          </table:table-cell>
          <table:table-cell office:value-type="float" office:value="8722" calcext:value-type="float">
            <text:p>8722</text:p>
          </table:table-cell>
          <table:table-cell office:value-type="float" office:value="11362" calcext:value-type="float">
            <text:p>11362</text:p>
          </table:table-cell>
          <table:table-cell office:value-type="float" office:value="14197" calcext:value-type="float">
            <text:p>14197</text:p>
          </table:table-cell>
          <table:table-cell office:value-type="float" office:value="17054" calcext:value-type="float">
            <text:p>17054</text:p>
          </table:table-cell>
          <table:table-cell office:value-type="float" office:value="19978" calcext:value-type="float">
            <text:p>19978</text:p>
          </table:table-cell>
          <table:table-cell office:value-type="float" office:value="22915" calcext:value-type="float">
            <text:p>2291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high</text:p>
          </table:table-cell>
          <table:table-cell office:value-type="float" office:value="2734" calcext:value-type="float">
            <text:p>2734</text:p>
          </table:table-cell>
          <table:table-cell office:value-type="float" office:value="4209" calcext:value-type="float">
            <text:p>4209</text:p>
          </table:table-cell>
          <table:table-cell office:value-type="float" office:value="7255" calcext:value-type="float">
            <text:p>7255</text:p>
          </table:table-cell>
          <table:table-cell office:value-type="float" office:value="10247" calcext:value-type="float">
            <text:p>10247</text:p>
          </table:table-cell>
          <table:table-cell office:value-type="float" office:value="13574" calcext:value-type="float">
            <text:p>13574</text:p>
          </table:table-cell>
          <table:table-cell office:value-type="float" office:value="16991" calcext:value-type="float">
            <text:p>16991</text:p>
          </table:table-cell>
          <table:table-cell office:value-type="float" office:value="20476" calcext:value-type="float">
            <text:p>20476</text:p>
          </table:table-cell>
          <table:table-cell office:value-type="float" office:value="24010" calcext:value-type="float">
            <text:p>24010</text:p>
          </table:table-cell>
          <table:table-cell office:value-type="float" office:value="27636" calcext:value-type="float">
            <text:p>2763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low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mean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office:value-type="float" office:value="173" calcext:value-type="float">
            <text:p>173</text:p>
          </table:table-cell>
          <table:table-cell office:value-type="float" office:value="245" calcext:value-type="float">
            <text:p>245</text:p>
          </table:table-cell>
          <table:table-cell office:value-type="float" office:value="322" calcext:value-type="float">
            <text:p>322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high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13" calcext:value-type="float">
            <text:p>213</text:p>
          </table:table-cell>
          <table:table-cell office:value-type="float" office:value="349" calcext:value-type="float">
            <text:p>349</text:p>
          </table:table-cell>
          <table:table-cell table:number-columns-repeated="5"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low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228" calcext:value-type="float">
            <text:p>228</text:p>
          </table:table-cell>
          <table:table-cell office:value-type="float" office:value="270" calcext:value-type="float">
            <text:p>270</text:p>
          </table:table-cell>
          <table:table-cell office:value-type="float" office:value="313" calcext:value-type="float">
            <text:p>31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mean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office:value-type="float" office:value="214" calcext:value-type="float">
            <text:p>214</text:p>
          </table:table-cell>
          <table:table-cell office:value-type="float" office:value="280" calcext:value-type="float">
            <text:p>280</text:p>
          </table:table-cell>
          <table:table-cell office:value-type="float" office:value="349" calcext:value-type="float">
            <text:p>349</text:p>
          </table:table-cell>
          <table:table-cell office:value-type="float" office:value="421" calcext:value-type="float">
            <text:p>421</text:p>
          </table:table-cell>
          <table:table-cell office:value-type="float" office:value="495" calcext:value-type="float">
            <text:p>495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high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195" calcext:value-type="float">
            <text:p>195</text:p>
          </table:table-cell>
          <table:table-cell office:value-type="float" office:value="285" calcext:value-type="float">
            <text:p>285</text:p>
          </table:table-cell>
          <table:table-cell office:value-type="float" office:value="380" calcext:value-type="float">
            <text:p>380</text:p>
          </table:table-cell>
          <table:table-cell office:value-type="float" office:value="478" calcext:value-type="float">
            <text:p>478</text:p>
          </table:table-cell>
          <table:table-cell office:value-type="float" office:value="588" calcext:value-type="float">
            <text:p>588</text:p>
          </table:table-cell>
          <table:table-cell office:value-type="float" office:value="714" calcext:value-type="float">
            <text:p>714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low</text:p>
          </table:table-cell>
          <table:table-cell office:value-type="float" office:value="16649" calcext:value-type="float">
            <text:p>16649</text:p>
          </table:table-cell>
          <table:table-cell office:value-type="float" office:value="13842" calcext:value-type="float">
            <text:p>13842</text:p>
          </table:table-cell>
          <table:table-cell office:value-type="float" office:value="28424" calcext:value-type="float">
            <text:p>28424</text:p>
          </table:table-cell>
          <table:table-cell office:value-type="float" office:value="44262" calcext:value-type="float">
            <text:p>44262</text:p>
          </table:table-cell>
          <table:table-cell office:value-type="float" office:value="61363" calcext:value-type="float">
            <text:p>61363</text:p>
          </table:table-cell>
          <table:table-cell office:value-type="float" office:value="79625" calcext:value-type="float">
            <text:p>79625</text:p>
          </table:table-cell>
          <table:table-cell office:value-type="float" office:value="99170" calcext:value-type="float">
            <text:p>99170</text:p>
          </table:table-cell>
          <table:table-cell table:number-columns-repeated="2" office:value-type="float" office:value="117270" calcext:value-type="float">
            <text:p>1172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mean</text:p>
          </table:table-cell>
          <table:table-cell office:value-type="float" office:value="16649" calcext:value-type="float">
            <text:p>16649</text:p>
          </table:table-cell>
          <table:table-cell office:value-type="float" office:value="17824" calcext:value-type="float">
            <text:p>17824</text:p>
          </table:table-cell>
          <table:table-cell office:value-type="float" office:value="37140" calcext:value-type="float">
            <text:p>37140</text:p>
          </table:table-cell>
          <table:table-cell office:value-type="float" office:value="58587" calcext:value-type="float">
            <text:p>58587</text:p>
          </table:table-cell>
          <table:table-cell office:value-type="float" office:value="81956" calcext:value-type="float">
            <text:p>81956</text:p>
          </table:table-cell>
          <table:table-cell office:value-type="float" office:value="107641" calcext:value-type="float">
            <text:p>107641</text:p>
          </table:table-cell>
          <table:table-cell table:number-columns-repeated="3" office:value-type="float" office:value="117270" calcext:value-type="float">
            <text:p>1172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high</text:p>
          </table:table-cell>
          <table:table-cell office:value-type="float" office:value="16649" calcext:value-type="float">
            <text:p>16649</text:p>
          </table:table-cell>
          <table:table-cell office:value-type="float" office:value="21904" calcext:value-type="float">
            <text:p>21904</text:p>
          </table:table-cell>
          <table:table-cell office:value-type="float" office:value="46309" calcext:value-type="float">
            <text:p>46309</text:p>
          </table:table-cell>
          <table:table-cell office:value-type="float" office:value="73781" calcext:value-type="float">
            <text:p>73781</text:p>
          </table:table-cell>
          <table:table-cell office:value-type="float" office:value="104300" calcext:value-type="float">
            <text:p>104300</text:p>
          </table:table-cell>
          <table:table-cell table:number-columns-repeated="4" office:value-type="float" office:value="117270" calcext:value-type="float">
            <text:p>1172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ow</text:p>
          </table:table-cell>
          <table:table-cell office:value-type="float" office:value="12848" calcext:value-type="float">
            <text:p>12848</text:p>
          </table:table-cell>
          <table:table-cell office:value-type="float" office:value="14438" calcext:value-type="float">
            <text:p>14438</text:p>
          </table:table-cell>
          <table:table-cell office:value-type="float" office:value="24212" calcext:value-type="float">
            <text:p>24212</text:p>
          </table:table-cell>
          <table:table-cell office:value-type="float" office:value="34223" calcext:value-type="float">
            <text:p>34223</text:p>
          </table:table-cell>
          <table:table-cell office:value-type="float" office:value="43881" calcext:value-type="float">
            <text:p>43881</text:p>
          </table:table-cell>
          <table:table-cell office:value-type="float" office:value="53557" calcext:value-type="float">
            <text:p>53557</text:p>
          </table:table-cell>
          <table:table-cell office:value-type="float" office:value="63594" calcext:value-type="float">
            <text:p>63594</text:p>
          </table:table-cell>
          <table:table-cell office:value-type="float" office:value="73943" calcext:value-type="float">
            <text:p>73943</text:p>
          </table:table-cell>
          <table:table-cell office:value-type="float" office:value="84464" calcext:value-type="float">
            <text:p>844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mean</text:p>
          </table:table-cell>
          <table:table-cell office:value-type="float" office:value="12848" calcext:value-type="float">
            <text:p>12848</text:p>
          </table:table-cell>
          <table:table-cell office:value-type="float" office:value="19080" calcext:value-type="float">
            <text:p>19080</text:p>
          </table:table-cell>
          <table:table-cell office:value-type="float" office:value="33361" calcext:value-type="float">
            <text:p>33361</text:p>
          </table:table-cell>
          <table:table-cell office:value-type="float" office:value="47432" calcext:value-type="float">
            <text:p>47432</text:p>
          </table:table-cell>
          <table:table-cell office:value-type="float" office:value="61812" calcext:value-type="float">
            <text:p>61812</text:p>
          </table:table-cell>
          <table:table-cell office:value-type="float" office:value="76917" calcext:value-type="float">
            <text:p>76917</text:p>
          </table:table-cell>
          <table:table-cell office:value-type="float" office:value="92291" calcext:value-type="float">
            <text:p>92291</text:p>
          </table:table-cell>
          <table:table-cell office:value-type="float" office:value="107991" calcext:value-type="float">
            <text:p>107991</text:p>
          </table:table-cell>
          <table:table-cell office:value-type="float" office:value="123930" calcext:value-type="float">
            <text:p>1239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high</text:p>
          </table:table-cell>
          <table:table-cell office:value-type="float" office:value="12848" calcext:value-type="float">
            <text:p>12848</text:p>
          </table:table-cell>
          <table:table-cell office:value-type="float" office:value="23380" calcext:value-type="float">
            <text:p>23380</text:p>
          </table:table-cell>
          <table:table-cell office:value-type="float" office:value="42203" calcext:value-type="float">
            <text:p>42203</text:p>
          </table:table-cell>
          <table:table-cell office:value-type="float" office:value="60926" calcext:value-type="float">
            <text:p>60926</text:p>
          </table:table-cell>
          <table:table-cell office:value-type="float" office:value="80797" calcext:value-type="float">
            <text:p>80797</text:p>
          </table:table-cell>
          <table:table-cell office:value-type="float" office:value="101142" calcext:value-type="float">
            <text:p>101142</text:p>
          </table:table-cell>
          <table:table-cell office:value-type="float" office:value="122001" calcext:value-type="float">
            <text:p>122001</text:p>
          </table:table-cell>
          <table:table-cell office:value-type="float" office:value="143169" calcext:value-type="float">
            <text:p>143169</text:p>
          </table:table-cell>
          <table:table-cell office:value-type="float" office:value="164470" calcext:value-type="float">
            <text:p>1644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low</text:p>
          </table:table-cell>
          <table:table-cell office:value-type="float" office:value="811" calcext:value-type="float">
            <text:p>811</text:p>
          </table:table-cell>
          <table:table-cell office:value-type="float" office:value="599" calcext:value-type="float">
            <text:p>599</text:p>
          </table:table-cell>
          <table:table-cell office:value-type="float" office:value="1187" calcext:value-type="float">
            <text:p>1187</text:p>
          </table:table-cell>
          <table:table-cell office:value-type="float" office:value="1753" calcext:value-type="float">
            <text:p>1753</text:p>
          </table:table-cell>
          <table:table-cell office:value-type="float" office:value="2393" calcext:value-type="float">
            <text:p>2393</text:p>
          </table:table-cell>
          <table:table-cell table:number-columns-repeated="4" office:value-type="float" office:value="2749" calcext:value-type="float">
            <text:p>27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mean</text:p>
          </table:table-cell>
          <table:table-cell office:value-type="float" office:value="811" calcext:value-type="float">
            <text:p>811</text:p>
          </table:table-cell>
          <table:table-cell office:value-type="float" office:value="910" calcext:value-type="float">
            <text:p>910</text:p>
          </table:table-cell>
          <table:table-cell office:value-type="float" office:value="1762" calcext:value-type="float">
            <text:p>1762</text:p>
          </table:table-cell>
          <table:table-cell office:value-type="float" office:value="2712" calcext:value-type="float">
            <text:p>2712</text:p>
          </table:table-cell>
          <table:table-cell table:number-columns-repeated="5" office:value-type="float" office:value="2749" calcext:value-type="float">
            <text:p>27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igh</text:p>
          </table:table-cell>
          <table:table-cell office:value-type="float" office:value="811" calcext:value-type="float">
            <text:p>811</text:p>
          </table:table-cell>
          <table:table-cell office:value-type="float" office:value="1194" calcext:value-type="float">
            <text:p>1194</text:p>
          </table:table-cell>
          <table:table-cell office:value-type="float" office:value="2411" calcext:value-type="float">
            <text:p>2411</text:p>
          </table:table-cell>
          <table:table-cell table:number-columns-repeated="6" office:value-type="float" office:value="2749" calcext:value-type="float">
            <text:p>27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low</text:p>
          </table:table-cell>
          <table:table-cell office:value-type="float" office:value="17863" calcext:value-type="float">
            <text:p>17863</text:p>
          </table:table-cell>
          <table:table-cell office:value-type="float" office:value="13374" calcext:value-type="float">
            <text:p>13374</text:p>
          </table:table-cell>
          <table:table-cell office:value-type="float" office:value="28551" calcext:value-type="float">
            <text:p>28551</text:p>
          </table:table-cell>
          <table:table-cell office:value-type="float" office:value="43586" calcext:value-type="float">
            <text:p>43586</text:p>
          </table:table-cell>
          <table:table-cell office:value-type="float" office:value="58063" calcext:value-type="float">
            <text:p>58063</text:p>
          </table:table-cell>
          <table:table-cell office:value-type="float" office:value="72020" calcext:value-type="float">
            <text:p>72020</text:p>
          </table:table-cell>
          <table:table-cell office:value-type="float" office:value="85915" calcext:value-type="float">
            <text:p>85915</text:p>
          </table:table-cell>
          <table:table-cell office:value-type="float" office:value="102108" calcext:value-type="float">
            <text:p>102108</text:p>
          </table:table-cell>
          <table:table-cell office:value-type="float" office:value="122429" calcext:value-type="float">
            <text:p>12242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mean</text:p>
          </table:table-cell>
          <table:table-cell office:value-type="float" office:value="17863" calcext:value-type="float">
            <text:p>17863</text:p>
          </table:table-cell>
          <table:table-cell office:value-type="float" office:value="18911" calcext:value-type="float">
            <text:p>18911</text:p>
          </table:table-cell>
          <table:table-cell office:value-type="float" office:value="39611" calcext:value-type="float">
            <text:p>39611</text:p>
          </table:table-cell>
          <table:table-cell office:value-type="float" office:value="59453" calcext:value-type="float">
            <text:p>59453</text:p>
          </table:table-cell>
          <table:table-cell office:value-type="float" office:value="78464" calcext:value-type="float">
            <text:p>78464</text:p>
          </table:table-cell>
          <table:table-cell office:value-type="float" office:value="99046" calcext:value-type="float">
            <text:p>99046</text:p>
          </table:table-cell>
          <table:table-cell office:value-type="float" office:value="126836" calcext:value-type="float">
            <text:p>126836</text:p>
          </table:table-cell>
          <table:table-cell table:number-columns-repeated="2" office:value-type="float" office:value="128520" calcext:value-type="float">
            <text:p>12852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igh</text:p>
          </table:table-cell>
          <table:table-cell office:value-type="float" office:value="17863" calcext:value-type="float">
            <text:p>17863</text:p>
          </table:table-cell>
          <table:table-cell office:value-type="float" office:value="24475" calcext:value-type="float">
            <text:p>24475</text:p>
          </table:table-cell>
          <table:table-cell office:value-type="float" office:value="50382" calcext:value-type="float">
            <text:p>50382</text:p>
          </table:table-cell>
          <table:table-cell office:value-type="float" office:value="74765" calcext:value-type="float">
            <text:p>74765</text:p>
          </table:table-cell>
          <table:table-cell office:value-type="float" office:value="100812" calcext:value-type="float">
            <text:p>100812</text:p>
          </table:table-cell>
          <table:table-cell table:number-columns-repeated="4" office:value-type="float" office:value="128520" calcext:value-type="float">
            <text:p>12852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low</text:p>
          </table:table-cell>
          <table:table-cell office:value-type="float" office:value="799" calcext:value-type="float">
            <text:p>799</text:p>
          </table:table-cell>
          <table:table-cell office:value-type="float" office:value="388" calcext:value-type="float">
            <text:p>388</text:p>
          </table:table-cell>
          <table:table-cell office:value-type="float" office:value="811" calcext:value-type="float">
            <text:p>811</text:p>
          </table:table-cell>
          <table:table-cell office:value-type="float" office:value="1267" calcext:value-type="float">
            <text:p>1267</text:p>
          </table:table-cell>
          <table:table-cell office:value-type="float" office:value="1751" calcext:value-type="float">
            <text:p>1751</text:p>
          </table:table-cell>
          <table:table-cell office:value-type="float" office:value="2251" calcext:value-type="float">
            <text:p>2251</text:p>
          </table:table-cell>
          <table:table-cell office:value-type="float" office:value="2761" calcext:value-type="float">
            <text:p>2761</text:p>
          </table:table-cell>
          <table:table-cell office:value-type="float" office:value="3280" calcext:value-type="float">
            <text:p>3280</text:p>
          </table:table-cell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mean</text:p>
          </table:table-cell>
          <table:table-cell office:value-type="float" office:value="799" calcext:value-type="float">
            <text:p>799</text:p>
          </table:table-cell>
          <table:table-cell office:value-type="float" office:value="738" calcext:value-type="float">
            <text:p>738</text:p>
          </table:table-cell>
          <table:table-cell office:value-type="float" office:value="1587" calcext:value-type="float">
            <text:p>1587</text:p>
          </table:table-cell>
          <table:table-cell office:value-type="float" office:value="2505" calcext:value-type="float">
            <text:p>2505</text:p>
          </table:table-cell>
          <table:table-cell office:value-type="float" office:value="3453" calcext:value-type="float">
            <text:p>3453</text:p>
          </table:table-cell>
          <table:table-cell office:value-type="float" office:value="4421" calcext:value-type="float">
            <text:p>4421</text:p>
          </table:table-cell>
          <table:table-cell office:value-type="float" office:value="5414" calcext:value-type="float">
            <text:p>5414</text:p>
          </table:table-cell>
          <table:table-cell office:value-type="float" office:value="6451" calcext:value-type="float">
            <text:p>645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high</text:p>
          </table:table-cell>
          <table:table-cell office:value-type="float" office:value="799" calcext:value-type="float">
            <text:p>799</text:p>
          </table:table-cell>
          <table:table-cell office:value-type="float" office:value="1112" calcext:value-type="float">
            <text:p>1112</text:p>
          </table:table-cell>
          <table:table-cell office:value-type="float" office:value="2420" calcext:value-type="float">
            <text:p>2420</text:p>
          </table:table-cell>
          <table:table-cell office:value-type="float" office:value="3803" calcext:value-type="float">
            <text:p>3803</text:p>
          </table:table-cell>
          <table:table-cell office:value-type="float" office:value="5231" calcext:value-type="float">
            <text:p>5231</text:p>
          </table:table-cell>
          <table:table-cell office:value-type="float" office:value="6741" calcext:value-type="float">
            <text:p>6741</text:p>
          </table:table-cell>
          <table:table-cell office:value-type="float" office:value="8362" calcext:value-type="float">
            <text:p>8362</text:p>
          </table:table-cell>
          <table:table-cell office:value-type="float" office:value="10126" calcext:value-type="float">
            <text:p>10126</text:p>
          </table:table-cell>
          <table:table-cell office:value-type="float" office:value="12078" calcext:value-type="float">
            <text:p>120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low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119" calcext:value-type="float">
            <text:p>119</text:p>
          </table:table-cell>
          <table:table-cell office:value-type="float" office:value="162" calcext:value-type="float">
            <text:p>162</text:p>
          </table:table-cell>
          <table:table-cell office:value-type="float" office:value="211" calcext:value-type="float">
            <text:p>211</text:p>
          </table:table-cell>
          <table:table-cell office:value-type="float" office:value="262" calcext:value-type="float">
            <text:p>262</text:p>
          </table:table-cell>
          <table:table-cell office:value-type="float" office:value="314" calcext:value-type="float">
            <text:p>31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mean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140" calcext:value-type="float">
            <text:p>140</text:p>
          </table:table-cell>
          <table:table-cell office:value-type="float" office:value="223" calcext:value-type="float">
            <text:p>223</text:p>
          </table:table-cell>
          <table:table-cell office:value-type="float" office:value="313" calcext:value-type="float">
            <text:p>313</text:p>
          </table:table-cell>
          <table:table-cell office:value-type="float" office:value="405" calcext:value-type="float">
            <text:p>405</text:p>
          </table:table-cell>
          <table:table-cell office:value-type="float" office:value="501" calcext:value-type="float">
            <text:p>501</text:p>
          </table:table-cell>
          <table:table-cell office:value-type="float" office:value="599" calcext:value-type="float">
            <text:p>599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210" calcext:value-type="float">
            <text:p>210</text:p>
          </table:table-cell>
          <table:table-cell office:value-type="float" office:value="339" calcext:value-type="float">
            <text:p>339</text:p>
          </table:table-cell>
          <table:table-cell office:value-type="float" office:value="473" calcext:value-type="float">
            <text:p>473</text:p>
          </table:table-cell>
          <table:table-cell office:value-type="float" office:value="612" calcext:value-type="float">
            <text:p>612</text:p>
          </table:table-cell>
          <table:table-cell office:value-type="float" office:value="760" calcext:value-type="float">
            <text:p>760</text:p>
          </table:table-cell>
          <table:table-cell office:value-type="float" office:value="918" calcext:value-type="float">
            <text:p>918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low</text:p>
          </table:table-cell>
          <table:table-cell office:value-type="float" office:value="39995" calcext:value-type="float">
            <text:p>39995</text:p>
          </table:table-cell>
          <table:table-cell office:value-type="float" office:value="31990" calcext:value-type="float">
            <text:p>31990</text:p>
          </table:table-cell>
          <table:table-cell office:value-type="float" office:value="63189" calcext:value-type="float">
            <text:p>63189</text:p>
          </table:table-cell>
          <table:table-cell office:value-type="float" office:value="96341" calcext:value-type="float">
            <text:p>96341</text:p>
          </table:table-cell>
          <table:table-cell office:value-type="float" office:value="131414" calcext:value-type="float">
            <text:p>131414</text:p>
          </table:table-cell>
          <table:table-cell office:value-type="float" office:value="167823" calcext:value-type="float">
            <text:p>167823</text:p>
          </table:table-cell>
          <table:table-cell office:value-type="float" office:value="206125" calcext:value-type="float">
            <text:p>206125</text:p>
          </table:table-cell>
          <table:table-cell office:value-type="float" office:value="249719" calcext:value-type="float">
            <text:p>249719</text:p>
          </table:table-cell>
          <table:table-cell office:value-type="float" office:value="266722" calcext:value-type="float">
            <text:p>2667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an</text:p>
          </table:table-cell>
          <table:table-cell office:value-type="float" office:value="39995" calcext:value-type="float">
            <text:p>39995</text:p>
          </table:table-cell>
          <table:table-cell office:value-type="float" office:value="41665" calcext:value-type="float">
            <text:p>41665</text:p>
          </table:table-cell>
          <table:table-cell office:value-type="float" office:value="83898" calcext:value-type="float">
            <text:p>83898</text:p>
          </table:table-cell>
          <table:table-cell office:value-type="float" office:value="129589" calcext:value-type="float">
            <text:p>129589</text:p>
          </table:table-cell>
          <table:table-cell office:value-type="float" office:value="177762" calcext:value-type="float">
            <text:p>177762</text:p>
          </table:table-cell>
          <table:table-cell office:value-type="float" office:value="230245" calcext:value-type="float">
            <text:p>230245</text:p>
          </table:table-cell>
          <table:table-cell table:number-columns-repeated="3" office:value-type="float" office:value="266722" calcext:value-type="float">
            <text:p>2667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high</text:p>
          </table:table-cell>
          <table:table-cell office:value-type="float" office:value="39995" calcext:value-type="float">
            <text:p>39995</text:p>
          </table:table-cell>
          <table:table-cell office:value-type="float" office:value="51524" calcext:value-type="float">
            <text:p>51524</text:p>
          </table:table-cell>
          <table:table-cell office:value-type="float" office:value="105489" calcext:value-type="float">
            <text:p>105489</text:p>
          </table:table-cell>
          <table:table-cell office:value-type="float" office:value="164033" calcext:value-type="float">
            <text:p>164033</text:p>
          </table:table-cell>
          <table:table-cell office:value-type="float" office:value="228017" calcext:value-type="float">
            <text:p>228017</text:p>
          </table:table-cell>
          <table:table-cell table:number-columns-repeated="4" office:value-type="float" office:value="266722" calcext:value-type="float">
            <text:p>2667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low</text:p>
          </table:table-cell>
          <table:table-cell office:value-type="float" office:value="33339" calcext:value-type="float">
            <text:p>33339</text:p>
          </table:table-cell>
          <table:table-cell office:value-type="float" office:value="20275" calcext:value-type="float">
            <text:p>20275</text:p>
          </table:table-cell>
          <table:table-cell office:value-type="float" office:value="42189" calcext:value-type="float">
            <text:p>42189</text:p>
          </table:table-cell>
          <table:table-cell office:value-type="float" office:value="62377" calcext:value-type="float">
            <text:p>62377</text:p>
          </table:table-cell>
          <table:table-cell office:value-type="float" office:value="82763" calcext:value-type="float">
            <text:p>82763</text:p>
          </table:table-cell>
          <table:table-cell office:value-type="float" office:value="103532" calcext:value-type="float">
            <text:p>103532</text:p>
          </table:table-cell>
          <table:table-cell office:value-type="float" office:value="127496" calcext:value-type="float">
            <text:p>127496</text:p>
          </table:table-cell>
          <table:table-cell office:value-type="float" office:value="162692" calcext:value-type="float">
            <text:p>162692</text:p>
          </table:table-cell>
          <table:table-cell office:value-type="float" office:value="173264" calcext:value-type="float">
            <text:p>1732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mean</text:p>
          </table:table-cell>
          <table:table-cell office:value-type="float" office:value="33339" calcext:value-type="float">
            <text:p>33339</text:p>
          </table:table-cell>
          <table:table-cell office:value-type="float" office:value="38371" calcext:value-type="float">
            <text:p>38371</text:p>
          </table:table-cell>
          <table:table-cell office:value-type="float" office:value="75314" calcext:value-type="float">
            <text:p>75314</text:p>
          </table:table-cell>
          <table:table-cell office:value-type="float" office:value="113501" calcext:value-type="float">
            <text:p>113501</text:p>
          </table:table-cell>
          <table:table-cell table:number-columns-repeated="5" office:value-type="float" office:value="173264" calcext:value-type="float">
            <text:p>1732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high</text:p>
          </table:table-cell>
          <table:table-cell office:value-type="float" office:value="33339" calcext:value-type="float">
            <text:p>33339</text:p>
          </table:table-cell>
          <table:table-cell office:value-type="float" office:value="55044" calcext:value-type="float">
            <text:p>55044</text:p>
          </table:table-cell>
          <table:table-cell office:value-type="float" office:value="109469" calcext:value-type="float">
            <text:p>109469</text:p>
          </table:table-cell>
          <table:table-cell table:number-columns-repeated="6" office:value-type="float" office:value="173264" calcext:value-type="float">
            <text:p>1732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ow</text:p>
          </table:table-cell>
          <table:table-cell office:value-type="float" office:value="6524" calcext:value-type="float">
            <text:p>6524</text:p>
          </table:table-cell>
          <table:table-cell office:value-type="float" office:value="4705" calcext:value-type="float">
            <text:p>4705</text:p>
          </table:table-cell>
          <table:table-cell office:value-type="float" office:value="9564" calcext:value-type="float">
            <text:p>9564</text:p>
          </table:table-cell>
          <table:table-cell office:value-type="float" office:value="14484" calcext:value-type="float">
            <text:p>14484</text:p>
          </table:table-cell>
          <table:table-cell office:value-type="float" office:value="19684" calcext:value-type="float">
            <text:p>19684</text:p>
          </table:table-cell>
          <table:table-cell office:value-type="float" office:value="25253" calcext:value-type="float">
            <text:p>25253</text:p>
          </table:table-cell>
          <table:table-cell office:value-type="float" office:value="31151" calcext:value-type="float">
            <text:p>31151</text:p>
          </table:table-cell>
          <table:table-cell office:value-type="float" office:value="37383" calcext:value-type="float">
            <text:p>37383</text:p>
          </table:table-cell>
          <table:table-cell office:value-type="float" office:value="43937" calcext:value-type="float">
            <text:p>4393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an</text:p>
          </table:table-cell>
          <table:table-cell office:value-type="float" office:value="6524" calcext:value-type="float">
            <text:p>6524</text:p>
          </table:table-cell>
          <table:table-cell office:value-type="float" office:value="6550" calcext:value-type="float">
            <text:p>6550</text:p>
          </table:table-cell>
          <table:table-cell office:value-type="float" office:value="13290" calcext:value-type="float">
            <text:p>13290</text:p>
          </table:table-cell>
          <table:table-cell office:value-type="float" office:value="20456" calcext:value-type="float">
            <text:p>20456</text:p>
          </table:table-cell>
          <table:table-cell office:value-type="float" office:value="28299" calcext:value-type="float">
            <text:p>28299</text:p>
          </table:table-cell>
          <table:table-cell office:value-type="float" office:value="36767" calcext:value-type="float">
            <text:p>36767</text:p>
          </table:table-cell>
          <table:table-cell office:value-type="float" office:value="45854" calcext:value-type="float">
            <text:p>45854</text:p>
          </table:table-cell>
          <table:table-cell office:value-type="float" office:value="55508" calcext:value-type="float">
            <text:p>55508</text:p>
          </table:table-cell>
          <table:table-cell office:value-type="float" office:value="65729" calcext:value-type="float">
            <text:p>6572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high</text:p>
          </table:table-cell>
          <table:table-cell office:value-type="float" office:value="6524" calcext:value-type="float">
            <text:p>6524</text:p>
          </table:table-cell>
          <table:table-cell office:value-type="float" office:value="8405" calcext:value-type="float">
            <text:p>8405</text:p>
          </table:table-cell>
          <table:table-cell office:value-type="float" office:value="17164" calcext:value-type="float">
            <text:p>17164</text:p>
          </table:table-cell>
          <table:table-cell office:value-type="float" office:value="26894" calcext:value-type="float">
            <text:p>26894</text:p>
          </table:table-cell>
          <table:table-cell office:value-type="float" office:value="37676" calcext:value-type="float">
            <text:p>37676</text:p>
          </table:table-cell>
          <table:table-cell office:value-type="float" office:value="49443" calcext:value-type="float">
            <text:p>49443</text:p>
          </table:table-cell>
          <table:table-cell office:value-type="float" office:value="62129" calcext:value-type="float">
            <text:p>62129</text:p>
          </table:table-cell>
          <table:table-cell office:value-type="float" office:value="75786" calcext:value-type="float">
            <text:p>75786</text:p>
          </table:table-cell>
          <table:table-cell office:value-type="float" office:value="90450" calcext:value-type="float">
            <text:p>904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low</text:p>
          </table:table-cell>
          <table:table-cell office:value-type="float" office:value="18519" calcext:value-type="float">
            <text:p>18519</text:p>
          </table:table-cell>
          <table:table-cell office:value-type="float" office:value="10803" calcext:value-type="float">
            <text:p>10803</text:p>
          </table:table-cell>
          <table:table-cell office:value-type="float" office:value="20371" calcext:value-type="float">
            <text:p>20371</text:p>
          </table:table-cell>
          <table:table-cell office:value-type="float" office:value="29136" calcext:value-type="float">
            <text:p>29136</text:p>
          </table:table-cell>
          <table:table-cell office:value-type="float" office:value="37745" calcext:value-type="float">
            <text:p>37745</text:p>
          </table:table-cell>
          <table:table-cell office:value-type="float" office:value="45940" calcext:value-type="float">
            <text:p>45940</text:p>
          </table:table-cell>
          <table:table-cell table:number-columns-repeated="3" office:value-type="float" office:value="51448" calcext:value-type="float">
            <text:p>514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ean</text:p>
          </table:table-cell>
          <table:table-cell office:value-type="float" office:value="18519" calcext:value-type="float">
            <text:p>18519</text:p>
          </table:table-cell>
          <table:table-cell office:value-type="float" office:value="18807" calcext:value-type="float">
            <text:p>18807</text:p>
          </table:table-cell>
          <table:table-cell office:value-type="float" office:value="34795" calcext:value-type="float">
            <text:p>34795</text:p>
          </table:table-cell>
          <table:table-cell office:value-type="float" office:value="49845" calcext:value-type="float">
            <text:p>49845</text:p>
          </table:table-cell>
          <table:table-cell table:number-columns-repeated="5" office:value-type="float" office:value="51448" calcext:value-type="float">
            <text:p>514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high</text:p>
          </table:table-cell>
          <table:table-cell office:value-type="float" office:value="18519" calcext:value-type="float">
            <text:p>18519</text:p>
          </table:table-cell>
          <table:table-cell office:value-type="float" office:value="26103" calcext:value-type="float">
            <text:p>26103</text:p>
          </table:table-cell>
          <table:table-cell office:value-type="float" office:value="48412" calcext:value-type="float">
            <text:p>48412</text:p>
          </table:table-cell>
          <table:table-cell table:number-columns-repeated="6" office:value-type="float" office:value="51448" calcext:value-type="float">
            <text:p>514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w</text:p>
          </table:table-cell>
          <table:table-cell office:value-type="float" office:value="121862" calcext:value-type="float">
            <text:p>121862</text:p>
          </table:table-cell>
          <table:table-cell office:value-type="float" office:value="101572" calcext:value-type="float">
            <text:p>101572</text:p>
          </table:table-cell>
          <table:table-cell office:value-type="float" office:value="208267" calcext:value-type="float">
            <text:p>208267</text:p>
          </table:table-cell>
          <table:table-cell office:value-type="float" office:value="316271" calcext:value-type="float">
            <text:p>316271</text:p>
          </table:table-cell>
          <table:table-cell office:value-type="float" office:value="425409" calcext:value-type="float">
            <text:p>425409</text:p>
          </table:table-cell>
          <table:table-cell office:value-type="float" office:value="535113" calcext:value-type="float">
            <text:p>535113</text:p>
          </table:table-cell>
          <table:table-cell office:value-type="float" office:value="644688" calcext:value-type="float">
            <text:p>644688</text:p>
          </table:table-cell>
          <table:table-cell office:value-type="float" office:value="754105" calcext:value-type="float">
            <text:p>754105</text:p>
          </table:table-cell>
          <table:table-cell office:value-type="float" office:value="863374" calcext:value-type="float">
            <text:p>8633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ean</text:p>
          </table:table-cell>
          <table:table-cell office:value-type="float" office:value="121862" calcext:value-type="float">
            <text:p>121862</text:p>
          </table:table-cell>
          <table:table-cell office:value-type="float" office:value="120210" calcext:value-type="float">
            <text:p>120210</text:p>
          </table:table-cell>
          <table:table-cell office:value-type="float" office:value="246906" calcext:value-type="float">
            <text:p>246906</text:p>
          </table:table-cell>
          <table:table-cell office:value-type="float" office:value="374590" calcext:value-type="float">
            <text:p>374590</text:p>
          </table:table-cell>
          <table:table-cell office:value-type="float" office:value="503820" calcext:value-type="float">
            <text:p>503820</text:p>
          </table:table-cell>
          <table:table-cell office:value-type="float" office:value="633088" calcext:value-type="float">
            <text:p>633088</text:p>
          </table:table-cell>
          <table:table-cell office:value-type="float" office:value="762044" calcext:value-type="float">
            <text:p>762044</text:p>
          </table:table-cell>
          <table:table-cell office:value-type="float" office:value="890788" calcext:value-type="float">
            <text:p>890788</text:p>
          </table:table-cell>
          <table:table-cell office:value-type="float" office:value="1018745" calcext:value-type="float">
            <text:p>10187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igh</text:p>
          </table:table-cell>
          <table:table-cell office:value-type="float" office:value="121862" calcext:value-type="float">
            <text:p>121862</text:p>
          </table:table-cell>
          <table:table-cell office:value-type="float" office:value="139153" calcext:value-type="float">
            <text:p>139153</text:p>
          </table:table-cell>
          <table:table-cell office:value-type="float" office:value="285481" calcext:value-type="float">
            <text:p>285481</text:p>
          </table:table-cell>
          <table:table-cell office:value-type="float" office:value="433341" calcext:value-type="float">
            <text:p>433341</text:p>
          </table:table-cell>
          <table:table-cell office:value-type="float" office:value="582326" calcext:value-type="float">
            <text:p>582326</text:p>
          </table:table-cell>
          <table:table-cell office:value-type="float" office:value="730879" calcext:value-type="float">
            <text:p>730879</text:p>
          </table:table-cell>
          <table:table-cell office:value-type="float" office:value="879217" calcext:value-type="float">
            <text:p>879217</text:p>
          </table:table-cell>
          <table:table-cell office:value-type="float" office:value="1026540" calcext:value-type="float">
            <text:p>1026540</text:p>
          </table:table-cell>
          <table:table-cell office:value-type="float" office:value="1173218" calcext:value-type="float">
            <text:p>117321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low</text:p>
          </table:table-cell>
          <table:table-cell office:value-type="float" office:value="1032" calcext:value-type="float">
            <text:p>1032</text:p>
          </table:table-cell>
          <table:table-cell office:value-type="float" office:value="269" calcext:value-type="float">
            <text:p>269</text:p>
          </table:table-cell>
          <table:table-cell office:value-type="float" office:value="651" calcext:value-type="float">
            <text:p>651</text:p>
          </table:table-cell>
          <table:table-cell office:value-type="float" office:value="1111" calcext:value-type="float">
            <text:p>1111</text:p>
          </table:table-cell>
          <table:table-cell office:value-type="float" office:value="1607" calcext:value-type="float">
            <text:p>1607</text:p>
          </table:table-cell>
          <table:table-cell office:value-type="float" office:value="2130" calcext:value-type="float">
            <text:p>2130</text:p>
          </table:table-cell>
          <table:table-cell office:value-type="float" office:value="2670" calcext:value-type="float">
            <text:p>2670</text:p>
          </table:table-cell>
          <table:table-cell office:value-type="float" office:value="3235" calcext:value-type="float">
            <text:p>3235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ean</text:p>
          </table:table-cell>
          <table:table-cell office:value-type="float" office:value="1032" calcext:value-type="float">
            <text:p>1032</text:p>
          </table:table-cell>
          <table:table-cell office:value-type="float" office:value="809" calcext:value-type="float">
            <text:p>809</text:p>
          </table:table-cell>
          <table:table-cell office:value-type="float" office:value="1977" calcext:value-type="float">
            <text:p>1977</text:p>
          </table:table-cell>
          <table:table-cell office:value-type="float" office:value="3272" calcext:value-type="float">
            <text:p>3272</text:p>
          </table:table-cell>
          <table:table-cell office:value-type="float" office:value="4692" calcext:value-type="float">
            <text:p>4692</text:p>
          </table:table-cell>
          <table:table-cell office:value-type="float" office:value="6243" calcext:value-type="float">
            <text:p>6243</text:p>
          </table:table-cell>
          <table:table-cell office:value-type="float" office:value="7947" calcext:value-type="float">
            <text:p>7947</text:p>
          </table:table-cell>
          <table:table-cell office:value-type="float" office:value="9809" calcext:value-type="float">
            <text:p>9809</text:p>
          </table:table-cell>
          <table:table-cell office:value-type="float" office:value="11868" calcext:value-type="float">
            <text:p>1186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high</text:p>
          </table:table-cell>
          <table:table-cell office:value-type="float" office:value="1032" calcext:value-type="float">
            <text:p>1032</text:p>
          </table:table-cell>
          <table:table-cell office:value-type="float" office:value="1460" calcext:value-type="float">
            <text:p>1460</text:p>
          </table:table-cell>
          <table:table-cell office:value-type="float" office:value="3477" calcext:value-type="float">
            <text:p>3477</text:p>
          </table:table-cell>
          <table:table-cell office:value-type="float" office:value="5804" calcext:value-type="float">
            <text:p>5804</text:p>
          </table:table-cell>
          <table:table-cell office:value-type="float" office:value="8491" calcext:value-type="float">
            <text:p>8491</text:p>
          </table:table-cell>
          <table:table-cell office:value-type="float" office:value="11598" calcext:value-type="float">
            <text:p>11598</text:p>
          </table:table-cell>
          <table:table-cell table:number-columns-repeated="3" office:value-type="float" office:value="13481" calcext:value-type="float">
            <text:p>1348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me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low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09" calcext:value-type="float">
            <text:p>109</text:p>
          </table:table-cell>
          <table:table-cell office:value-type="float" office:value="136" calcext:value-type="float">
            <text:p>136</text:p>
          </table:table-cell>
          <table:table-cell office:value-type="float" office:value="162" calcext:value-type="float">
            <text:p>162</text:p>
          </table:table-cell>
          <table:table-cell office:value-type="float" office:value="190" calcext:value-type="float">
            <text:p>19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mean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114" calcext:value-type="float">
            <text:p>114</text:p>
          </table:table-cell>
          <table:table-cell office:value-type="float" office:value="171" calcext:value-type="float">
            <text:p>171</text:p>
          </table:table-cell>
          <table:table-cell office:value-type="float" office:value="230" calcext:value-type="float">
            <text:p>230</text:p>
          </table:table-cell>
          <table:table-cell office:value-type="float" office:value="293" calcext:value-type="float">
            <text:p>293</text:p>
          </table:table-cell>
          <table:table-cell office:value-type="float" office:value="358" calcext:value-type="float">
            <text:p>358</text:p>
          </table:table-cell>
          <table:table-cell office:value-type="float" office:value="428" calcext:value-type="float">
            <text:p>42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high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float" office:value="174" calcext:value-type="float">
            <text:p>174</text:p>
          </table:table-cell>
          <table:table-cell office:value-type="float" office:value="266" calcext:value-type="float">
            <text:p>266</text:p>
          </table:table-cell>
          <table:table-cell office:value-type="float" office:value="365" calcext:value-type="float">
            <text:p>365</text:p>
          </table:table-cell>
          <table:table-cell office:value-type="float" office:value="474" calcext:value-type="float">
            <text:p>474</text:p>
          </table:table-cell>
          <table:table-cell office:value-type="float" office:value="591" calcext:value-type="float">
            <text:p>591</text:p>
          </table:table-cell>
          <table:table-cell office:value-type="float" office:value="721" calcext:value-type="float">
            <text:p>721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me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mea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high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  <table:table-cell office:value-type="float" office:value="161" calcext:value-type="float">
            <text:p>161</text:p>
          </table:table-cell>
          <table:table-cell office:value-type="float" office:value="200" calcext:value-type="float">
            <text:p>20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mean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high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ow</text:p>
          </table:table-cell>
          <table:table-cell office:value-type="float" office:value="12301" calcext:value-type="float">
            <text:p>12301</text:p>
          </table:table-cell>
          <table:table-cell office:value-type="float" office:value="12397" calcext:value-type="float">
            <text:p>12397</text:p>
          </table:table-cell>
          <table:table-cell office:value-type="float" office:value="23049" calcext:value-type="float">
            <text:p>23049</text:p>
          </table:table-cell>
          <table:table-cell office:value-type="float" office:value="33482" calcext:value-type="float">
            <text:p>33482</text:p>
          </table:table-cell>
          <table:table-cell office:value-type="float" office:value="43474" calcext:value-type="float">
            <text:p>43474</text:p>
          </table:table-cell>
          <table:table-cell office:value-type="float" office:value="53121" calcext:value-type="float">
            <text:p>53121</text:p>
          </table:table-cell>
          <table:table-cell office:value-type="float" office:value="62902" calcext:value-type="float">
            <text:p>62902</text:p>
          </table:table-cell>
          <table:table-cell office:value-type="float" office:value="72996" calcext:value-type="float">
            <text:p>72996</text:p>
          </table:table-cell>
          <table:table-cell office:value-type="float" office:value="83343" calcext:value-type="float">
            <text:p>8334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mean</text:p>
          </table:table-cell>
          <table:table-cell office:value-type="float" office:value="12301" calcext:value-type="float">
            <text:p>12301</text:p>
          </table:table-cell>
          <table:table-cell office:value-type="float" office:value="15446" calcext:value-type="float">
            <text:p>15446</text:p>
          </table:table-cell>
          <table:table-cell office:value-type="float" office:value="29007" calcext:value-type="float">
            <text:p>29007</text:p>
          </table:table-cell>
          <table:table-cell office:value-type="float" office:value="42003" calcext:value-type="float">
            <text:p>42003</text:p>
          </table:table-cell>
          <table:table-cell office:value-type="float" office:value="54361" calcext:value-type="float">
            <text:p>54361</text:p>
          </table:table-cell>
          <table:table-cell office:value-type="float" office:value="67034" calcext:value-type="float">
            <text:p>67034</text:p>
          </table:table-cell>
          <table:table-cell office:value-type="float" office:value="80172" calcext:value-type="float">
            <text:p>80172</text:p>
          </table:table-cell>
          <table:table-cell office:value-type="float" office:value="93583" calcext:value-type="float">
            <text:p>93583</text:p>
          </table:table-cell>
          <table:table-cell office:value-type="float" office:value="107065" calcext:value-type="float">
            <text:p>1070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high</text:p>
          </table:table-cell>
          <table:table-cell office:value-type="float" office:value="12301" calcext:value-type="float">
            <text:p>12301</text:p>
          </table:table-cell>
          <table:table-cell office:value-type="float" office:value="18497" calcext:value-type="float">
            <text:p>18497</text:p>
          </table:table-cell>
          <table:table-cell office:value-type="float" office:value="34815" calcext:value-type="float">
            <text:p>34815</text:p>
          </table:table-cell>
          <table:table-cell office:value-type="float" office:value="50172" calcext:value-type="float">
            <text:p>50172</text:p>
          </table:table-cell>
          <table:table-cell office:value-type="float" office:value="65505" calcext:value-type="float">
            <text:p>65505</text:p>
          </table:table-cell>
          <table:table-cell office:value-type="float" office:value="81528" calcext:value-type="float">
            <text:p>81528</text:p>
          </table:table-cell>
          <table:table-cell office:value-type="float" office:value="97915" calcext:value-type="float">
            <text:p>97915</text:p>
          </table:table-cell>
          <table:table-cell office:value-type="float" office:value="114322" calcext:value-type="float">
            <text:p>114322</text:p>
          </table:table-cell>
          <table:table-cell office:value-type="float" office:value="130677" calcext:value-type="float">
            <text:p>13067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low</text:p>
          </table:table-cell>
          <table:table-cell office:value-type="float" office:value="569" calcext:value-type="float">
            <text:p>569</text:p>
          </table:table-cell>
          <table:table-cell office:value-type="float" office:value="69" calcext:value-type="float">
            <text:p>69</text:p>
          </table:table-cell>
          <table:table-cell office:value-type="float" office:value="146" calcext:value-type="float">
            <text:p>146</text:p>
          </table:table-cell>
          <table:table-cell office:value-type="float" office:value="231" calcext:value-type="float">
            <text:p>231</text:p>
          </table:table-cell>
          <table:table-cell office:value-type="float" office:value="322" calcext:value-type="float">
            <text:p>322</text:p>
          </table:table-cell>
          <table:table-cell office:value-type="float" office:value="414" calcext:value-type="float">
            <text:p>414</text:p>
          </table:table-cell>
          <table:table-cell office:value-type="float" office:value="509" calcext:value-type="float">
            <text:p>509</text:p>
          </table:table-cell>
          <table:table-cell office:value-type="float" office:value="605" calcext:value-type="float">
            <text:p>605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mean</text:p>
          </table:table-cell>
          <table:table-cell office:value-type="float" office:value="569" calcext:value-type="float">
            <text:p>569</text:p>
          </table:table-cell>
          <table:table-cell office:value-type="float" office:value="525" calcext:value-type="float">
            <text:p>525</text:p>
          </table:table-cell>
          <table:table-cell office:value-type="float" office:value="1151" calcext:value-type="float">
            <text:p>1151</text:p>
          </table:table-cell>
          <table:table-cell office:value-type="float" office:value="1833" calcext:value-type="float">
            <text:p>1833</text:p>
          </table:table-cell>
          <table:table-cell office:value-type="float" office:value="2564" calcext:value-type="float">
            <text:p>2564</text:p>
          </table:table-cell>
          <table:table-cell office:value-type="float" office:value="3335" calcext:value-type="float">
            <text:p>3335</text:p>
          </table:table-cell>
          <table:table-cell office:value-type="float" office:value="4151" calcext:value-type="float">
            <text:p>4151</text:p>
          </table:table-cell>
          <table:table-cell office:value-type="float" office:value="5017" calcext:value-type="float">
            <text:p>5017</text:p>
          </table:table-cell>
          <table:table-cell office:value-type="float" office:value="5942" calcext:value-type="float">
            <text:p>59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high</text:p>
          </table:table-cell>
          <table:table-cell office:value-type="float" office:value="569" calcext:value-type="float">
            <text:p>569</text:p>
          </table:table-cell>
          <table:table-cell office:value-type="float" office:value="1046" calcext:value-type="float">
            <text:p>1046</text:p>
          </table:table-cell>
          <table:table-cell office:value-type="float" office:value="2322" calcext:value-type="float">
            <text:p>2322</text:p>
          </table:table-cell>
          <table:table-cell office:value-type="float" office:value="3748" calcext:value-type="float">
            <text:p>3748</text:p>
          </table:table-cell>
          <table:table-cell office:value-type="float" office:value="5334" calcext:value-type="float">
            <text:p>5334</text:p>
          </table:table-cell>
          <table:table-cell office:value-type="float" office:value="7131" calcext:value-type="float">
            <text:p>7131</text:p>
          </table:table-cell>
          <table:table-cell office:value-type="float" office:value="8857" calcext:value-type="float">
            <text:p>8857</text:p>
          </table:table-cell>
          <table:table-cell table:number-columns-repeated="2" office:value-type="float" office:value="11545" calcext:value-type="float">
            <text:p>115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low</text:p>
          </table:table-cell>
          <table:table-cell office:value-type="float" office:value="95678" calcext:value-type="float">
            <text:p>95678</text:p>
          </table:table-cell>
          <table:table-cell office:value-type="float" office:value="55526" calcext:value-type="float">
            <text:p>55526</text:p>
          </table:table-cell>
          <table:table-cell office:value-type="float" office:value="126303" calcext:value-type="float">
            <text:p>126303</text:p>
          </table:table-cell>
          <table:table-cell office:value-type="float" office:value="203366" calcext:value-type="float">
            <text:p>203366</text:p>
          </table:table-cell>
          <table:table-cell office:value-type="float" office:value="283682" calcext:value-type="float">
            <text:p>283682</text:p>
          </table:table-cell>
          <table:table-cell office:value-type="float" office:value="368611" calcext:value-type="float">
            <text:p>368611</text:p>
          </table:table-cell>
          <table:table-cell office:value-type="float" office:value="458646" calcext:value-type="float">
            <text:p>458646</text:p>
          </table:table-cell>
          <table:table-cell office:value-type="float" office:value="552585" calcext:value-type="float">
            <text:p>552585</text:p>
          </table:table-cell>
          <table:table-cell office:value-type="float" office:value="649164" calcext:value-type="float">
            <text:p>6491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mean</text:p>
          </table:table-cell>
          <table:table-cell office:value-type="float" office:value="95678" calcext:value-type="float">
            <text:p>95678</text:p>
          </table:table-cell>
          <table:table-cell office:value-type="float" office:value="88954" calcext:value-type="float">
            <text:p>88954</text:p>
          </table:table-cell>
          <table:table-cell office:value-type="float" office:value="202087" calcext:value-type="float">
            <text:p>202087</text:p>
          </table:table-cell>
          <table:table-cell office:value-type="float" office:value="323329" calcext:value-type="float">
            <text:p>323329</text:p>
          </table:table-cell>
          <table:table-cell office:value-type="float" office:value="455690" calcext:value-type="float">
            <text:p>455690</text:p>
          </table:table-cell>
          <table:table-cell office:value-type="float" office:value="596640" calcext:value-type="float">
            <text:p>596640</text:p>
          </table:table-cell>
          <table:table-cell office:value-type="float" office:value="743734" calcext:value-type="float">
            <text:p>743734</text:p>
          </table:table-cell>
          <table:table-cell office:value-type="float" office:value="896020" calcext:value-type="float">
            <text:p>896020</text:p>
          </table:table-cell>
          <table:table-cell office:value-type="float" office:value="1053454" calcext:value-type="float">
            <text:p>105345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high</text:p>
          </table:table-cell>
          <table:table-cell office:value-type="float" office:value="95678" calcext:value-type="float">
            <text:p>95678</text:p>
          </table:table-cell>
          <table:table-cell office:value-type="float" office:value="125096" calcext:value-type="float">
            <text:p>125096</text:p>
          </table:table-cell>
          <table:table-cell office:value-type="float" office:value="281040" calcext:value-type="float">
            <text:p>281040</text:p>
          </table:table-cell>
          <table:table-cell office:value-type="float" office:value="454198" calcext:value-type="float">
            <text:p>454198</text:p>
          </table:table-cell>
          <table:table-cell office:value-type="float" office:value="642848" calcext:value-type="float">
            <text:p>642848</text:p>
          </table:table-cell>
          <table:table-cell office:value-type="float" office:value="841935" calcext:value-type="float">
            <text:p>841935</text:p>
          </table:table-cell>
          <table:table-cell office:value-type="float" office:value="1049985" calcext:value-type="float">
            <text:p>1049985</text:p>
          </table:table-cell>
          <table:table-cell office:value-type="float" office:value="1265663" calcext:value-type="float">
            <text:p>1265663</text:p>
          </table:table-cell>
          <table:table-cell office:value-type="float" office:value="1486338" calcext:value-type="float">
            <text:p>14863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me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high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mean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130" calcext:value-type="float">
            <text:p>130</text:p>
          </table:table-cell>
          <table:table-cell office:value-type="float" office:value="172" calcext:value-type="float">
            <text:p>172</text:p>
          </table:table-cell>
          <table:table-cell table:number-columns-repeated="4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high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table:number-columns-repeated="6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low</text:p>
          </table:table-cell>
          <table:table-cell office:value-type="float" office:value="34218" calcext:value-type="float">
            <text:p>34218</text:p>
          </table:table-cell>
          <table:table-cell office:value-type="float" office:value="21894" calcext:value-type="float">
            <text:p>21894</text:p>
          </table:table-cell>
          <table:table-cell office:value-type="float" office:value="45662" calcext:value-type="float">
            <text:p>45662</text:p>
          </table:table-cell>
          <table:table-cell office:value-type="float" office:value="71748" calcext:value-type="float">
            <text:p>71748</text:p>
          </table:table-cell>
          <table:table-cell office:value-type="float" office:value="98517" calcext:value-type="float">
            <text:p>98517</text:p>
          </table:table-cell>
          <table:table-cell office:value-type="float" office:value="125093" calcext:value-type="float">
            <text:p>125093</text:p>
          </table:table-cell>
          <table:table-cell office:value-type="float" office:value="151569" calcext:value-type="float">
            <text:p>151569</text:p>
          </table:table-cell>
          <table:table-cell office:value-type="float" office:value="178021" calcext:value-type="float">
            <text:p>178021</text:p>
          </table:table-cell>
          <table:table-cell office:value-type="float" office:value="204496" calcext:value-type="float">
            <text:p>20449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mean</text:p>
          </table:table-cell>
          <table:table-cell office:value-type="float" office:value="34218" calcext:value-type="float">
            <text:p>34218</text:p>
          </table:table-cell>
          <table:table-cell office:value-type="float" office:value="35617" calcext:value-type="float">
            <text:p>35617</text:p>
          </table:table-cell>
          <table:table-cell office:value-type="float" office:value="76948" calcext:value-type="float">
            <text:p>76948</text:p>
          </table:table-cell>
          <table:table-cell office:value-type="float" office:value="119618" calcext:value-type="float">
            <text:p>119618</text:p>
          </table:table-cell>
          <table:table-cell office:value-type="float" office:value="161923" calcext:value-type="float">
            <text:p>161923</text:p>
          </table:table-cell>
          <table:table-cell office:value-type="float" office:value="204204" calcext:value-type="float">
            <text:p>204204</text:p>
          </table:table-cell>
          <table:table-cell office:value-type="float" office:value="249046" calcext:value-type="float">
            <text:p>249046</text:p>
          </table:table-cell>
          <table:table-cell office:value-type="float" office:value="308581" calcext:value-type="float">
            <text:p>308581</text:p>
          </table:table-cell>
          <table:table-cell office:value-type="float" office:value="366503" calcext:value-type="float">
            <text:p>3665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high</text:p>
          </table:table-cell>
          <table:table-cell office:value-type="float" office:value="34218" calcext:value-type="float">
            <text:p>34218</text:p>
          </table:table-cell>
          <table:table-cell office:value-type="float" office:value="50665" calcext:value-type="float">
            <text:p>50665</text:p>
          </table:table-cell>
          <table:table-cell office:value-type="float" office:value="108943" calcext:value-type="float">
            <text:p>108943</text:p>
          </table:table-cell>
          <table:table-cell office:value-type="float" office:value="167093" calcext:value-type="float">
            <text:p>167093</text:p>
          </table:table-cell>
          <table:table-cell office:value-type="float" office:value="225757" calcext:value-type="float">
            <text:p>225757</text:p>
          </table:table-cell>
          <table:table-cell office:value-type="float" office:value="298859" calcext:value-type="float">
            <text:p>298859</text:p>
          </table:table-cell>
          <table:table-cell table:number-columns-repeated="3" office:value-type="float" office:value="366503" calcext:value-type="float">
            <text:p>3665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ow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125" calcext:value-type="float">
            <text:p>125</text:p>
          </table:table-cell>
          <table:table-cell table:number-columns-repeated="5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ean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high</text:p>
          </table:table-cell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  <table:table-cell table:number-columns-repeated="7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low</text:p>
          </table:table-cell>
          <table:table-cell office:value-type="float" office:value="193" calcext:value-type="float">
            <text:p>193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152" calcext:value-type="float">
            <text:p>152</text:p>
          </table:table-cell>
          <table:table-cell office:value-type="float" office:value="255" calcext:value-type="float">
            <text:p>255</text:p>
          </table:table-cell>
          <table:table-cell office:value-type="float" office:value="397" calcext:value-type="float">
            <text:p>397</text:p>
          </table:table-cell>
          <table:table-cell office:value-type="float" office:value="551" calcext:value-type="float">
            <text:p>551</text:p>
          </table:table-cell>
          <table:table-cell office:value-type="float" office:value="713" calcext:value-type="float">
            <text:p>713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mean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684" calcext:value-type="float">
            <text:p>684</text:p>
          </table:table-cell>
          <table:table-cell office:value-type="float" office:value="1324" calcext:value-type="float">
            <text:p>1324</text:p>
          </table:table-cell>
          <table:table-cell office:value-type="float" office:value="2108" calcext:value-type="float">
            <text:p>2108</text:p>
          </table:table-cell>
          <table:table-cell office:value-type="float" office:value="3069" calcext:value-type="float">
            <text:p>3069</text:p>
          </table:table-cell>
          <table:table-cell office:value-type="float" office:value="3760" calcext:value-type="float">
            <text:p>3760</text:p>
          </table:table-cell>
          <table:table-cell table:number-columns-repeated="2" office:value-type="float" office:value="4761" calcext:value-type="float">
            <text:p>476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high</text:p>
          </table:table-cell>
          <table:table-cell office:value-type="float" office:value="193" calcext:value-type="float">
            <text:p>193</text:p>
          </table:table-cell>
          <table:table-cell office:value-type="float" office:value="523" calcext:value-type="float">
            <text:p>523</text:p>
          </table:table-cell>
          <table:table-cell office:value-type="float" office:value="1630" calcext:value-type="float">
            <text:p>1630</text:p>
          </table:table-cell>
          <table:table-cell office:value-type="float" office:value="3204" calcext:value-type="float">
            <text:p>3204</text:p>
          </table:table-cell>
          <table:table-cell table:number-columns-repeated="5" office:value-type="float" office:value="4761" calcext:value-type="float">
            <text:p>476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low</text:p>
          </table:table-cell>
          <table:table-cell office:value-type="float" office:value="57839" calcext:value-type="float">
            <text:p>57839</text:p>
          </table:table-cell>
          <table:table-cell office:value-type="float" office:value="34518" calcext:value-type="float">
            <text:p>34518</text:p>
          </table:table-cell>
          <table:table-cell office:value-type="float" office:value="80064" calcext:value-type="float">
            <text:p>80064</text:p>
          </table:table-cell>
          <table:table-cell office:value-type="float" office:value="133793" calcext:value-type="float">
            <text:p>133793</text:p>
          </table:table-cell>
          <table:table-cell office:value-type="float" office:value="194451" calcext:value-type="float">
            <text:p>194451</text:p>
          </table:table-cell>
          <table:table-cell office:value-type="float" office:value="258569" calcext:value-type="float">
            <text:p>258569</text:p>
          </table:table-cell>
          <table:table-cell office:value-type="float" office:value="324024" calcext:value-type="float">
            <text:p>324024</text:p>
          </table:table-cell>
          <table:table-cell office:value-type="float" office:value="390998" calcext:value-type="float">
            <text:p>390998</text:p>
          </table:table-cell>
          <table:table-cell office:value-type="float" office:value="459879" calcext:value-type="float">
            <text:p>45987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mean</text:p>
          </table:table-cell>
          <table:table-cell office:value-type="float" office:value="57839" calcext:value-type="float">
            <text:p>57839</text:p>
          </table:table-cell>
          <table:table-cell office:value-type="float" office:value="44182" calcext:value-type="float">
            <text:p>44182</text:p>
          </table:table-cell>
          <table:table-cell office:value-type="float" office:value="104094" calcext:value-type="float">
            <text:p>104094</text:p>
          </table:table-cell>
          <table:table-cell office:value-type="float" office:value="175627" calcext:value-type="float">
            <text:p>175627</text:p>
          </table:table-cell>
          <table:table-cell office:value-type="float" office:value="254255" calcext:value-type="float">
            <text:p>254255</text:p>
          </table:table-cell>
          <table:table-cell office:value-type="float" office:value="335011" calcext:value-type="float">
            <text:p>335011</text:p>
          </table:table-cell>
          <table:table-cell office:value-type="float" office:value="418259" calcext:value-type="float">
            <text:p>418259</text:p>
          </table:table-cell>
          <table:table-cell office:value-type="float" office:value="505141" calcext:value-type="float">
            <text:p>505141</text:p>
          </table:table-cell>
          <table:table-cell office:value-type="float" office:value="598313" calcext:value-type="float">
            <text:p>59831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high</text:p>
          </table:table-cell>
          <table:table-cell office:value-type="float" office:value="57839" calcext:value-type="float">
            <text:p>57839</text:p>
          </table:table-cell>
          <table:table-cell office:value-type="float" office:value="54496" calcext:value-type="float">
            <text:p>54496</text:p>
          </table:table-cell>
          <table:table-cell office:value-type="float" office:value="129962" calcext:value-type="float">
            <text:p>129962</text:p>
          </table:table-cell>
          <table:table-cell office:value-type="float" office:value="219885" calcext:value-type="float">
            <text:p>219885</text:p>
          </table:table-cell>
          <table:table-cell office:value-type="float" office:value="315156" calcext:value-type="float">
            <text:p>315156</text:p>
          </table:table-cell>
          <table:table-cell office:value-type="float" office:value="413664" calcext:value-type="float">
            <text:p>413664</text:p>
          </table:table-cell>
          <table:table-cell office:value-type="float" office:value="517281" calcext:value-type="float">
            <text:p>517281</text:p>
          </table:table-cell>
          <table:table-cell office:value-type="float" office:value="629890" calcext:value-type="float">
            <text:p>629890</text:p>
          </table:table-cell>
          <table:table-cell office:value-type="float" office:value="749839" calcext:value-type="float">
            <text:p>74983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low</text:p>
          </table:table-cell>
          <table:table-cell office:value-type="float" office:value="22812" calcext:value-type="float">
            <text:p>22812</text:p>
          </table:table-cell>
          <table:table-cell office:value-type="float" office:value="19056" calcext:value-type="float">
            <text:p>19056</text:p>
          </table:table-cell>
          <table:table-cell office:value-type="float" office:value="38756" calcext:value-type="float">
            <text:p>38756</text:p>
          </table:table-cell>
          <table:table-cell office:value-type="float" office:value="58351" calcext:value-type="float">
            <text:p>58351</text:p>
          </table:table-cell>
          <table:table-cell office:value-type="float" office:value="77619" calcext:value-type="float">
            <text:p>77619</text:p>
          </table:table-cell>
          <table:table-cell office:value-type="float" office:value="97261" calcext:value-type="float">
            <text:p>97261</text:p>
          </table:table-cell>
          <table:table-cell office:value-type="float" office:value="117530" calcext:value-type="float">
            <text:p>117530</text:p>
          </table:table-cell>
          <table:table-cell office:value-type="float" office:value="138493" calcext:value-type="float">
            <text:p>138493</text:p>
          </table:table-cell>
          <table:table-cell office:value-type="float" office:value="160398" calcext:value-type="float">
            <text:p>16039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mean</text:p>
          </table:table-cell>
          <table:table-cell office:value-type="float" office:value="22812" calcext:value-type="float">
            <text:p>22812</text:p>
          </table:table-cell>
          <table:table-cell office:value-type="float" office:value="27350" calcext:value-type="float">
            <text:p>27350</text:p>
          </table:table-cell>
          <table:table-cell office:value-type="float" office:value="55143" calcext:value-type="float">
            <text:p>55143</text:p>
          </table:table-cell>
          <table:table-cell office:value-type="float" office:value="82540" calcext:value-type="float">
            <text:p>82540</text:p>
          </table:table-cell>
          <table:table-cell office:value-type="float" office:value="110823" calcext:value-type="float">
            <text:p>110823</text:p>
          </table:table-cell>
          <table:table-cell office:value-type="float" office:value="140421" calcext:value-type="float">
            <text:p>140421</text:p>
          </table:table-cell>
          <table:table-cell office:value-type="float" office:value="172039" calcext:value-type="float">
            <text:p>172039</text:p>
          </table:table-cell>
          <table:table-cell office:value-type="float" office:value="206691" calcext:value-type="float">
            <text:p>206691</text:p>
          </table:table-cell>
          <table:table-cell office:value-type="float" office:value="245018" calcext:value-type="float">
            <text:p>24501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high</text:p>
          </table:table-cell>
          <table:table-cell office:value-type="float" office:value="22812" calcext:value-type="float">
            <text:p>22812</text:p>
          </table:table-cell>
          <table:table-cell office:value-type="float" office:value="35529" calcext:value-type="float">
            <text:p>35529</text:p>
          </table:table-cell>
          <table:table-cell office:value-type="float" office:value="71332" calcext:value-type="float">
            <text:p>71332</text:p>
          </table:table-cell>
          <table:table-cell office:value-type="float" office:value="107509" calcext:value-type="float">
            <text:p>107509</text:p>
          </table:table-cell>
          <table:table-cell office:value-type="float" office:value="145905" calcext:value-type="float">
            <text:p>145905</text:p>
          </table:table-cell>
          <table:table-cell office:value-type="float" office:value="188048" calcext:value-type="float">
            <text:p>188048</text:p>
          </table:table-cell>
          <table:table-cell office:value-type="float" office:value="235800" calcext:value-type="float">
            <text:p>235800</text:p>
          </table:table-cell>
          <table:table-cell office:value-type="float" office:value="290317" calcext:value-type="float">
            <text:p>290317</text:p>
          </table:table-cell>
          <table:table-cell office:value-type="float" office:value="351246" calcext:value-type="float">
            <text:p>35124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low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130" calcext:value-type="float">
            <text:p>130</text:p>
          </table:table-cell>
          <table:table-cell office:value-type="float" office:value="172" calcext:value-type="float">
            <text:p>172</text:p>
          </table:table-cell>
          <table:table-cell office:value-type="float" office:value="218" calcext:value-type="float">
            <text:p>218</text:p>
          </table:table-cell>
          <table:table-cell office:value-type="float" office:value="268" calcext:value-type="float">
            <text:p>268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ean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office:value-type="float" office:value="208" calcext:value-type="float">
            <text:p>208</text:p>
          </table:table-cell>
          <table:table-cell office:value-type="float" office:value="308" calcext:value-type="float">
            <text:p>308</text:p>
          </table:table-cell>
          <table:table-cell office:value-type="float" office:value="427" calcext:value-type="float">
            <text:p>427</text:p>
          </table:table-cell>
          <table:table-cell office:value-type="float" office:value="547" calcext:value-type="float">
            <text:p>547</text:p>
          </table:table-cell>
          <table:table-cell office:value-type="float" office:value="675" calcext:value-type="float">
            <text:p>675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high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205" calcext:value-type="float">
            <text:p>205</text:p>
          </table:table-cell>
          <table:table-cell office:value-type="float" office:value="361" calcext:value-type="float">
            <text:p>361</text:p>
          </table:table-cell>
          <table:table-cell office:value-type="float" office:value="539" calcext:value-type="float">
            <text:p>539</text:p>
          </table:table-cell>
          <table:table-cell office:value-type="float" office:value="729" calcext:value-type="float">
            <text:p>729</text:p>
          </table:table-cell>
          <table:table-cell office:value-type="float" office:value="921" calcext:value-type="float">
            <text:p>921</text:p>
          </table:table-cell>
          <table:table-cell office:value-type="float" office:value="1125" calcext:value-type="float">
            <text:p>1125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low</text:p>
          </table:table-cell>
          <table:table-cell office:value-type="float" office:value="25616" calcext:value-type="float">
            <text:p>25616</text:p>
          </table:table-cell>
          <table:table-cell office:value-type="float" office:value="33248" calcext:value-type="float">
            <text:p>33248</text:p>
          </table:table-cell>
          <table:table-cell office:value-type="float" office:value="53526" calcext:value-type="float">
            <text:p>53526</text:p>
          </table:table-cell>
          <table:table-cell office:value-type="float" office:value="76692" calcext:value-type="float">
            <text:p>76692</text:p>
          </table:table-cell>
          <table:table-cell office:value-type="float" office:value="104758" calcext:value-type="float">
            <text:p>104758</text:p>
          </table:table-cell>
          <table:table-cell office:value-type="float" office:value="136391" calcext:value-type="float">
            <text:p>136391</text:p>
          </table:table-cell>
          <table:table-cell office:value-type="float" office:value="171062" calcext:value-type="float">
            <text:p>171062</text:p>
          </table:table-cell>
          <table:table-cell office:value-type="float" office:value="207989" calcext:value-type="float">
            <text:p>207989</text:p>
          </table:table-cell>
          <table:table-cell office:value-type="float" office:value="246088" calcext:value-type="float">
            <text:p>24608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mean</text:p>
          </table:table-cell>
          <table:table-cell office:value-type="float" office:value="25616" calcext:value-type="float">
            <text:p>25616</text:p>
          </table:table-cell>
          <table:table-cell office:value-type="float" office:value="40155" calcext:value-type="float">
            <text:p>40155</text:p>
          </table:table-cell>
          <table:table-cell office:value-type="float" office:value="69783" calcext:value-type="float">
            <text:p>69783</text:p>
          </table:table-cell>
          <table:table-cell office:value-type="float" office:value="107268" calcext:value-type="float">
            <text:p>107268</text:p>
          </table:table-cell>
          <table:table-cell office:value-type="float" office:value="151320" calcext:value-type="float">
            <text:p>151320</text:p>
          </table:table-cell>
          <table:table-cell office:value-type="float" office:value="200697" calcext:value-type="float">
            <text:p>200697</text:p>
          </table:table-cell>
          <table:table-cell office:value-type="float" office:value="252652" calcext:value-type="float">
            <text:p>252652</text:p>
          </table:table-cell>
          <table:table-cell office:value-type="float" office:value="308809" calcext:value-type="float">
            <text:p>308809</text:p>
          </table:table-cell>
          <table:table-cell office:value-type="float" office:value="369115" calcext:value-type="float">
            <text:p>36911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high</text:p>
          </table:table-cell>
          <table:table-cell office:value-type="float" office:value="25616" calcext:value-type="float">
            <text:p>25616</text:p>
          </table:table-cell>
          <table:table-cell office:value-type="float" office:value="47592" calcext:value-type="float">
            <text:p>47592</text:p>
          </table:table-cell>
          <table:table-cell office:value-type="float" office:value="88562" calcext:value-type="float">
            <text:p>88562</text:p>
          </table:table-cell>
          <table:table-cell office:value-type="float" office:value="141873" calcext:value-type="float">
            <text:p>141873</text:p>
          </table:table-cell>
          <table:table-cell office:value-type="float" office:value="203783" calcext:value-type="float">
            <text:p>203783</text:p>
          </table:table-cell>
          <table:table-cell office:value-type="float" office:value="270586" calcext:value-type="float">
            <text:p>270586</text:p>
          </table:table-cell>
          <table:table-cell office:value-type="float" office:value="343900" calcext:value-type="float">
            <text:p>343900</text:p>
          </table:table-cell>
          <table:table-cell office:value-type="float" office:value="424491" calcext:value-type="float">
            <text:p>424491</text:p>
          </table:table-cell>
          <table:table-cell office:value-type="float" office:value="512550" calcext:value-type="float">
            <text:p>51255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low</text:p>
          </table:table-cell>
          <table:table-cell office:value-type="float" office:value="518135" calcext:value-type="float">
            <text:p>518135</text:p>
          </table:table-cell>
          <table:table-cell office:value-type="float" office:value="424094" calcext:value-type="float">
            <text:p>424094</text:p>
          </table:table-cell>
          <table:table-cell office:value-type="float" office:value="906728" calcext:value-type="float">
            <text:p>906728</text:p>
          </table:table-cell>
          <table:table-cell office:value-type="float" office:value="1432859" calcext:value-type="float">
            <text:p>1432859</text:p>
          </table:table-cell>
          <table:table-cell office:value-type="float" office:value="2008815" calcext:value-type="float">
            <text:p>2008815</text:p>
          </table:table-cell>
          <table:table-cell office:value-type="float" office:value="2623700" calcext:value-type="float">
            <text:p>2623700</text:p>
          </table:table-cell>
          <table:table-cell office:value-type="float" office:value="3274947" calcext:value-type="float">
            <text:p>3274947</text:p>
          </table:table-cell>
          <table:table-cell office:value-type="float" office:value="3970966" calcext:value-type="float">
            <text:p>3970966</text:p>
          </table:table-cell>
          <table:table-cell office:value-type="float" office:value="4717905" calcext:value-type="float">
            <text:p>47179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mean</text:p>
          </table:table-cell>
          <table:table-cell office:value-type="float" office:value="518135" calcext:value-type="float">
            <text:p>518135</text:p>
          </table:table-cell>
          <table:table-cell office:value-type="float" office:value="564053" calcext:value-type="float">
            <text:p>564053</text:p>
          </table:table-cell>
          <table:table-cell office:value-type="float" office:value="1219519" calcext:value-type="float">
            <text:p>1219519</text:p>
          </table:table-cell>
          <table:table-cell office:value-type="float" office:value="1953299" calcext:value-type="float">
            <text:p>1953299</text:p>
          </table:table-cell>
          <table:table-cell office:value-type="float" office:value="2756388" calcext:value-type="float">
            <text:p>2756388</text:p>
          </table:table-cell>
          <table:table-cell office:value-type="float" office:value="3624925" calcext:value-type="float">
            <text:p>3624925</text:p>
          </table:table-cell>
          <table:table-cell office:value-type="float" office:value="4574098" calcext:value-type="float">
            <text:p>4574098</text:p>
          </table:table-cell>
          <table:table-cell office:value-type="float" office:value="5616196" calcext:value-type="float">
            <text:p>5616196</text:p>
          </table:table-cell>
          <table:table-cell office:value-type="float" office:value="6725638" calcext:value-type="float">
            <text:p>672563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high</text:p>
          </table:table-cell>
          <table:table-cell office:value-type="float" office:value="518135" calcext:value-type="float">
            <text:p>518135</text:p>
          </table:table-cell>
          <table:table-cell office:value-type="float" office:value="709547" calcext:value-type="float">
            <text:p>709547</text:p>
          </table:table-cell>
          <table:table-cell office:value-type="float" office:value="1548941" calcext:value-type="float">
            <text:p>1548941</text:p>
          </table:table-cell>
          <table:table-cell office:value-type="float" office:value="2506378" calcext:value-type="float">
            <text:p>2506378</text:p>
          </table:table-cell>
          <table:table-cell office:value-type="float" office:value="3560085" calcext:value-type="float">
            <text:p>3560085</text:p>
          </table:table-cell>
          <table:table-cell office:value-type="float" office:value="4735065" calcext:value-type="float">
            <text:p>4735065</text:p>
          </table:table-cell>
          <table:table-cell office:value-type="float" office:value="6045553" calcext:value-type="float">
            <text:p>6045553</text:p>
          </table:table-cell>
          <table:table-cell office:value-type="float" office:value="7437278" calcext:value-type="float">
            <text:p>7437278</text:p>
          </table:table-cell>
          <table:table-cell office:value-type="float" office:value="8868663" calcext:value-type="float">
            <text:p>886866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low</text:p>
          </table:table-cell>
          <table:table-cell office:value-type="float" office:value="3016" calcext:value-type="float">
            <text:p>3016</text:p>
          </table:table-cell>
          <table:table-cell office:value-type="float" office:value="2286" calcext:value-type="float">
            <text:p>2286</text:p>
          </table:table-cell>
          <table:table-cell office:value-type="float" office:value="4807" calcext:value-type="float">
            <text:p>4807</text:p>
          </table:table-cell>
          <table:table-cell office:value-type="float" office:value="7604" calcext:value-type="float">
            <text:p>7604</text:p>
          </table:table-cell>
          <table:table-cell office:value-type="float" office:value="10499" calcext:value-type="float">
            <text:p>10499</text:p>
          </table:table-cell>
          <table:table-cell office:value-type="float" office:value="13436" calcext:value-type="float">
            <text:p>13436</text:p>
          </table:table-cell>
          <table:table-cell office:value-type="float" office:value="16373" calcext:value-type="float">
            <text:p>16373</text:p>
          </table:table-cell>
          <table:table-cell office:value-type="float" office:value="19334" calcext:value-type="float">
            <text:p>19334</text:p>
          </table:table-cell>
          <table:table-cell office:value-type="float" office:value="22327" calcext:value-type="float">
            <text:p>2232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mean</text:p>
          </table:table-cell>
          <table:table-cell office:value-type="float" office:value="3016" calcext:value-type="float">
            <text:p>3016</text:p>
          </table:table-cell>
          <table:table-cell office:value-type="float" office:value="3130" calcext:value-type="float">
            <text:p>3130</text:p>
          </table:table-cell>
          <table:table-cell office:value-type="float" office:value="6771" calcext:value-type="float">
            <text:p>6771</text:p>
          </table:table-cell>
          <table:table-cell office:value-type="float" office:value="10680" calcext:value-type="float">
            <text:p>10680</text:p>
          </table:table-cell>
          <table:table-cell office:value-type="float" office:value="14647" calcext:value-type="float">
            <text:p>14647</text:p>
          </table:table-cell>
          <table:table-cell office:value-type="float" office:value="18641" calcext:value-type="float">
            <text:p>18641</text:p>
          </table:table-cell>
          <table:table-cell office:value-type="float" office:value="22687" calcext:value-type="float">
            <text:p>22687</text:p>
          </table:table-cell>
          <table:table-cell office:value-type="float" office:value="26801" calcext:value-type="float">
            <text:p>26801</text:p>
          </table:table-cell>
          <table:table-cell office:value-type="float" office:value="30984" calcext:value-type="float">
            <text:p>3098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high</text:p>
          </table:table-cell>
          <table:table-cell office:value-type="float" office:value="3016" calcext:value-type="float">
            <text:p>3016</text:p>
          </table:table-cell>
          <table:table-cell office:value-type="float" office:value="4026" calcext:value-type="float">
            <text:p>4026</text:p>
          </table:table-cell>
          <table:table-cell office:value-type="float" office:value="8792" calcext:value-type="float">
            <text:p>8792</text:p>
          </table:table-cell>
          <table:table-cell office:value-type="float" office:value="13792" calcext:value-type="float">
            <text:p>13792</text:p>
          </table:table-cell>
          <table:table-cell office:value-type="float" office:value="18826" calcext:value-type="float">
            <text:p>18826</text:p>
          </table:table-cell>
          <table:table-cell office:value-type="float" office:value="23950" calcext:value-type="float">
            <text:p>23950</text:p>
          </table:table-cell>
          <table:table-cell office:value-type="float" office:value="29175" calcext:value-type="float">
            <text:p>29175</text:p>
          </table:table-cell>
          <table:table-cell office:value-type="float" office:value="34505" calcext:value-type="float">
            <text:p>34505</text:p>
          </table:table-cell>
          <table:table-cell office:value-type="float" office:value="39951" calcext:value-type="float">
            <text:p>3995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ow</text:p>
          </table:table-cell>
          <table:table-cell office:value-type="float" office:value="30685" calcext:value-type="float">
            <text:p>30685</text:p>
          </table:table-cell>
          <table:table-cell office:value-type="float" office:value="20143" calcext:value-type="float">
            <text:p>20143</text:p>
          </table:table-cell>
          <table:table-cell office:value-type="float" office:value="43267" calcext:value-type="float">
            <text:p>43267</text:p>
          </table:table-cell>
          <table:table-cell office:value-type="float" office:value="69546" calcext:value-type="float">
            <text:p>69546</text:p>
          </table:table-cell>
          <table:table-cell office:value-type="float" office:value="98660" calcext:value-type="float">
            <text:p>98660</text:p>
          </table:table-cell>
          <table:table-cell office:value-type="float" office:value="131386" calcext:value-type="float">
            <text:p>131386</text:p>
          </table:table-cell>
          <table:table-cell office:value-type="float" office:value="168929" calcext:value-type="float">
            <text:p>168929</text:p>
          </table:table-cell>
          <table:table-cell table:number-columns-repeated="2" office:value-type="float" office:value="201730" calcext:value-type="float">
            <text:p>20173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ean</text:p>
          </table:table-cell>
          <table:table-cell office:value-type="float" office:value="30685" calcext:value-type="float">
            <text:p>30685</text:p>
          </table:table-cell>
          <table:table-cell office:value-type="float" office:value="40169" calcext:value-type="float">
            <text:p>40169</text:p>
          </table:table-cell>
          <table:table-cell office:value-type="float" office:value="91072" calcext:value-type="float">
            <text:p>91072</text:p>
          </table:table-cell>
          <table:table-cell office:value-type="float" office:value="154270" calcext:value-type="float">
            <text:p>154270</text:p>
          </table:table-cell>
          <table:table-cell table:number-columns-repeated="5" office:value-type="float" office:value="201730" calcext:value-type="float">
            <text:p>20173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high</text:p>
          </table:table-cell>
          <table:table-cell office:value-type="float" office:value="30685" calcext:value-type="float">
            <text:p>30685</text:p>
          </table:table-cell>
          <table:table-cell office:value-type="float" office:value="62704" calcext:value-type="float">
            <text:p>62704</text:p>
          </table:table-cell>
          <table:table-cell office:value-type="float" office:value="149518" calcext:value-type="float">
            <text:p>149518</text:p>
          </table:table-cell>
          <table:table-cell table:number-columns-repeated="6" office:value-type="float" office:value="201730" calcext:value-type="float">
            <text:p>20173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low</text:p>
          </table:table-cell>
          <table:table-cell office:value-type="float" office:value="11064" calcext:value-type="float">
            <text:p>11064</text:p>
          </table:table-cell>
          <table:table-cell office:value-type="float" office:value="8494" calcext:value-type="float">
            <text:p>8494</text:p>
          </table:table-cell>
          <table:table-cell office:value-type="float" office:value="14524" calcext:value-type="float">
            <text:p>14524</text:p>
          </table:table-cell>
          <table:table-cell office:value-type="float" office:value="21012" calcext:value-type="float">
            <text:p>21012</text:p>
          </table:table-cell>
          <table:table-cell office:value-type="float" office:value="27813" calcext:value-type="float">
            <text:p>27813</text:p>
          </table:table-cell>
          <table:table-cell office:value-type="float" office:value="35009" calcext:value-type="float">
            <text:p>35009</text:p>
          </table:table-cell>
          <table:table-cell office:value-type="float" office:value="42701" calcext:value-type="float">
            <text:p>42701</text:p>
          </table:table-cell>
          <table:table-cell office:value-type="float" office:value="50736" calcext:value-type="float">
            <text:p>50736</text:p>
          </table:table-cell>
          <table:table-cell office:value-type="float" office:value="58981" calcext:value-type="float">
            <text:p>5898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mean</text:p>
          </table:table-cell>
          <table:table-cell office:value-type="float" office:value="11064" calcext:value-type="float">
            <text:p>11064</text:p>
          </table:table-cell>
          <table:table-cell office:value-type="float" office:value="11377" calcext:value-type="float">
            <text:p>11377</text:p>
          </table:table-cell>
          <table:table-cell office:value-type="float" office:value="20663" calcext:value-type="float">
            <text:p>20663</text:p>
          </table:table-cell>
          <table:table-cell office:value-type="float" office:value="30793" calcext:value-type="float">
            <text:p>30793</text:p>
          </table:table-cell>
          <table:table-cell office:value-type="float" office:value="41881" calcext:value-type="float">
            <text:p>41881</text:p>
          </table:table-cell>
          <table:table-cell office:value-type="float" office:value="53766" calcext:value-type="float">
            <text:p>53766</text:p>
          </table:table-cell>
          <table:table-cell office:value-type="float" office:value="66072" calcext:value-type="float">
            <text:p>66072</text:p>
          </table:table-cell>
          <table:table-cell office:value-type="float" office:value="78578" calcext:value-type="float">
            <text:p>78578</text:p>
          </table:table-cell>
          <table:table-cell office:value-type="float" office:value="91139" calcext:value-type="float">
            <text:p>9113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high</text:p>
          </table:table-cell>
          <table:table-cell office:value-type="float" office:value="11064" calcext:value-type="float">
            <text:p>11064</text:p>
          </table:table-cell>
          <table:table-cell office:value-type="float" office:value="14196" calcext:value-type="float">
            <text:p>14196</text:p>
          </table:table-cell>
          <table:table-cell office:value-type="float" office:value="27085" calcext:value-type="float">
            <text:p>27085</text:p>
          </table:table-cell>
          <table:table-cell office:value-type="float" office:value="41472" calcext:value-type="float">
            <text:p>41472</text:p>
          </table:table-cell>
          <table:table-cell office:value-type="float" office:value="57247" calcext:value-type="float">
            <text:p>57247</text:p>
          </table:table-cell>
          <table:table-cell office:value-type="float" office:value="73669" calcext:value-type="float">
            <text:p>73669</text:p>
          </table:table-cell>
          <table:table-cell office:value-type="float" office:value="90258" calcext:value-type="float">
            <text:p>90258</text:p>
          </table:table-cell>
          <table:table-cell office:value-type="float" office:value="107005" calcext:value-type="float">
            <text:p>107005</text:p>
          </table:table-cell>
          <table:table-cell office:value-type="float" office:value="123931" calcext:value-type="float">
            <text:p>12393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low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mean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high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low</text:p>
          </table:table-cell>
          <table:table-cell office:value-type="float" office:value="28186" calcext:value-type="float">
            <text:p>28186</text:p>
          </table:table-cell>
          <table:table-cell office:value-type="float" office:value="19133" calcext:value-type="float">
            <text:p>19133</text:p>
          </table:table-cell>
          <table:table-cell office:value-type="float" office:value="37572" calcext:value-type="float">
            <text:p>37572</text:p>
          </table:table-cell>
          <table:table-cell office:value-type="float" office:value="58066" calcext:value-type="float">
            <text:p>58066</text:p>
          </table:table-cell>
          <table:table-cell office:value-type="float" office:value="83347" calcext:value-type="float">
            <text:p>83347</text:p>
          </table:table-cell>
          <table:table-cell office:value-type="float" office:value="149645" calcext:value-type="float">
            <text:p>149645</text:p>
          </table:table-cell>
          <table:table-cell table:number-columns-repeated="3" office:value-type="float" office:value="185303" calcext:value-type="float">
            <text:p>1853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mean</text:p>
          </table:table-cell>
          <table:table-cell office:value-type="float" office:value="28186" calcext:value-type="float">
            <text:p>28186</text:p>
          </table:table-cell>
          <table:table-cell office:value-type="float" office:value="33266" calcext:value-type="float">
            <text:p>33266</text:p>
          </table:table-cell>
          <table:table-cell office:value-type="float" office:value="70386" calcext:value-type="float">
            <text:p>70386</text:p>
          </table:table-cell>
          <table:table-cell office:value-type="float" office:value="177804" calcext:value-type="float">
            <text:p>177804</text:p>
          </table:table-cell>
          <table:table-cell table:number-columns-repeated="5" office:value-type="float" office:value="185303" calcext:value-type="float">
            <text:p>1853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high</text:p>
          </table:table-cell>
          <table:table-cell office:value-type="float" office:value="28186" calcext:value-type="float">
            <text:p>28186</text:p>
          </table:table-cell>
          <table:table-cell office:value-type="float" office:value="48114" calcext:value-type="float">
            <text:p>48114</text:p>
          </table:table-cell>
          <table:table-cell office:value-type="float" office:value="156146" calcext:value-type="float">
            <text:p>156146</text:p>
          </table:table-cell>
          <table:table-cell table:number-columns-repeated="6" office:value-type="float" office:value="185303" calcext:value-type="float">
            <text:p>1853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low</text:p>
          </table:table-cell>
          <table:table-cell office:value-type="float" office:value="13132" calcext:value-type="float">
            <text:p>13132</text:p>
          </table:table-cell>
          <table:table-cell office:value-type="float" office:value="11296" calcext:value-type="float">
            <text:p>11296</text:p>
          </table:table-cell>
          <table:table-cell office:value-type="float" office:value="25718" calcext:value-type="float">
            <text:p>25718</text:p>
          </table:table-cell>
          <table:table-cell table:number-columns-repeated="6" office:value-type="float" office:value="53254" calcext:value-type="float">
            <text:p>5325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mean</text:p>
          </table:table-cell>
          <table:table-cell office:value-type="float" office:value="13132" calcext:value-type="float">
            <text:p>13132</text:p>
          </table:table-cell>
          <table:table-cell office:value-type="float" office:value="15608" calcext:value-type="float">
            <text:p>15608</text:p>
          </table:table-cell>
          <table:table-cell office:value-type="float" office:value="39781" calcext:value-type="float">
            <text:p>39781</text:p>
          </table:table-cell>
          <table:table-cell table:number-columns-repeated="6" office:value-type="float" office:value="53254" calcext:value-type="float">
            <text:p>5325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high</text:p>
          </table:table-cell>
          <table:table-cell office:value-type="float" office:value="13132" calcext:value-type="float">
            <text:p>13132</text:p>
          </table:table-cell>
          <table:table-cell office:value-type="float" office:value="20250" calcext:value-type="float">
            <text:p>20250</text:p>
          </table:table-cell>
          <table:table-cell table:number-columns-repeated="7" office:value-type="float" office:value="53254" calcext:value-type="float">
            <text:p>5325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low</text:p>
          </table:table-cell>
          <table:table-cell office:value-type="float" office:value="727" calcext:value-type="float">
            <text:p>727</text:p>
          </table:table-cell>
          <table:table-cell office:value-type="float" office:value="498" calcext:value-type="float">
            <text:p>498</text:p>
          </table:table-cell>
          <table:table-cell office:value-type="float" office:value="938" calcext:value-type="float">
            <text:p>938</text:p>
          </table:table-cell>
          <table:table-cell office:value-type="float" office:value="1370" calcext:value-type="float">
            <text:p>1370</text:p>
          </table:table-cell>
          <table:table-cell office:value-type="float" office:value="1814" calcext:value-type="float">
            <text:p>1814</text:p>
          </table:table-cell>
          <table:table-cell office:value-type="float" office:value="2285" calcext:value-type="float">
            <text:p>2285</text:p>
          </table:table-cell>
          <table:table-cell office:value-type="float" office:value="2803" calcext:value-type="float">
            <text:p>2803</text:p>
          </table:table-cell>
          <table:table-cell office:value-type="float" office:value="3399" calcext:value-type="float">
            <text:p>3399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mean</text:p>
          </table:table-cell>
          <table:table-cell office:value-type="float" office:value="727" calcext:value-type="float">
            <text:p>727</text:p>
          </table:table-cell>
          <table:table-cell office:value-type="float" office:value="656" calcext:value-type="float">
            <text:p>656</text:p>
          </table:table-cell>
          <table:table-cell office:value-type="float" office:value="1239" calcext:value-type="float">
            <text:p>1239</text:p>
          </table:table-cell>
          <table:table-cell office:value-type="float" office:value="1833" calcext:value-type="float">
            <text:p>1833</text:p>
          </table:table-cell>
          <table:table-cell office:value-type="float" office:value="2479" calcext:value-type="float">
            <text:p>2479</text:p>
          </table:table-cell>
          <table:table-cell office:value-type="float" office:value="3233" calcext:value-type="float">
            <text:p>3233</text:p>
          </table:table-cell>
          <table:table-cell table:number-columns-repeated="3" office:value-type="float" office:value="3504" calcext:value-type="float">
            <text:p>350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high</text:p>
          </table:table-cell>
          <table:table-cell office:value-type="float" office:value="727" calcext:value-type="float">
            <text:p>727</text:p>
          </table:table-cell>
          <table:table-cell office:value-type="float" office:value="805" calcext:value-type="float">
            <text:p>805</text:p>
          </table:table-cell>
          <table:table-cell office:value-type="float" office:value="1544" calcext:value-type="float">
            <text:p>1544</text:p>
          </table:table-cell>
          <table:table-cell office:value-type="float" office:value="2325" calcext:value-type="float">
            <text:p>2325</text:p>
          </table:table-cell>
          <table:table-cell office:value-type="float" office:value="3259" calcext:value-type="float">
            <text:p>3259</text:p>
          </table:table-cell>
          <table:table-cell table:number-columns-repeated="4" office:value-type="float" office:value="3504" calcext:value-type="float">
            <text:p>350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low</text:p>
          </table:table-cell>
          <table:table-cell office:value-type="float" office:value="95269" calcext:value-type="float">
            <text:p>95269</text:p>
          </table:table-cell>
          <table:table-cell office:value-type="float" office:value="53605" calcext:value-type="float">
            <text:p>53605</text:p>
          </table:table-cell>
          <table:table-cell office:value-type="float" office:value="116612" calcext:value-type="float">
            <text:p>116612</text:p>
          </table:table-cell>
          <table:table-cell table:number-columns-repeated="6" office:value-type="float" office:value="232466" calcext:value-type="float">
            <text:p>23246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mean</text:p>
          </table:table-cell>
          <table:table-cell office:value-type="float" office:value="95269" calcext:value-type="float">
            <text:p>95269</text:p>
          </table:table-cell>
          <table:table-cell office:value-type="float" office:value="84598" calcext:value-type="float">
            <text:p>84598</text:p>
          </table:table-cell>
          <table:table-cell table:number-columns-repeated="7" office:value-type="float" office:value="232466" calcext:value-type="float">
            <text:p>23246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high</text:p>
          </table:table-cell>
          <table:table-cell office:value-type="float" office:value="95269" calcext:value-type="float">
            <text:p>95269</text:p>
          </table:table-cell>
          <table:table-cell office:value-type="float" office:value="121498" calcext:value-type="float">
            <text:p>121498</text:p>
          </table:table-cell>
          <table:table-cell table:number-columns-repeated="7" office:value-type="float" office:value="232466" calcext:value-type="float">
            <text:p>23246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low</text:p>
          </table:table-cell>
          <table:table-cell office:value-type="float" office:value="5249" calcext:value-type="float">
            <text:p>5249</text:p>
          </table:table-cell>
          <table:table-cell office:value-type="float" office:value="2556" calcext:value-type="float">
            <text:p>2556</text:p>
          </table:table-cell>
          <table:table-cell office:value-type="float" office:value="5346" calcext:value-type="float">
            <text:p>5346</text:p>
          </table:table-cell>
          <table:table-cell office:value-type="float" office:value="8222" calcext:value-type="float">
            <text:p>8222</text:p>
          </table:table-cell>
          <table:table-cell office:value-type="float" office:value="11209" calcext:value-type="float">
            <text:p>11209</text:p>
          </table:table-cell>
          <table:table-cell office:value-type="float" office:value="14378" calcext:value-type="float">
            <text:p>14378</text:p>
          </table:table-cell>
          <table:table-cell office:value-type="float" office:value="17663" calcext:value-type="float">
            <text:p>17663</text:p>
          </table:table-cell>
          <table:table-cell office:value-type="float" office:value="21077" calcext:value-type="float">
            <text:p>21077</text:p>
          </table:table-cell>
          <table:table-cell office:value-type="float" office:value="24643" calcext:value-type="float">
            <text:p>2464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mean</text:p>
          </table:table-cell>
          <table:table-cell office:value-type="float" office:value="5249" calcext:value-type="float">
            <text:p>5249</text:p>
          </table:table-cell>
          <table:table-cell office:value-type="float" office:value="6548" calcext:value-type="float">
            <text:p>6548</text:p>
          </table:table-cell>
          <table:table-cell office:value-type="float" office:value="13887" calcext:value-type="float">
            <text:p>13887</text:p>
          </table:table-cell>
          <table:table-cell office:value-type="float" office:value="22036" calcext:value-type="float">
            <text:p>22036</text:p>
          </table:table-cell>
          <table:table-cell office:value-type="float" office:value="31256" calcext:value-type="float">
            <text:p>31256</text:p>
          </table:table-cell>
          <table:table-cell office:value-type="float" office:value="41827" calcext:value-type="float">
            <text:p>41827</text:p>
          </table:table-cell>
          <table:table-cell office:value-type="float" office:value="54204" calcext:value-type="float">
            <text:p>54204</text:p>
          </table:table-cell>
          <table:table-cell table:number-columns-repeated="2" office:value-type="float" office:value="57392" calcext:value-type="float">
            <text:p>5739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high</text:p>
          </table:table-cell>
          <table:table-cell office:value-type="float" office:value="5249" calcext:value-type="float">
            <text:p>5249</text:p>
          </table:table-cell>
          <table:table-cell office:value-type="float" office:value="10747" calcext:value-type="float">
            <text:p>10747</text:p>
          </table:table-cell>
          <table:table-cell office:value-type="float" office:value="23536" calcext:value-type="float">
            <text:p>23536</text:p>
          </table:table-cell>
          <table:table-cell office:value-type="float" office:value="39212" calcext:value-type="float">
            <text:p>39212</text:p>
          </table:table-cell>
          <table:table-cell table:number-columns-repeated="5" office:value-type="float" office:value="57392" calcext:value-type="float">
            <text:p>5739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ow</text:p>
          </table:table-cell>
          <table:table-cell office:value-type="float" office:value="50841" calcext:value-type="float">
            <text:p>50841</text:p>
          </table:table-cell>
          <table:table-cell office:value-type="float" office:value="34576" calcext:value-type="float">
            <text:p>34576</text:p>
          </table:table-cell>
          <table:table-cell office:value-type="float" office:value="69544" calcext:value-type="float">
            <text:p>69544</text:p>
          </table:table-cell>
          <table:table-cell office:value-type="float" office:value="109384" calcext:value-type="float">
            <text:p>109384</text:p>
          </table:table-cell>
          <table:table-cell office:value-type="float" office:value="157357" calcext:value-type="float">
            <text:p>157357</text:p>
          </table:table-cell>
          <table:table-cell office:value-type="float" office:value="213065" calcext:value-type="float">
            <text:p>213065</text:p>
          </table:table-cell>
          <table:table-cell office:value-type="float" office:value="276630" calcext:value-type="float">
            <text:p>276630</text:p>
          </table:table-cell>
          <table:table-cell office:value-type="float" office:value="348715" calcext:value-type="float">
            <text:p>348715</text:p>
          </table:table-cell>
          <table:table-cell office:value-type="float" office:value="428560" calcext:value-type="float">
            <text:p>42856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mean</text:p>
          </table:table-cell>
          <table:table-cell office:value-type="float" office:value="50841" calcext:value-type="float">
            <text:p>50841</text:p>
          </table:table-cell>
          <table:table-cell office:value-type="float" office:value="46169" calcext:value-type="float">
            <text:p>46169</text:p>
          </table:table-cell>
          <table:table-cell office:value-type="float" office:value="95279" calcext:value-type="float">
            <text:p>95279</text:p>
          </table:table-cell>
          <table:table-cell office:value-type="float" office:value="157413" calcext:value-type="float">
            <text:p>157413</text:p>
          </table:table-cell>
          <table:table-cell office:value-type="float" office:value="233362" calcext:value-type="float">
            <text:p>233362</text:p>
          </table:table-cell>
          <table:table-cell office:value-type="float" office:value="323895" calcext:value-type="float">
            <text:p>323895</text:p>
          </table:table-cell>
          <table:table-cell office:value-type="float" office:value="428733" calcext:value-type="float">
            <text:p>428733</text:p>
          </table:table-cell>
          <table:table-cell office:value-type="float" office:value="544507" calcext:value-type="float">
            <text:p>544507</text:p>
          </table:table-cell>
          <table:table-cell office:value-type="float" office:value="667237" calcext:value-type="float">
            <text:p>66723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high</text:p>
          </table:table-cell>
          <table:table-cell office:value-type="float" office:value="50841" calcext:value-type="float">
            <text:p>50841</text:p>
          </table:table-cell>
          <table:table-cell office:value-type="float" office:value="57731" calcext:value-type="float">
            <text:p>57731</text:p>
          </table:table-cell>
          <table:table-cell office:value-type="float" office:value="124501" calcext:value-type="float">
            <text:p>124501</text:p>
          </table:table-cell>
          <table:table-cell office:value-type="float" office:value="213201" calcext:value-type="float">
            <text:p>213201</text:p>
          </table:table-cell>
          <table:table-cell office:value-type="float" office:value="323983" calcext:value-type="float">
            <text:p>323983</text:p>
          </table:table-cell>
          <table:table-cell office:value-type="float" office:value="457019" calcext:value-type="float">
            <text:p>457019</text:p>
          </table:table-cell>
          <table:table-cell office:value-type="float" office:value="605230" calcext:value-type="float">
            <text:p>605230</text:p>
          </table:table-cell>
          <table:table-cell office:value-type="float" office:value="763710" calcext:value-type="float">
            <text:p>763710</text:p>
          </table:table-cell>
          <table:table-cell office:value-type="float" office:value="901493" calcext:value-type="float">
            <text:p>9014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low</text:p>
          </table:table-cell>
          <table:table-cell office:value-type="float" office:value="78168" calcext:value-type="float">
            <text:p>78168</text:p>
          </table:table-cell>
          <table:table-cell office:value-type="float" office:value="55069" calcext:value-type="float">
            <text:p>55069</text:p>
          </table:table-cell>
          <table:table-cell office:value-type="float" office:value="115128" calcext:value-type="float">
            <text:p>115128</text:p>
          </table:table-cell>
          <table:table-cell office:value-type="float" office:value="182169" calcext:value-type="float">
            <text:p>182169</text:p>
          </table:table-cell>
          <table:table-cell office:value-type="float" office:value="255906" calcext:value-type="float">
            <text:p>255906</text:p>
          </table:table-cell>
          <table:table-cell office:value-type="float" office:value="336439" calcext:value-type="float">
            <text:p>336439</text:p>
          </table:table-cell>
          <table:table-cell office:value-type="float" office:value="422681" calcext:value-type="float">
            <text:p>422681</text:p>
          </table:table-cell>
          <table:table-cell table:number-columns-repeated="2" office:value-type="float" office:value="499865" calcext:value-type="float">
            <text:p>49986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ean</text:p>
          </table:table-cell>
          <table:table-cell office:value-type="float" office:value="78168" calcext:value-type="float">
            <text:p>78168</text:p>
          </table:table-cell>
          <table:table-cell office:value-type="float" office:value="81293" calcext:value-type="float">
            <text:p>81293</text:p>
          </table:table-cell>
          <table:table-cell office:value-type="float" office:value="175379" calcext:value-type="float">
            <text:p>175379</text:p>
          </table:table-cell>
          <table:table-cell office:value-type="float" office:value="283716" calcext:value-type="float">
            <text:p>283716</text:p>
          </table:table-cell>
          <table:table-cell office:value-type="float" office:value="405587" calcext:value-type="float">
            <text:p>405587</text:p>
          </table:table-cell>
          <table:table-cell table:number-columns-repeated="4" office:value-type="float" office:value="499865" calcext:value-type="float">
            <text:p>49986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high</text:p>
          </table:table-cell>
          <table:table-cell office:value-type="float" office:value="78168" calcext:value-type="float">
            <text:p>78168</text:p>
          </table:table-cell>
          <table:table-cell office:value-type="float" office:value="108946" calcext:value-type="float">
            <text:p>108946</text:p>
          </table:table-cell>
          <table:table-cell office:value-type="float" office:value="241015" calcext:value-type="float">
            <text:p>241015</text:p>
          </table:table-cell>
          <table:table-cell office:value-type="float" office:value="397079" calcext:value-type="float">
            <text:p>397079</text:p>
          </table:table-cell>
          <table:table-cell table:number-columns-repeated="5" office:value-type="float" office:value="499865" calcext:value-type="float">
            <text:p>49986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low</text:p>
          </table:table-cell>
          <table:table-cell office:value-type="float" office:value="1935" calcext:value-type="float">
            <text:p>1935</text:p>
          </table:table-cell>
          <table:table-cell office:value-type="float" office:value="1204" calcext:value-type="float">
            <text:p>1204</text:p>
          </table:table-cell>
          <table:table-cell office:value-type="float" office:value="2402" calcext:value-type="float">
            <text:p>2402</text:p>
          </table:table-cell>
          <table:table-cell table:number-columns-repeated="6" office:value-type="float" office:value="2424" calcext:value-type="float">
            <text:p>242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ean</text:p>
          </table:table-cell>
          <table:table-cell office:value-type="float" office:value="1935" calcext:value-type="float">
            <text:p>1935</text:p>
          </table:table-cell>
          <table:table-cell office:value-type="float" office:value="2055" calcext:value-type="float">
            <text:p>2055</text:p>
          </table:table-cell>
          <table:table-cell table:number-columns-repeated="7" office:value-type="float" office:value="2424" calcext:value-type="float">
            <text:p>242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high</text:p>
          </table:table-cell>
          <table:table-cell office:value-type="float" office:value="1935" calcext:value-type="float">
            <text:p>1935</text:p>
          </table:table-cell>
          <table:table-cell table:number-columns-repeated="8" office:value-type="float" office:value="2424" calcext:value-type="float">
            <text:p>242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low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ean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high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low</text:p>
          </table:table-cell>
          <table:table-cell office:value-type="float" office:value="242" calcext:value-type="float">
            <text:p>242</text:p>
          </table:table-cell>
          <table:table-cell office:value-type="float" office:value="64" calcext:value-type="float">
            <text:p>64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office:value-type="float" office:value="311" calcext:value-type="float">
            <text:p>311</text:p>
          </table:table-cell>
          <table:table-cell office:value-type="float" office:value="394" calcext:value-type="float">
            <text:p>394</text:p>
          </table:table-cell>
          <table:table-cell office:value-type="float" office:value="477" calcext:value-type="float">
            <text:p>477</text:p>
          </table:table-cell>
          <table:table-cell office:value-type="float" office:value="551" calcext:value-type="float">
            <text:p>551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mean</text:p>
          </table:table-cell>
          <table:table-cell office:value-type="float" office:value="242" calcext:value-type="float">
            <text:p>242</text:p>
          </table:table-cell>
          <table:table-cell office:value-type="float" office:value="268" calcext:value-type="float">
            <text:p>268</text:p>
          </table:table-cell>
          <table:table-cell office:value-type="float" office:value="544" calcext:value-type="float">
            <text:p>544</text:p>
          </table:table-cell>
          <table:table-cell table:number-columns-repeated="6"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high</text:p>
          </table:table-cell>
          <table:table-cell office:value-type="float" office:value="242" calcext:value-type="float">
            <text:p>242</text:p>
          </table:table-cell>
          <table:table-cell office:value-type="float" office:value="469" calcext:value-type="float">
            <text:p>469</text:p>
          </table:table-cell>
          <table:table-cell table:number-columns-repeated="7"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low</text:p>
          </table:table-cell>
          <table:table-cell office:value-type="float" office:value="27239" calcext:value-type="float">
            <text:p>27239</text:p>
          </table:table-cell>
          <table:table-cell office:value-type="float" office:value="18259" calcext:value-type="float">
            <text:p>18259</text:p>
          </table:table-cell>
          <table:table-cell office:value-type="float" office:value="39255" calcext:value-type="float">
            <text:p>39255</text:p>
          </table:table-cell>
          <table:table-cell office:value-type="float" office:value="63207" calcext:value-type="float">
            <text:p>63207</text:p>
          </table:table-cell>
          <table:table-cell office:value-type="float" office:value="90206" calcext:value-type="float">
            <text:p>90206</text:p>
          </table:table-cell>
          <table:table-cell office:value-type="float" office:value="121882" calcext:value-type="float">
            <text:p>121882</text:p>
          </table:table-cell>
          <table:table-cell office:value-type="float" office:value="156143" calcext:value-type="float">
            <text:p>156143</text:p>
          </table:table-cell>
          <table:table-cell office:value-type="float" office:value="190568" calcext:value-type="float">
            <text:p>190568</text:p>
          </table:table-cell>
          <table:table-cell office:value-type="float" office:value="227507" calcext:value-type="float">
            <text:p>22750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mean</text:p>
          </table:table-cell>
          <table:table-cell office:value-type="float" office:value="27239" calcext:value-type="float">
            <text:p>27239</text:p>
          </table:table-cell>
          <table:table-cell office:value-type="float" office:value="28829" calcext:value-type="float">
            <text:p>28829</text:p>
          </table:table-cell>
          <table:table-cell office:value-type="float" office:value="64441" calcext:value-type="float">
            <text:p>64441</text:p>
          </table:table-cell>
          <table:table-cell office:value-type="float" office:value="107584" calcext:value-type="float">
            <text:p>107584</text:p>
          </table:table-cell>
          <table:table-cell office:value-type="float" office:value="159405" calcext:value-type="float">
            <text:p>159405</text:p>
          </table:table-cell>
          <table:table-cell office:value-type="float" office:value="212732" calcext:value-type="float">
            <text:p>212732</text:p>
          </table:table-cell>
          <table:table-cell office:value-type="float" office:value="296124" calcext:value-type="float">
            <text:p>296124</text:p>
          </table:table-cell>
          <table:table-cell table:number-columns-repeated="2" office:value-type="float" office:value="310869" calcext:value-type="float">
            <text:p>3108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high</text:p>
          </table:table-cell>
          <table:table-cell office:value-type="float" office:value="27239" calcext:value-type="float">
            <text:p>27239</text:p>
          </table:table-cell>
          <table:table-cell office:value-type="float" office:value="40349" calcext:value-type="float">
            <text:p>40349</text:p>
          </table:table-cell>
          <table:table-cell office:value-type="float" office:value="92975" calcext:value-type="float">
            <text:p>92975</text:p>
          </table:table-cell>
          <table:table-cell office:value-type="float" office:value="161028" calcext:value-type="float">
            <text:p>161028</text:p>
          </table:table-cell>
          <table:table-cell office:value-type="float" office:value="235560" calcext:value-type="float">
            <text:p>235560</text:p>
          </table:table-cell>
          <table:table-cell table:number-columns-repeated="4" office:value-type="float" office:value="310869" calcext:value-type="float">
            <text:p>3108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low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mean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high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low</text:p>
          </table:table-cell>
          <table:table-cell office:value-type="float" office:value="551" calcext:value-type="float">
            <text:p>551</text:p>
          </table:table-cell>
          <table:table-cell office:value-type="float" office:value="197" calcext:value-type="float">
            <text:p>197</text:p>
          </table:table-cell>
          <table:table-cell office:value-type="float" office:value="403" calcext:value-type="float">
            <text:p>403</text:p>
          </table:table-cell>
          <table:table-cell office:value-type="float" office:value="769" calcext:value-type="float">
            <text:p>769</text:p>
          </table:table-cell>
          <table:table-cell office:value-type="float" office:value="1632" calcext:value-type="float">
            <text:p>1632</text:p>
          </table:table-cell>
          <table:table-cell office:value-type="float" office:value="2772" calcext:value-type="float">
            <text:p>2772</text:p>
          </table:table-cell>
          <table:table-cell office:value-type="float" office:value="4060" calcext:value-type="float">
            <text:p>4060</text:p>
          </table:table-cell>
          <table:table-cell office:value-type="float" office:value="5464" calcext:value-type="float">
            <text:p>5464</text:p>
          </table:table-cell>
          <table:table-cell office:value-type="float" office:value="6886" calcext:value-type="float">
            <text:p>688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mean</text:p>
          </table:table-cell>
          <table:table-cell office:value-type="float" office:value="551" calcext:value-type="float">
            <text:p>551</text:p>
          </table:table-cell>
          <table:table-cell office:value-type="float" office:value="598" calcext:value-type="float">
            <text:p>598</text:p>
          </table:table-cell>
          <table:table-cell office:value-type="float" office:value="3144" calcext:value-type="float">
            <text:p>3144</text:p>
          </table:table-cell>
          <table:table-cell office:value-type="float" office:value="6886" calcext:value-type="float">
            <text:p>6886</text:p>
          </table:table-cell>
          <table:table-cell table:number-columns-repeated="5" office:value-type="float" office:value="13964" calcext:value-type="float">
            <text:p>139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high</text:p>
          </table:table-cell>
          <table:table-cell office:value-type="float" office:value="551" calcext:value-type="float">
            <text:p>551</text:p>
          </table:table-cell>
          <table:table-cell office:value-type="float" office:value="1955" calcext:value-type="float">
            <text:p>1955</text:p>
          </table:table-cell>
          <table:table-cell office:value-type="float" office:value="7863" calcext:value-type="float">
            <text:p>7863</text:p>
          </table:table-cell>
          <table:table-cell table:number-columns-repeated="6" office:value-type="float" office:value="13964" calcext:value-type="float">
            <text:p>139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low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ean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186" calcext:value-type="float">
            <text:p>186</text:p>
          </table:table-cell>
          <table:table-cell office:value-type="float" office:value="286" calcext:value-type="float">
            <text:p>286</text:p>
          </table:table-cell>
          <table:table-cell office:value-type="float" office:value="395" calcext:value-type="float">
            <text:p>395</text:p>
          </table:table-cell>
          <table:table-cell office:value-type="float" office:value="519" calcext:value-type="float">
            <text:p>519</text:p>
          </table:table-cell>
          <table:table-cell office:value-type="float" office:value="662" calcext:value-type="float">
            <text:p>662</text:p>
          </table:table-cell>
          <table:table-cell table:number-columns-repeated="2"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183" calcext:value-type="float">
            <text:p>183</text:p>
          </table:table-cell>
          <table:table-cell office:value-type="float" office:value="390" calcext:value-type="float">
            <text:p>390</text:p>
          </table:table-cell>
          <table:table-cell office:value-type="float" office:value="652" calcext:value-type="float">
            <text:p>652</text:p>
          </table:table-cell>
          <table:table-cell table:number-columns-repeated="5"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low</text:p>
          </table:table-cell>
          <table:table-cell office:value-type="float" office:value="32294" calcext:value-type="float">
            <text:p>32294</text:p>
          </table:table-cell>
          <table:table-cell office:value-type="float" office:value="27851" calcext:value-type="float">
            <text:p>27851</text:p>
          </table:table-cell>
          <table:table-cell office:value-type="float" office:value="56114" calcext:value-type="float">
            <text:p>56114</text:p>
          </table:table-cell>
          <table:table-cell table:number-columns-repeated="6" office:value-type="float" office:value="83426" calcext:value-type="float">
            <text:p>834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mean</text:p>
          </table:table-cell>
          <table:table-cell office:value-type="float" office:value="32294" calcext:value-type="float">
            <text:p>32294</text:p>
          </table:table-cell>
          <table:table-cell office:value-type="float" office:value="39257" calcext:value-type="float">
            <text:p>39257</text:p>
          </table:table-cell>
          <table:table-cell table:number-columns-repeated="7" office:value-type="float" office:value="83426" calcext:value-type="float">
            <text:p>834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high</text:p>
          </table:table-cell>
          <table:table-cell office:value-type="float" office:value="32294" calcext:value-type="float">
            <text:p>32294</text:p>
          </table:table-cell>
          <table:table-cell office:value-type="float" office:value="51263" calcext:value-type="float">
            <text:p>51263</text:p>
          </table:table-cell>
          <table:table-cell table:number-columns-repeated="7" office:value-type="float" office:value="83426" calcext:value-type="float">
            <text:p>834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ow</text:p>
          </table:table-cell>
          <table:table-cell office:value-type="float" office:value="847" calcext:value-type="float">
            <text:p>847</text:p>
          </table:table-cell>
          <table:table-cell office:value-type="float" office:value="273" calcext:value-type="float">
            <text:p>273</text:p>
          </table:table-cell>
          <table:table-cell office:value-type="float" office:value="646" calcext:value-type="float">
            <text:p>646</text:p>
          </table:table-cell>
          <table:table-cell office:value-type="float" office:value="1327" calcext:value-type="float">
            <text:p>1327</text:p>
          </table:table-cell>
          <table:table-cell office:value-type="float" office:value="2133" calcext:value-type="float">
            <text:p>2133</text:p>
          </table:table-cell>
          <table:table-cell table:number-columns-repeated="4" office:value-type="float" office:value="2405" calcext:value-type="float">
            <text:p>24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ean</text:p>
          </table:table-cell>
          <table:table-cell office:value-type="float" office:value="847" calcext:value-type="float">
            <text:p>847</text:p>
          </table:table-cell>
          <table:table-cell office:value-type="float" office:value="452" calcext:value-type="float">
            <text:p>452</text:p>
          </table:table-cell>
          <table:table-cell office:value-type="float" office:value="1402" calcext:value-type="float">
            <text:p>1402</text:p>
          </table:table-cell>
          <table:table-cell table:number-columns-repeated="6" office:value-type="float" office:value="2405" calcext:value-type="float">
            <text:p>24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high</text:p>
          </table:table-cell>
          <table:table-cell office:value-type="float" office:value="847" calcext:value-type="float">
            <text:p>847</text:p>
          </table:table-cell>
          <table:table-cell office:value-type="float" office:value="705" calcext:value-type="float">
            <text:p>705</text:p>
          </table:table-cell>
          <table:table-cell office:value-type="float" office:value="2361" calcext:value-type="float">
            <text:p>2361</text:p>
          </table:table-cell>
          <table:table-cell table:number-columns-repeated="6" office:value-type="float" office:value="2405" calcext:value-type="float">
            <text:p>24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low</text:p>
          </table:table-cell>
          <table:table-cell office:value-type="float" office:value="3778" calcext:value-type="float">
            <text:p>3778</text:p>
          </table:table-cell>
          <table:table-cell office:value-type="float" office:value="2342" calcext:value-type="float">
            <text:p>2342</text:p>
          </table:table-cell>
          <table:table-cell office:value-type="float" office:value="5047" calcext:value-type="float">
            <text:p>5047</text:p>
          </table:table-cell>
          <table:table-cell office:value-type="float" office:value="8068" calcext:value-type="float">
            <text:p>8068</text:p>
          </table:table-cell>
          <table:table-cell office:value-type="float" office:value="11405" calcext:value-type="float">
            <text:p>11405</text:p>
          </table:table-cell>
          <table:table-cell office:value-type="float" office:value="15027" calcext:value-type="float">
            <text:p>15027</text:p>
          </table:table-cell>
          <table:table-cell office:value-type="float" office:value="18856" calcext:value-type="float">
            <text:p>18856</text:p>
          </table:table-cell>
          <table:table-cell office:value-type="float" office:value="22934" calcext:value-type="float">
            <text:p>22934</text:p>
          </table:table-cell>
          <table:table-cell office:value-type="float" office:value="27330" calcext:value-type="float">
            <text:p>2733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mean</text:p>
          </table:table-cell>
          <table:table-cell office:value-type="float" office:value="3778" calcext:value-type="float">
            <text:p>3778</text:p>
          </table:table-cell>
          <table:table-cell office:value-type="float" office:value="4013" calcext:value-type="float">
            <text:p>4013</text:p>
          </table:table-cell>
          <table:table-cell office:value-type="float" office:value="8889" calcext:value-type="float">
            <text:p>8889</text:p>
          </table:table-cell>
          <table:table-cell office:value-type="float" office:value="14579" calcext:value-type="float">
            <text:p>14579</text:p>
          </table:table-cell>
          <table:table-cell office:value-type="float" office:value="20885" calcext:value-type="float">
            <text:p>20885</text:p>
          </table:table-cell>
          <table:table-cell office:value-type="float" office:value="27932" calcext:value-type="float">
            <text:p>27932</text:p>
          </table:table-cell>
          <table:table-cell office:value-type="float" office:value="35931" calcext:value-type="float">
            <text:p>35931</text:p>
          </table:table-cell>
          <table:table-cell office:value-type="float" office:value="44783" calcext:value-type="float">
            <text:p>44783</text:p>
          </table:table-cell>
          <table:table-cell office:value-type="float" office:value="54379" calcext:value-type="float">
            <text:p>5437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high</text:p>
          </table:table-cell>
          <table:table-cell office:value-type="float" office:value="3778" calcext:value-type="float">
            <text:p>3778</text:p>
          </table:table-cell>
          <table:table-cell office:value-type="float" office:value="5765" calcext:value-type="float">
            <text:p>5765</text:p>
          </table:table-cell>
          <table:table-cell office:value-type="float" office:value="13212" calcext:value-type="float">
            <text:p>13212</text:p>
          </table:table-cell>
          <table:table-cell office:value-type="float" office:value="21919" calcext:value-type="float">
            <text:p>21919</text:p>
          </table:table-cell>
          <table:table-cell office:value-type="float" office:value="32140" calcext:value-type="float">
            <text:p>32140</text:p>
          </table:table-cell>
          <table:table-cell office:value-type="float" office:value="44091" calcext:value-type="float">
            <text:p>44091</text:p>
          </table:table-cell>
          <table:table-cell office:value-type="float" office:value="57490" calcext:value-type="float">
            <text:p>57490</text:p>
          </table:table-cell>
          <table:table-cell office:value-type="float" office:value="70789" calcext:value-type="float">
            <text:p>70789</text:p>
          </table:table-cell>
          <table:table-cell office:value-type="float" office:value="78269" calcext:value-type="float">
            <text:p>782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low</text:p>
          </table:table-cell>
          <table:table-cell office:value-type="float" office:value="519" calcext:value-type="float">
            <text:p>519</text:p>
          </table:table-cell>
          <table:table-cell office:value-type="float" office:value="308" calcext:value-type="float">
            <text:p>308</text:p>
          </table:table-cell>
          <table:table-cell office:value-type="float" office:value="647" calcext:value-type="float">
            <text:p>647</text:p>
          </table:table-cell>
          <table:table-cell office:value-type="float" office:value="1044" calcext:value-type="float">
            <text:p>1044</text:p>
          </table:table-cell>
          <table:table-cell table:number-columns-repeated="5" office:value-type="float" office:value="1323" calcext:value-type="float">
            <text:p>132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mean</text:p>
          </table:table-cell>
          <table:table-cell office:value-type="float" office:value="519" calcext:value-type="float">
            <text:p>519</text:p>
          </table:table-cell>
          <table:table-cell office:value-type="float" office:value="618" calcext:value-type="float">
            <text:p>618</text:p>
          </table:table-cell>
          <table:table-cell table:number-columns-repeated="7" office:value-type="float" office:value="1323" calcext:value-type="float">
            <text:p>132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high</text:p>
          </table:table-cell>
          <table:table-cell office:value-type="float" office:value="519" calcext:value-type="float">
            <text:p>519</text:p>
          </table:table-cell>
          <table:table-cell office:value-type="float" office:value="965" calcext:value-type="float">
            <text:p>965</text:p>
          </table:table-cell>
          <table:table-cell table:number-columns-repeated="7" office:value-type="float" office:value="1323" calcext:value-type="float">
            <text:p>132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low</text:p>
          </table:table-cell>
          <table:table-cell office:value-type="float" office:value="10106" calcext:value-type="float">
            <text:p>10106</text:p>
          </table:table-cell>
          <table:table-cell office:value-type="float" office:value="7439" calcext:value-type="float">
            <text:p>7439</text:p>
          </table:table-cell>
          <table:table-cell office:value-type="float" office:value="21489" calcext:value-type="float">
            <text:p>21489</text:p>
          </table:table-cell>
          <table:table-cell office:value-type="float" office:value="42938" calcext:value-type="float">
            <text:p>42938</text:p>
          </table:table-cell>
          <table:table-cell table:number-columns-repeated="5" office:value-type="float" office:value="65612" calcext:value-type="float">
            <text:p>6561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mean</text:p>
          </table:table-cell>
          <table:table-cell office:value-type="float" office:value="10106" calcext:value-type="float">
            <text:p>10106</text:p>
          </table:table-cell>
          <table:table-cell office:value-type="float" office:value="16156" calcext:value-type="float">
            <text:p>16156</text:p>
          </table:table-cell>
          <table:table-cell office:value-type="float" office:value="51978" calcext:value-type="float">
            <text:p>51978</text:p>
          </table:table-cell>
          <table:table-cell table:number-columns-repeated="6" office:value-type="float" office:value="65612" calcext:value-type="float">
            <text:p>6561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high</text:p>
          </table:table-cell>
          <table:table-cell office:value-type="float" office:value="10106" calcext:value-type="float">
            <text:p>10106</text:p>
          </table:table-cell>
          <table:table-cell office:value-type="float" office:value="28665" calcext:value-type="float">
            <text:p>28665</text:p>
          </table:table-cell>
          <table:table-cell table:number-columns-repeated="7" office:value-type="float" office:value="65612" calcext:value-type="float">
            <text:p>6561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low</text:p>
          </table:table-cell>
          <table:table-cell office:value-type="float" office:value="1657" calcext:value-type="float">
            <text:p>1657</text:p>
          </table:table-cell>
          <table:table-cell office:value-type="float" office:value="1009" calcext:value-type="float">
            <text:p>1009</text:p>
          </table:table-cell>
          <table:table-cell office:value-type="float" office:value="2077" calcext:value-type="float">
            <text:p>2077</text:p>
          </table:table-cell>
          <table:table-cell office:value-type="float" office:value="3084" calcext:value-type="float">
            <text:p>3084</text:p>
          </table:table-cell>
          <table:table-cell office:value-type="float" office:value="3896" calcext:value-type="float">
            <text:p>3896</text:p>
          </table:table-cell>
          <table:table-cell table:number-columns-repeated="4" office:value-type="float" office:value="4007" calcext:value-type="float">
            <text:p>400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mean</text:p>
          </table:table-cell>
          <table:table-cell office:value-type="float" office:value="1657" calcext:value-type="float">
            <text:p>1657</text:p>
          </table:table-cell>
          <table:table-cell office:value-type="float" office:value="1760" calcext:value-type="float">
            <text:p>1760</text:p>
          </table:table-cell>
          <table:table-cell office:value-type="float" office:value="3432" calcext:value-type="float">
            <text:p>3432</text:p>
          </table:table-cell>
          <table:table-cell table:number-columns-repeated="6" office:value-type="float" office:value="4007" calcext:value-type="float">
            <text:p>400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high</text:p>
          </table:table-cell>
          <table:table-cell office:value-type="float" office:value="1657" calcext:value-type="float">
            <text:p>1657</text:p>
          </table:table-cell>
          <table:table-cell office:value-type="float" office:value="2508" calcext:value-type="float">
            <text:p>2508</text:p>
          </table:table-cell>
          <table:table-cell table:number-columns-repeated="7" office:value-type="float" office:value="4007" calcext:value-type="float">
            <text:p>400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low</text:p>
          </table:table-cell>
          <table:table-cell office:value-type="float" office:value="14010" calcext:value-type="float">
            <text:p>14010</text:p>
          </table:table-cell>
          <table:table-cell office:value-type="float" office:value="8381" calcext:value-type="float">
            <text:p>8381</text:p>
          </table:table-cell>
          <table:table-cell office:value-type="float" office:value="16621" calcext:value-type="float">
            <text:p>16621</text:p>
          </table:table-cell>
          <table:table-cell office:value-type="float" office:value="24962" calcext:value-type="float">
            <text:p>24962</text:p>
          </table:table-cell>
          <table:table-cell office:value-type="float" office:value="33193" calcext:value-type="float">
            <text:p>33193</text:p>
          </table:table-cell>
          <table:table-cell office:value-type="float" office:value="41252" calcext:value-type="float">
            <text:p>41252</text:p>
          </table:table-cell>
          <table:table-cell office:value-type="float" office:value="49260" calcext:value-type="float">
            <text:p>49260</text:p>
          </table:table-cell>
          <table:table-cell office:value-type="float" office:value="57398" calcext:value-type="float">
            <text:p>57398</text:p>
          </table:table-cell>
          <table:table-cell office:value-type="float" office:value="65674" calcext:value-type="float">
            <text:p>6567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mean</text:p>
          </table:table-cell>
          <table:table-cell office:value-type="float" office:value="14010" calcext:value-type="float">
            <text:p>14010</text:p>
          </table:table-cell>
          <table:table-cell office:value-type="float" office:value="14574" calcext:value-type="float">
            <text:p>14574</text:p>
          </table:table-cell>
          <table:table-cell office:value-type="float" office:value="29132" calcext:value-type="float">
            <text:p>29132</text:p>
          </table:table-cell>
          <table:table-cell office:value-type="float" office:value="43315" calcext:value-type="float">
            <text:p>43315</text:p>
          </table:table-cell>
          <table:table-cell office:value-type="float" office:value="57505" calcext:value-type="float">
            <text:p>57505</text:p>
          </table:table-cell>
          <table:table-cell office:value-type="float" office:value="72123" calcext:value-type="float">
            <text:p>72123</text:p>
          </table:table-cell>
          <table:table-cell office:value-type="float" office:value="87368" calcext:value-type="float">
            <text:p>87368</text:p>
          </table:table-cell>
          <table:table-cell office:value-type="float" office:value="103693" calcext:value-type="float">
            <text:p>103693</text:p>
          </table:table-cell>
          <table:table-cell office:value-type="float" office:value="121216" calcext:value-type="float">
            <text:p>12121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high</text:p>
          </table:table-cell>
          <table:table-cell office:value-type="float" office:value="14010" calcext:value-type="float">
            <text:p>14010</text:p>
          </table:table-cell>
          <table:table-cell office:value-type="float" office:value="20823" calcext:value-type="float">
            <text:p>20823</text:p>
          </table:table-cell>
          <table:table-cell office:value-type="float" office:value="41348" calcext:value-type="float">
            <text:p>41348</text:p>
          </table:table-cell>
          <table:table-cell office:value-type="float" office:value="61674" calcext:value-type="float">
            <text:p>61674</text:p>
          </table:table-cell>
          <table:table-cell office:value-type="float" office:value="82984" calcext:value-type="float">
            <text:p>82984</text:p>
          </table:table-cell>
          <table:table-cell office:value-type="float" office:value="106203" calcext:value-type="float">
            <text:p>106203</text:p>
          </table:table-cell>
          <table:table-cell office:value-type="float" office:value="131829" calcext:value-type="float">
            <text:p>131829</text:p>
          </table:table-cell>
          <table:table-cell office:value-type="float" office:value="159286" calcext:value-type="float">
            <text:p>159286</text:p>
          </table:table-cell>
          <table:table-cell office:value-type="float" office:value="188379" calcext:value-type="float">
            <text:p>18837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low</text:p>
          </table:table-cell>
          <table:table-cell office:value-type="float" office:value="2084" calcext:value-type="float">
            <text:p>2084</text:p>
          </table:table-cell>
          <table:table-cell office:value-type="float" office:value="1619" calcext:value-type="float">
            <text:p>1619</text:p>
          </table:table-cell>
          <table:table-cell office:value-type="float" office:value="2935" calcext:value-type="float">
            <text:p>2935</text:p>
          </table:table-cell>
          <table:table-cell office:value-type="float" office:value="4216" calcext:value-type="float">
            <text:p>4216</text:p>
          </table:table-cell>
          <table:table-cell office:value-type="float" office:value="5529" calcext:value-type="float">
            <text:p>5529</text:p>
          </table:table-cell>
          <table:table-cell office:value-type="float" office:value="6772" calcext:value-type="float">
            <text:p>6772</text:p>
          </table:table-cell>
          <table:table-cell office:value-type="float" office:value="8010" calcext:value-type="float">
            <text:p>8010</text:p>
          </table:table-cell>
          <table:table-cell office:value-type="float" office:value="9256" calcext:value-type="float">
            <text:p>9256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ean</text:p>
          </table:table-cell>
          <table:table-cell office:value-type="float" office:value="2084" calcext:value-type="float">
            <text:p>2084</text:p>
          </table:table-cell>
          <table:table-cell office:value-type="float" office:value="2377" calcext:value-type="float">
            <text:p>2377</text:p>
          </table:table-cell>
          <table:table-cell office:value-type="float" office:value="4329" calcext:value-type="float">
            <text:p>4329</text:p>
          </table:table-cell>
          <table:table-cell office:value-type="float" office:value="6325" calcext:value-type="float">
            <text:p>6325</text:p>
          </table:table-cell>
          <table:table-cell office:value-type="float" office:value="8229" calcext:value-type="float">
            <text:p>8229</text:p>
          </table:table-cell>
          <table:table-cell office:value-type="float" office:value="10173" calcext:value-type="float">
            <text:p>10173</text:p>
          </table:table-cell>
          <table:table-cell office:value-type="float" office:value="12157" calcext:value-type="float">
            <text:p>12157</text:p>
          </table:table-cell>
          <table:table-cell office:value-type="float" office:value="14168" calcext:value-type="float">
            <text:p>14168</text:p>
          </table:table-cell>
          <table:table-cell office:value-type="float" office:value="16172" calcext:value-type="float">
            <text:p>1617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high</text:p>
          </table:table-cell>
          <table:table-cell office:value-type="float" office:value="2084" calcext:value-type="float">
            <text:p>2084</text:p>
          </table:table-cell>
          <table:table-cell office:value-type="float" office:value="3044" calcext:value-type="float">
            <text:p>3044</text:p>
          </table:table-cell>
          <table:table-cell office:value-type="float" office:value="5757" calcext:value-type="float">
            <text:p>5757</text:p>
          </table:table-cell>
          <table:table-cell office:value-type="float" office:value="8339" calcext:value-type="float">
            <text:p>8339</text:p>
          </table:table-cell>
          <table:table-cell office:value-type="float" office:value="10981" calcext:value-type="float">
            <text:p>10981</text:p>
          </table:table-cell>
          <table:table-cell office:value-type="float" office:value="13691" calcext:value-type="float">
            <text:p>13691</text:p>
          </table:table-cell>
          <table:table-cell office:value-type="float" office:value="16401" calcext:value-type="float">
            <text:p>16401</text:p>
          </table:table-cell>
          <table:table-cell office:value-type="float" office:value="19114" calcext:value-type="float">
            <text:p>19114</text:p>
          </table:table-cell>
          <table:table-cell office:value-type="float" office:value="21831" calcext:value-type="float">
            <text:p>2183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low</text:p>
          </table:table-cell>
          <table:table-cell office:value-type="float" office:value="8948" calcext:value-type="float">
            <text:p>8948</text:p>
          </table:table-cell>
          <table:table-cell office:value-type="float" office:value="4853" calcext:value-type="float">
            <text:p>4853</text:p>
          </table:table-cell>
          <table:table-cell office:value-type="float" office:value="9792" calcext:value-type="float">
            <text:p>9792</text:p>
          </table:table-cell>
          <table:table-cell office:value-type="float" office:value="14926" calcext:value-type="float">
            <text:p>14926</text:p>
          </table:table-cell>
          <table:table-cell office:value-type="float" office:value="20191" calcext:value-type="float">
            <text:p>20191</text:p>
          </table:table-cell>
          <table:table-cell office:value-type="float" office:value="25562" calcext:value-type="float">
            <text:p>25562</text:p>
          </table:table-cell>
          <table:table-cell office:value-type="float" office:value="30963" calcext:value-type="float">
            <text:p>30963</text:p>
          </table:table-cell>
          <table:table-cell office:value-type="float" office:value="36389" calcext:value-type="float">
            <text:p>36389</text:p>
          </table:table-cell>
          <table:table-cell office:value-type="float" office:value="41840" calcext:value-type="float">
            <text:p>4184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mean</text:p>
          </table:table-cell>
          <table:table-cell office:value-type="float" office:value="8948" calcext:value-type="float">
            <text:p>8948</text:p>
          </table:table-cell>
          <table:table-cell office:value-type="float" office:value="8288" calcext:value-type="float">
            <text:p>8288</text:p>
          </table:table-cell>
          <table:table-cell office:value-type="float" office:value="17008" calcext:value-type="float">
            <text:p>17008</text:p>
          </table:table-cell>
          <table:table-cell office:value-type="float" office:value="26084" calcext:value-type="float">
            <text:p>26084</text:p>
          </table:table-cell>
          <table:table-cell office:value-type="float" office:value="35272" calcext:value-type="float">
            <text:p>35272</text:p>
          </table:table-cell>
          <table:table-cell office:value-type="float" office:value="44539" calcext:value-type="float">
            <text:p>44539</text:p>
          </table:table-cell>
          <table:table-cell office:value-type="float" office:value="53851" calcext:value-type="float">
            <text:p>53851</text:p>
          </table:table-cell>
          <table:table-cell office:value-type="float" office:value="63240" calcext:value-type="float">
            <text:p>63240</text:p>
          </table:table-cell>
          <table:table-cell office:value-type="float" office:value="72695" calcext:value-type="float">
            <text:p>7269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high</text:p>
          </table:table-cell>
          <table:table-cell office:value-type="float" office:value="8948" calcext:value-type="float">
            <text:p>8948</text:p>
          </table:table-cell>
          <table:table-cell office:value-type="float" office:value="11815" calcext:value-type="float">
            <text:p>11815</text:p>
          </table:table-cell>
          <table:table-cell office:value-type="float" office:value="24463" calcext:value-type="float">
            <text:p>24463</text:p>
          </table:table-cell>
          <table:table-cell office:value-type="float" office:value="37447" calcext:value-type="float">
            <text:p>37447</text:p>
          </table:table-cell>
          <table:table-cell office:value-type="float" office:value="50547" calcext:value-type="float">
            <text:p>50547</text:p>
          </table:table-cell>
          <table:table-cell office:value-type="float" office:value="63790" calcext:value-type="float">
            <text:p>63790</text:p>
          </table:table-cell>
          <table:table-cell office:value-type="float" office:value="77143" calcext:value-type="float">
            <text:p>77143</text:p>
          </table:table-cell>
          <table:table-cell office:value-type="float" office:value="90571" calcext:value-type="float">
            <text:p>90571</text:p>
          </table:table-cell>
          <table:table-cell office:value-type="float" office:value="104151" calcext:value-type="float">
            <text:p>10415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low</text:p>
          </table:table-cell>
          <table:table-cell office:value-type="float" office:value="493" calcext:value-type="float">
            <text:p>493</text:p>
          </table:table-cell>
          <table:table-cell office:value-type="float" office:value="403" calcext:value-type="float">
            <text:p>403</text:p>
          </table:table-cell>
          <table:table-cell office:value-type="float" office:value="774" calcext:value-type="float">
            <text:p>774</text:p>
          </table:table-cell>
          <table:table-cell office:value-type="float" office:value="1170" calcext:value-type="float">
            <text:p>1170</text:p>
          </table:table-cell>
          <table:table-cell office:value-type="float" office:value="1586" calcext:value-type="float">
            <text:p>1586</text:p>
          </table:table-cell>
          <table:table-cell office:value-type="float" office:value="2011" calcext:value-type="float">
            <text:p>2011</text:p>
          </table:table-cell>
          <table:table-cell office:value-type="float" office:value="2433" calcext:value-type="float">
            <text:p>2433</text:p>
          </table:table-cell>
          <table:table-cell office:value-type="float" office:value="2852" calcext:value-type="float">
            <text:p>2852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mean</text:p>
          </table:table-cell>
          <table:table-cell office:value-type="float" office:value="493" calcext:value-type="float">
            <text:p>493</text:p>
          </table:table-cell>
          <table:table-cell office:value-type="float" office:value="529" calcext:value-type="float">
            <text:p>529</text:p>
          </table:table-cell>
          <table:table-cell office:value-type="float" office:value="1040" calcext:value-type="float">
            <text:p>1040</text:p>
          </table:table-cell>
          <table:table-cell office:value-type="float" office:value="1593" calcext:value-type="float">
            <text:p>1593</text:p>
          </table:table-cell>
          <table:table-cell office:value-type="float" office:value="2162" calcext:value-type="float">
            <text:p>2162</text:p>
          </table:table-cell>
          <table:table-cell office:value-type="float" office:value="2724" calcext:value-type="float">
            <text:p>2724</text:p>
          </table:table-cell>
          <table:table-cell office:value-type="float" office:value="3278" calcext:value-type="float">
            <text:p>3278</text:p>
          </table:table-cell>
          <table:table-cell office:value-type="float" office:value="3835" calcext:value-type="float">
            <text:p>3835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high</text:p>
          </table:table-cell>
          <table:table-cell office:value-type="float" office:value="493" calcext:value-type="float">
            <text:p>493</text:p>
          </table:table-cell>
          <table:table-cell office:value-type="float" office:value="653" calcext:value-type="float">
            <text:p>653</text:p>
          </table:table-cell>
          <table:table-cell office:value-type="float" office:value="1316" calcext:value-type="float">
            <text:p>1316</text:p>
          </table:table-cell>
          <table:table-cell office:value-type="float" office:value="2027" calcext:value-type="float">
            <text:p>2027</text:p>
          </table:table-cell>
          <table:table-cell office:value-type="float" office:value="2734" calcext:value-type="float">
            <text:p>2734</text:p>
          </table:table-cell>
          <table:table-cell office:value-type="float" office:value="3428" calcext:value-type="float">
            <text:p>3428</text:p>
          </table:table-cell>
          <table:table-cell office:value-type="float" office:value="4133" calcext:value-type="float">
            <text:p>4133</text:p>
          </table:table-cell>
          <table:table-cell office:value-type="float" office:value="4858" calcext:value-type="float">
            <text:p>4858</text:p>
          </table:table-cell>
          <table:table-cell office:value-type="float" office:value="5617" calcext:value-type="float">
            <text:p>561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low</text:p>
          </table:table-cell>
          <table:table-cell office:value-type="float" office:value="105090" calcext:value-type="float">
            <text:p>105090</text:p>
          </table:table-cell>
          <table:table-cell office:value-type="float" office:value="73946" calcext:value-type="float">
            <text:p>73946</text:p>
          </table:table-cell>
          <table:table-cell office:value-type="float" office:value="157803" calcext:value-type="float">
            <text:p>157803</text:p>
          </table:table-cell>
          <table:table-cell office:value-type="float" office:value="254631" calcext:value-type="float">
            <text:p>254631</text:p>
          </table:table-cell>
          <table:table-cell table:number-columns-repeated="5" office:value-type="float" office:value="304171" calcext:value-type="float">
            <text:p>30417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mean</text:p>
          </table:table-cell>
          <table:table-cell office:value-type="float" office:value="105090" calcext:value-type="float">
            <text:p>105090</text:p>
          </table:table-cell>
          <table:table-cell office:value-type="float" office:value="106309" calcext:value-type="float">
            <text:p>106309</text:p>
          </table:table-cell>
          <table:table-cell office:value-type="float" office:value="235389" calcext:value-type="float">
            <text:p>235389</text:p>
          </table:table-cell>
          <table:table-cell table:number-columns-repeated="6" office:value-type="float" office:value="304171" calcext:value-type="float">
            <text:p>30417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high</text:p>
          </table:table-cell>
          <table:table-cell office:value-type="float" office:value="105090" calcext:value-type="float">
            <text:p>105090</text:p>
          </table:table-cell>
          <table:table-cell office:value-type="float" office:value="140842" calcext:value-type="float">
            <text:p>140842</text:p>
          </table:table-cell>
          <table:table-cell table:number-columns-repeated="7" office:value-type="float" office:value="304171" calcext:value-type="float">
            <text:p>30417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low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mean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high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low</text:p>
          </table:table-cell>
          <table:table-cell office:value-type="float" office:value="1159" calcext:value-type="float">
            <text:p>1159</text:p>
          </table:table-cell>
          <table:table-cell office:value-type="float" office:value="149" calcext:value-type="float">
            <text:p>149</text:p>
          </table:table-cell>
          <table:table-cell office:value-type="float" office:value="324" calcext:value-type="float">
            <text:p>324</text:p>
          </table:table-cell>
          <table:table-cell office:value-type="float" office:value="535" calcext:value-type="float">
            <text:p>535</text:p>
          </table:table-cell>
          <table:table-cell office:value-type="float" office:value="770" calcext:value-type="float">
            <text:p>770</text:p>
          </table:table-cell>
          <table:table-cell office:value-type="float" office:value="1027" calcext:value-type="float">
            <text:p>1027</text:p>
          </table:table-cell>
          <table:table-cell office:value-type="float" office:value="1291" calcext:value-type="float">
            <text:p>1291</text:p>
          </table:table-cell>
          <table:table-cell office:value-type="float" office:value="1553" calcext:value-type="float">
            <text:p>1553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mean</text:p>
          </table:table-cell>
          <table:table-cell office:value-type="float" office:value="1159" calcext:value-type="float">
            <text:p>1159</text:p>
          </table:table-cell>
          <table:table-cell office:value-type="float" office:value="982" calcext:value-type="float">
            <text:p>982</text:p>
          </table:table-cell>
          <table:table-cell office:value-type="float" office:value="2250" calcext:value-type="float">
            <text:p>2250</text:p>
          </table:table-cell>
          <table:table-cell office:value-type="float" office:value="3425" calcext:value-type="float">
            <text:p>3425</text:p>
          </table:table-cell>
          <table:table-cell office:value-type="float" office:value="4554" calcext:value-type="float">
            <text:p>4554</text:p>
          </table:table-cell>
          <table:table-cell office:value-type="float" office:value="5711" calcext:value-type="float">
            <text:p>5711</text:p>
          </table:table-cell>
          <table:table-cell office:value-type="float" office:value="6921" calcext:value-type="float">
            <text:p>6921</text:p>
          </table:table-cell>
          <table:table-cell office:value-type="float" office:value="8164" calcext:value-type="float">
            <text:p>8164</text:p>
          </table:table-cell>
          <table:table-cell office:value-type="float" office:value="9426" calcext:value-type="float">
            <text:p>942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high</text:p>
          </table:table-cell>
          <table:table-cell office:value-type="float" office:value="1159" calcext:value-type="float">
            <text:p>1159</text:p>
          </table:table-cell>
          <table:table-cell office:value-type="float" office:value="1989" calcext:value-type="float">
            <text:p>1989</text:p>
          </table:table-cell>
          <table:table-cell office:value-type="float" office:value="4083" calcext:value-type="float">
            <text:p>4083</text:p>
          </table:table-cell>
          <table:table-cell office:value-type="float" office:value="6168" calcext:value-type="float">
            <text:p>6168</text:p>
          </table:table-cell>
          <table:table-cell office:value-type="float" office:value="8383" calcext:value-type="float">
            <text:p>8383</text:p>
          </table:table-cell>
          <table:table-cell office:value-type="float" office:value="10660" calcext:value-type="float">
            <text:p>10660</text:p>
          </table:table-cell>
          <table:table-cell office:value-type="float" office:value="12998" calcext:value-type="float">
            <text:p>12998</text:p>
          </table:table-cell>
          <table:table-cell office:value-type="float" office:value="15405" calcext:value-type="float">
            <text:p>15405</text:p>
          </table:table-cell>
          <table:table-cell office:value-type="float" office:value="17908" calcext:value-type="float">
            <text:p>1790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w</text:p>
          </table:table-cell>
          <table:table-cell office:value-type="float" office:value="38498" calcext:value-type="float">
            <text:p>38498</text:p>
          </table:table-cell>
          <table:table-cell office:value-type="float" office:value="23015" calcext:value-type="float">
            <text:p>23015</text:p>
          </table:table-cell>
          <table:table-cell office:value-type="float" office:value="48713" calcext:value-type="float">
            <text:p>48713</text:p>
          </table:table-cell>
          <table:table-cell office:value-type="float" office:value="76191" calcext:value-type="float">
            <text:p>76191</text:p>
          </table:table-cell>
          <table:table-cell office:value-type="float" office:value="104430" calcext:value-type="float">
            <text:p>104430</text:p>
          </table:table-cell>
          <table:table-cell office:value-type="float" office:value="133149" calcext:value-type="float">
            <text:p>133149</text:p>
          </table:table-cell>
          <table:table-cell office:value-type="float" office:value="162173" calcext:value-type="float">
            <text:p>162173</text:p>
          </table:table-cell>
          <table:table-cell office:value-type="float" office:value="191498" calcext:value-type="float">
            <text:p>191498</text:p>
          </table:table-cell>
          <table:table-cell office:value-type="float" office:value="221090" calcext:value-type="float">
            <text:p>22109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ean</text:p>
          </table:table-cell>
          <table:table-cell office:value-type="float" office:value="38498" calcext:value-type="float">
            <text:p>38498</text:p>
          </table:table-cell>
          <table:table-cell office:value-type="float" office:value="36253" calcext:value-type="float">
            <text:p>36253</text:p>
          </table:table-cell>
          <table:table-cell office:value-type="float" office:value="77734" calcext:value-type="float">
            <text:p>77734</text:p>
          </table:table-cell>
          <table:table-cell office:value-type="float" office:value="121124" calcext:value-type="float">
            <text:p>121124</text:p>
          </table:table-cell>
          <table:table-cell office:value-type="float" office:value="165406" calcext:value-type="float">
            <text:p>165406</text:p>
          </table:table-cell>
          <table:table-cell office:value-type="float" office:value="210372" calcext:value-type="float">
            <text:p>210372</text:p>
          </table:table-cell>
          <table:table-cell office:value-type="float" office:value="256078" calcext:value-type="float">
            <text:p>256078</text:p>
          </table:table-cell>
          <table:table-cell office:value-type="float" office:value="302669" calcext:value-type="float">
            <text:p>302669</text:p>
          </table:table-cell>
          <table:table-cell office:value-type="float" office:value="350338" calcext:value-type="float">
            <text:p>35033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high</text:p>
          </table:table-cell>
          <table:table-cell office:value-type="float" office:value="38498" calcext:value-type="float">
            <text:p>38498</text:p>
          </table:table-cell>
          <table:table-cell office:value-type="float" office:value="50204" calcext:value-type="float">
            <text:p>50204</text:p>
          </table:table-cell>
          <table:table-cell office:value-type="float" office:value="107587" calcext:value-type="float">
            <text:p>107587</text:p>
          </table:table-cell>
          <table:table-cell office:value-type="float" office:value="167021" calcext:value-type="float">
            <text:p>167021</text:p>
          </table:table-cell>
          <table:table-cell office:value-type="float" office:value="227708" calcext:value-type="float">
            <text:p>227708</text:p>
          </table:table-cell>
          <table:table-cell office:value-type="float" office:value="289850" calcext:value-type="float">
            <text:p>289850</text:p>
          </table:table-cell>
          <table:table-cell office:value-type="float" office:value="353843" calcext:value-type="float">
            <text:p>353843</text:p>
          </table:table-cell>
          <table:table-cell office:value-type="float" office:value="420138" calcext:value-type="float">
            <text:p>420138</text:p>
          </table:table-cell>
          <table:table-cell office:value-type="float" office:value="489271" calcext:value-type="float">
            <text:p>48927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low</text:p>
          </table:table-cell>
          <table:table-cell office:value-type="float" office:value="20646" calcext:value-type="float">
            <text:p>20646</text:p>
          </table:table-cell>
          <table:table-cell office:value-type="float" office:value="10363" calcext:value-type="float">
            <text:p>10363</text:p>
          </table:table-cell>
          <table:table-cell office:value-type="float" office:value="25514" calcext:value-type="float">
            <text:p>25514</text:p>
          </table:table-cell>
          <table:table-cell office:value-type="float" office:value="44532" calcext:value-type="float">
            <text:p>44532</text:p>
          </table:table-cell>
          <table:table-cell office:value-type="float" office:value="66023" calcext:value-type="float">
            <text:p>66023</text:p>
          </table:table-cell>
          <table:table-cell office:value-type="float" office:value="88951" calcext:value-type="float">
            <text:p>88951</text:p>
          </table:table-cell>
          <table:table-cell office:value-type="float" office:value="113274" calcext:value-type="float">
            <text:p>113274</text:p>
          </table:table-cell>
          <table:table-cell office:value-type="float" office:value="139963" calcext:value-type="float">
            <text:p>139963</text:p>
          </table:table-cell>
          <table:table-cell office:value-type="float" office:value="160894" calcext:value-type="float">
            <text:p>16089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mean</text:p>
          </table:table-cell>
          <table:table-cell office:value-type="float" office:value="20646" calcext:value-type="float">
            <text:p>20646</text:p>
          </table:table-cell>
          <table:table-cell office:value-type="float" office:value="19154" calcext:value-type="float">
            <text:p>19154</text:p>
          </table:table-cell>
          <table:table-cell office:value-type="float" office:value="49275" calcext:value-type="float">
            <text:p>49275</text:p>
          </table:table-cell>
          <table:table-cell office:value-type="float" office:value="85315" calcext:value-type="float">
            <text:p>85315</text:p>
          </table:table-cell>
          <table:table-cell office:value-type="float" office:value="125167" calcext:value-type="float">
            <text:p>125167</text:p>
          </table:table-cell>
          <table:table-cell table:number-columns-repeated="4" office:value-type="float" office:value="160894" calcext:value-type="float">
            <text:p>16089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high</text:p>
          </table:table-cell>
          <table:table-cell office:value-type="float" office:value="20646" calcext:value-type="float">
            <text:p>20646</text:p>
          </table:table-cell>
          <table:table-cell office:value-type="float" office:value="29636" calcext:value-type="float">
            <text:p>29636</text:p>
          </table:table-cell>
          <table:table-cell office:value-type="float" office:value="76411" calcext:value-type="float">
            <text:p>76411</text:p>
          </table:table-cell>
          <table:table-cell office:value-type="float" office:value="131340" calcext:value-type="float">
            <text:p>131340</text:p>
          </table:table-cell>
          <table:table-cell table:number-columns-repeated="5" office:value-type="float" office:value="160894" calcext:value-type="float">
            <text:p>16089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ow</text:p>
          </table:table-cell>
          <table:table-cell office:value-type="float" office:value="759115" calcext:value-type="float">
            <text:p>759115</text:p>
          </table:table-cell>
          <table:table-cell office:value-type="float" office:value="442834" calcext:value-type="float">
            <text:p>442834</text:p>
          </table:table-cell>
          <table:table-cell office:value-type="float" office:value="938827" calcext:value-type="float">
            <text:p>938827</text:p>
          </table:table-cell>
          <table:table-cell office:value-type="float" office:value="1490613" calcext:value-type="float">
            <text:p>1490613</text:p>
          </table:table-cell>
          <table:table-cell office:value-type="float" office:value="2117304" calcext:value-type="float">
            <text:p>2117304</text:p>
          </table:table-cell>
          <table:table-cell office:value-type="float" office:value="2825040" calcext:value-type="float">
            <text:p>2825040</text:p>
          </table:table-cell>
          <table:table-cell office:value-type="float" office:value="3604441" calcext:value-type="float">
            <text:p>3604441</text:p>
          </table:table-cell>
          <table:table-cell office:value-type="float" office:value="4451448" calcext:value-type="float">
            <text:p>4451448</text:p>
          </table:table-cell>
          <table:table-cell office:value-type="float" office:value="5352595" calcext:value-type="float">
            <text:p>535259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ean</text:p>
          </table:table-cell>
          <table:table-cell office:value-type="float" office:value="759115" calcext:value-type="float">
            <text:p>759115</text:p>
          </table:table-cell>
          <table:table-cell office:value-type="float" office:value="661487" calcext:value-type="float">
            <text:p>661487</text:p>
          </table:table-cell>
          <table:table-cell office:value-type="float" office:value="1437212" calcext:value-type="float">
            <text:p>1437212</text:p>
          </table:table-cell>
          <table:table-cell office:value-type="float" office:value="2364916" calcext:value-type="float">
            <text:p>2364916</text:p>
          </table:table-cell>
          <table:table-cell office:value-type="float" office:value="3456134" calcext:value-type="float">
            <text:p>3456134</text:p>
          </table:table-cell>
          <table:table-cell office:value-type="float" office:value="4690186" calcext:value-type="float">
            <text:p>4690186</text:p>
          </table:table-cell>
          <table:table-cell office:value-type="float" office:value="6034566" calcext:value-type="float">
            <text:p>6034566</text:p>
          </table:table-cell>
          <table:table-cell office:value-type="float" office:value="7448755" calcext:value-type="float">
            <text:p>7448755</text:p>
          </table:table-cell>
          <table:table-cell office:value-type="float" office:value="8901173" calcext:value-type="float">
            <text:p>890117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high</text:p>
          </table:table-cell>
          <table:table-cell office:value-type="float" office:value="759115" calcext:value-type="float">
            <text:p>759115</text:p>
          </table:table-cell>
          <table:table-cell office:value-type="float" office:value="891126" calcext:value-type="float">
            <text:p>891126</text:p>
          </table:table-cell>
          <table:table-cell office:value-type="float" office:value="1996035" calcext:value-type="float">
            <text:p>1996035</text:p>
          </table:table-cell>
          <table:table-cell office:value-type="float" office:value="3382881" calcext:value-type="float">
            <text:p>3382881</text:p>
          </table:table-cell>
          <table:table-cell office:value-type="float" office:value="5016123" calcext:value-type="float">
            <text:p>5016123</text:p>
          </table:table-cell>
          <table:table-cell office:value-type="float" office:value="6822869" calcext:value-type="float">
            <text:p>6822869</text:p>
          </table:table-cell>
          <table:table-cell office:value-type="float" office:value="8715564" calcext:value-type="float">
            <text:p>8715564</text:p>
          </table:table-cell>
          <table:table-cell office:value-type="float" office:value="10665976" calcext:value-type="float">
            <text:p>10665976</text:p>
          </table:table-cell>
          <table:table-cell office:value-type="float" office:value="12657081" calcext:value-type="float">
            <text:p>1265708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ow</text:p>
          </table:table-cell>
          <table:table-cell office:value-type="float" office:value="125524" calcext:value-type="float">
            <text:p>125524</text:p>
          </table:table-cell>
          <table:table-cell office:value-type="float" office:value="96733" calcext:value-type="float">
            <text:p>96733</text:p>
          </table:table-cell>
          <table:table-cell office:value-type="float" office:value="203803" calcext:value-type="float">
            <text:p>203803</text:p>
          </table:table-cell>
          <table:table-cell office:value-type="float" office:value="315908" calcext:value-type="float">
            <text:p>315908</text:p>
          </table:table-cell>
          <table:table-cell office:value-type="float" office:value="432966" calcext:value-type="float">
            <text:p>432966</text:p>
          </table:table-cell>
          <table:table-cell office:value-type="float" office:value="555619" calcext:value-type="float">
            <text:p>555619</text:p>
          </table:table-cell>
          <table:table-cell office:value-type="float" office:value="685467" calcext:value-type="float">
            <text:p>685467</text:p>
          </table:table-cell>
          <table:table-cell office:value-type="float" office:value="827807" calcext:value-type="float">
            <text:p>827807</text:p>
          </table:table-cell>
          <table:table-cell office:value-type="float" office:value="934282" calcext:value-type="float">
            <text:p>93428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mean</text:p>
          </table:table-cell>
          <table:table-cell office:value-type="float" office:value="125524" calcext:value-type="float">
            <text:p>125524</text:p>
          </table:table-cell>
          <table:table-cell office:value-type="float" office:value="125379" calcext:value-type="float">
            <text:p>125379</text:p>
          </table:table-cell>
          <table:table-cell office:value-type="float" office:value="264428" calcext:value-type="float">
            <text:p>264428</text:p>
          </table:table-cell>
          <table:table-cell office:value-type="float" office:value="411374" calcext:value-type="float">
            <text:p>411374</text:p>
          </table:table-cell>
          <table:table-cell office:value-type="float" office:value="567217" calcext:value-type="float">
            <text:p>567217</text:p>
          </table:table-cell>
          <table:table-cell office:value-type="float" office:value="735462" calcext:value-type="float">
            <text:p>735462</text:p>
          </table:table-cell>
          <table:table-cell table:number-columns-repeated="3" office:value-type="float" office:value="934282" calcext:value-type="float">
            <text:p>93428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high</text:p>
          </table:table-cell>
          <table:table-cell office:value-type="float" office:value="125524" calcext:value-type="float">
            <text:p>125524</text:p>
          </table:table-cell>
          <table:table-cell office:value-type="float" office:value="154479" calcext:value-type="float">
            <text:p>154479</text:p>
          </table:table-cell>
          <table:table-cell office:value-type="float" office:value="326466" calcext:value-type="float">
            <text:p>326466</text:p>
          </table:table-cell>
          <table:table-cell office:value-type="float" office:value="510496" calcext:value-type="float">
            <text:p>510496</text:p>
          </table:table-cell>
          <table:table-cell office:value-type="float" office:value="710441" calcext:value-type="float">
            <text:p>710441</text:p>
          </table:table-cell>
          <table:table-cell table:number-columns-repeated="4" office:value-type="float" office:value="934282" calcext:value-type="float">
            <text:p>93428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low</text:p>
          </table:table-cell>
          <table:table-cell office:value-type="float" office:value="210968" calcext:value-type="float">
            <text:p>210968</text:p>
          </table:table-cell>
          <table:table-cell office:value-type="float" office:value="127956" calcext:value-type="float">
            <text:p>127956</text:p>
          </table:table-cell>
          <table:table-cell office:value-type="float" office:value="284225" calcext:value-type="float">
            <text:p>284225</text:p>
          </table:table-cell>
          <table:table-cell office:value-type="float" office:value="467609" calcext:value-type="float">
            <text:p>467609</text:p>
          </table:table-cell>
          <table:table-cell office:value-type="float" office:value="676258" calcext:value-type="float">
            <text:p>676258</text:p>
          </table:table-cell>
          <table:table-cell office:value-type="float" office:value="905105" calcext:value-type="float">
            <text:p>905105</text:p>
          </table:table-cell>
          <table:table-cell office:value-type="float" office:value="1152687" calcext:value-type="float">
            <text:p>1152687</text:p>
          </table:table-cell>
          <table:table-cell office:value-type="float" office:value="1416033" calcext:value-type="float">
            <text:p>1416033</text:p>
          </table:table-cell>
          <table:table-cell office:value-type="float" office:value="1690504" calcext:value-type="float">
            <text:p>169050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ean</text:p>
          </table:table-cell>
          <table:table-cell office:value-type="float" office:value="210968" calcext:value-type="float">
            <text:p>210968</text:p>
          </table:table-cell>
          <table:table-cell office:value-type="float" office:value="177857" calcext:value-type="float">
            <text:p>177857</text:p>
          </table:table-cell>
          <table:table-cell office:value-type="float" office:value="405939" calcext:value-type="float">
            <text:p>405939</text:p>
          </table:table-cell>
          <table:table-cell office:value-type="float" office:value="680913" calcext:value-type="float">
            <text:p>680913</text:p>
          </table:table-cell>
          <table:table-cell office:value-type="float" office:value="992601" calcext:value-type="float">
            <text:p>992601</text:p>
          </table:table-cell>
          <table:table-cell office:value-type="float" office:value="1336265" calcext:value-type="float">
            <text:p>1336265</text:p>
          </table:table-cell>
          <table:table-cell office:value-type="float" office:value="1702310" calcext:value-type="float">
            <text:p>1702310</text:p>
          </table:table-cell>
          <table:table-cell office:value-type="float" office:value="2081864" calcext:value-type="float">
            <text:p>2081864</text:p>
          </table:table-cell>
          <table:table-cell office:value-type="float" office:value="2465991" calcext:value-type="float">
            <text:p>246599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high</text:p>
          </table:table-cell>
          <table:table-cell office:value-type="float" office:value="210968" calcext:value-type="float">
            <text:p>210968</text:p>
          </table:table-cell>
          <table:table-cell office:value-type="float" office:value="231458" calcext:value-type="float">
            <text:p>231458</text:p>
          </table:table-cell>
          <table:table-cell office:value-type="float" office:value="540539" calcext:value-type="float">
            <text:p>540539</text:p>
          </table:table-cell>
          <table:table-cell office:value-type="float" office:value="915229" calcext:value-type="float">
            <text:p>915229</text:p>
          </table:table-cell>
          <table:table-cell office:value-type="float" office:value="1341849" calcext:value-type="float">
            <text:p>1341849</text:p>
          </table:table-cell>
          <table:table-cell office:value-type="float" office:value="1803538" calcext:value-type="float">
            <text:p>1803538</text:p>
          </table:table-cell>
          <table:table-cell office:value-type="float" office:value="2282592" calcext:value-type="float">
            <text:p>2282592</text:p>
          </table:table-cell>
          <table:table-cell office:value-type="float" office:value="2763025" calcext:value-type="float">
            <text:p>2763025</text:p>
          </table:table-cell>
          <table:table-cell office:value-type="float" office:value="2961607" calcext:value-type="float">
            <text:p>296160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low</text:p>
          </table:table-cell>
          <table:table-cell office:value-type="float" office:value="166454" calcext:value-type="float">
            <text:p>166454</text:p>
          </table:table-cell>
          <table:table-cell office:value-type="float" office:value="92772" calcext:value-type="float">
            <text:p>92772</text:p>
          </table:table-cell>
          <table:table-cell office:value-type="float" office:value="204574" calcext:value-type="float">
            <text:p>204574</text:p>
          </table:table-cell>
          <table:table-cell office:value-type="float" office:value="327139" calcext:value-type="float">
            <text:p>327139</text:p>
          </table:table-cell>
          <table:table-cell office:value-type="float" office:value="457076" calcext:value-type="float">
            <text:p>457076</text:p>
          </table:table-cell>
          <table:table-cell office:value-type="float" office:value="592558" calcext:value-type="float">
            <text:p>592558</text:p>
          </table:table-cell>
          <table:table-cell office:value-type="float" office:value="733007" calcext:value-type="float">
            <text:p>733007</text:p>
          </table:table-cell>
          <table:table-cell office:value-type="float" office:value="878544" calcext:value-type="float">
            <text:p>878544</text:p>
          </table:table-cell>
          <table:table-cell office:value-type="float" office:value="1029656" calcext:value-type="float">
            <text:p>102965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ean</text:p>
          </table:table-cell>
          <table:table-cell office:value-type="float" office:value="166454" calcext:value-type="float">
            <text:p>166454</text:p>
          </table:table-cell>
          <table:table-cell office:value-type="float" office:value="150238" calcext:value-type="float">
            <text:p>150238</text:p>
          </table:table-cell>
          <table:table-cell office:value-type="float" office:value="334613" calcext:value-type="float">
            <text:p>334613</text:p>
          </table:table-cell>
          <table:table-cell office:value-type="float" office:value="536206" calcext:value-type="float">
            <text:p>536206</text:p>
          </table:table-cell>
          <table:table-cell office:value-type="float" office:value="749896" calcext:value-type="float">
            <text:p>749896</text:p>
          </table:table-cell>
          <table:table-cell office:value-type="float" office:value="975727" calcext:value-type="float">
            <text:p>975727</text:p>
          </table:table-cell>
          <table:table-cell office:value-type="float" office:value="1214975" calcext:value-type="float">
            <text:p>1214975</text:p>
          </table:table-cell>
          <table:table-cell office:value-type="float" office:value="1468770" calcext:value-type="float">
            <text:p>1468770</text:p>
          </table:table-cell>
          <table:table-cell office:value-type="float" office:value="1740499" calcext:value-type="float">
            <text:p>174049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high</text:p>
          </table:table-cell>
          <table:table-cell office:value-type="float" office:value="166454" calcext:value-type="float">
            <text:p>166454</text:p>
          </table:table-cell>
          <table:table-cell office:value-type="float" office:value="211537" calcext:value-type="float">
            <text:p>211537</text:p>
          </table:table-cell>
          <table:table-cell office:value-type="float" office:value="472792" calcext:value-type="float">
            <text:p>472792</text:p>
          </table:table-cell>
          <table:table-cell office:value-type="float" office:value="758352" calcext:value-type="float">
            <text:p>758352</text:p>
          </table:table-cell>
          <table:table-cell office:value-type="float" office:value="1066168" calcext:value-type="float">
            <text:p>1066168</text:p>
          </table:table-cell>
          <table:table-cell office:value-type="float" office:value="1398814" calcext:value-type="float">
            <text:p>1398814</text:p>
          </table:table-cell>
          <table:table-cell office:value-type="float" office:value="1762671" calcext:value-type="float">
            <text:p>1762671</text:p>
          </table:table-cell>
          <table:table-cell table:number-columns-repeated="2" office:value-type="float" office:value="1825638" calcext:value-type="float">
            <text:p>182563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low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mean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high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low</text:p>
          </table:table-cell>
          <table:table-cell office:value-type="float" office:value="44714" calcext:value-type="float">
            <text:p>44714</text:p>
          </table:table-cell>
          <table:table-cell office:value-type="float" office:value="35833" calcext:value-type="float">
            <text:p>35833</text:p>
          </table:table-cell>
          <table:table-cell office:value-type="float" office:value="62348" calcext:value-type="float">
            <text:p>62348</text:p>
          </table:table-cell>
          <table:table-cell office:value-type="float" office:value="89388" calcext:value-type="float">
            <text:p>89388</text:p>
          </table:table-cell>
          <table:table-cell office:value-type="float" office:value="116637" calcext:value-type="float">
            <text:p>116637</text:p>
          </table:table-cell>
          <table:table-cell office:value-type="float" office:value="144075" calcext:value-type="float">
            <text:p>144075</text:p>
          </table:table-cell>
          <table:table-cell office:value-type="float" office:value="171510" calcext:value-type="float">
            <text:p>171510</text:p>
          </table:table-cell>
          <table:table-cell office:value-type="float" office:value="199031" calcext:value-type="float">
            <text:p>199031</text:p>
          </table:table-cell>
          <table:table-cell office:value-type="float" office:value="226771" calcext:value-type="float">
            <text:p>22677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ean</text:p>
          </table:table-cell>
          <table:table-cell office:value-type="float" office:value="44714" calcext:value-type="float">
            <text:p>44714</text:p>
          </table:table-cell>
          <table:table-cell office:value-type="float" office:value="53144" calcext:value-type="float">
            <text:p>53144</text:p>
          </table:table-cell>
          <table:table-cell office:value-type="float" office:value="97702" calcext:value-type="float">
            <text:p>97702</text:p>
          </table:table-cell>
          <table:table-cell office:value-type="float" office:value="142905" calcext:value-type="float">
            <text:p>142905</text:p>
          </table:table-cell>
          <table:table-cell office:value-type="float" office:value="188286" calcext:value-type="float">
            <text:p>188286</text:p>
          </table:table-cell>
          <table:table-cell office:value-type="float" office:value="234099" calcext:value-type="float">
            <text:p>234099</text:p>
          </table:table-cell>
          <table:table-cell office:value-type="float" office:value="280487" calcext:value-type="float">
            <text:p>280487</text:p>
          </table:table-cell>
          <table:table-cell office:value-type="float" office:value="328046" calcext:value-type="float">
            <text:p>328046</text:p>
          </table:table-cell>
          <table:table-cell office:value-type="float" office:value="376777" calcext:value-type="float">
            <text:p>37677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high</text:p>
          </table:table-cell>
          <table:table-cell office:value-type="float" office:value="44714" calcext:value-type="float">
            <text:p>44714</text:p>
          </table:table-cell>
          <table:table-cell office:value-type="float" office:value="70549" calcext:value-type="float">
            <text:p>70549</text:p>
          </table:table-cell>
          <table:table-cell office:value-type="float" office:value="133370" calcext:value-type="float">
            <text:p>133370</text:p>
          </table:table-cell>
          <table:table-cell office:value-type="float" office:value="196701" calcext:value-type="float">
            <text:p>196701</text:p>
          </table:table-cell>
          <table:table-cell office:value-type="float" office:value="260874" calcext:value-type="float">
            <text:p>260874</text:p>
          </table:table-cell>
          <table:table-cell office:value-type="float" office:value="326826" calcext:value-type="float">
            <text:p>326826</text:p>
          </table:table-cell>
          <table:table-cell office:value-type="float" office:value="395065" calcext:value-type="float">
            <text:p>395065</text:p>
          </table:table-cell>
          <table:table-cell office:value-type="float" office:value="465594" calcext:value-type="float">
            <text:p>465594</text:p>
          </table:table-cell>
          <table:table-cell office:value-type="float" office:value="537862" calcext:value-type="float">
            <text:p>53786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ow</text:p>
          </table:table-cell>
          <table:table-cell office:value-type="float" office:value="58391" calcext:value-type="float">
            <text:p>58391</text:p>
          </table:table-cell>
          <table:table-cell office:value-type="float" office:value="27592" calcext:value-type="float">
            <text:p>27592</text:p>
          </table:table-cell>
          <table:table-cell office:value-type="float" office:value="60271" calcext:value-type="float">
            <text:p>60271</text:p>
          </table:table-cell>
          <table:table-cell office:value-type="float" office:value="95235" calcext:value-type="float">
            <text:p>95235</text:p>
          </table:table-cell>
          <table:table-cell office:value-type="float" office:value="131672" calcext:value-type="float">
            <text:p>131672</text:p>
          </table:table-cell>
          <table:table-cell office:value-type="float" office:value="168760" calcext:value-type="float">
            <text:p>168760</text:p>
          </table:table-cell>
          <table:table-cell office:value-type="float" office:value="206350" calcext:value-type="float">
            <text:p>206350</text:p>
          </table:table-cell>
          <table:table-cell office:value-type="float" office:value="244396" calcext:value-type="float">
            <text:p>244396</text:p>
          </table:table-cell>
          <table:table-cell office:value-type="float" office:value="282940" calcext:value-type="float">
            <text:p>28294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ean</text:p>
          </table:table-cell>
          <table:table-cell office:value-type="float" office:value="58391" calcext:value-type="float">
            <text:p>58391</text:p>
          </table:table-cell>
          <table:table-cell office:value-type="float" office:value="55695" calcext:value-type="float">
            <text:p>55695</text:p>
          </table:table-cell>
          <table:table-cell office:value-type="float" office:value="121693" calcext:value-type="float">
            <text:p>121693</text:p>
          </table:table-cell>
          <table:table-cell office:value-type="float" office:value="190980" calcext:value-type="float">
            <text:p>190980</text:p>
          </table:table-cell>
          <table:table-cell office:value-type="float" office:value="261941" calcext:value-type="float">
            <text:p>261941</text:p>
          </table:table-cell>
          <table:table-cell office:value-type="float" office:value="334957" calcext:value-type="float">
            <text:p>334957</text:p>
          </table:table-cell>
          <table:table-cell office:value-type="float" office:value="411232" calcext:value-type="float">
            <text:p>411232</text:p>
          </table:table-cell>
          <table:table-cell office:value-type="float" office:value="492135" calcext:value-type="float">
            <text:p>492135</text:p>
          </table:table-cell>
          <table:table-cell office:value-type="float" office:value="579185" calcext:value-type="float">
            <text:p>57918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high</text:p>
          </table:table-cell>
          <table:table-cell office:value-type="float" office:value="58391" calcext:value-type="float">
            <text:p>58391</text:p>
          </table:table-cell>
          <table:table-cell office:value-type="float" office:value="85542" calcext:value-type="float">
            <text:p>85542</text:p>
          </table:table-cell>
          <table:table-cell office:value-type="float" office:value="185866" calcext:value-type="float">
            <text:p>185866</text:p>
          </table:table-cell>
          <table:table-cell office:value-type="float" office:value="290150" calcext:value-type="float">
            <text:p>290150</text:p>
          </table:table-cell>
          <table:table-cell office:value-type="float" office:value="399866" calcext:value-type="float">
            <text:p>399866</text:p>
          </table:table-cell>
          <table:table-cell office:value-type="float" office:value="519083" calcext:value-type="float">
            <text:p>519083</text:p>
          </table:table-cell>
          <table:table-cell office:value-type="float" office:value="652464" calcext:value-type="float">
            <text:p>652464</text:p>
          </table:table-cell>
          <table:table-cell office:value-type="float" office:value="804471" calcext:value-type="float">
            <text:p>804471</text:p>
          </table:table-cell>
          <table:table-cell office:value-type="float" office:value="977327" calcext:value-type="float">
            <text:p>97732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mean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float" office:value="205" calcext:value-type="float">
            <text:p>205</text:p>
          </table:table-cell>
          <table:table-cell office:value-type="float" office:value="258" calcext:value-type="float">
            <text:p>25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high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117" calcext:value-type="float">
            <text:p>117</text:p>
          </table:table-cell>
          <table:table-cell office:value-type="float" office:value="182" calcext:value-type="float">
            <text:p>182</text:p>
          </table:table-cell>
          <table:table-cell office:value-type="float" office:value="255" calcext:value-type="float">
            <text:p>255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low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mean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high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ow</text:p>
          </table:table-cell>
          <table:table-cell office:value-type="float" office:value="5629" calcext:value-type="float">
            <text:p>5629</text:p>
          </table:table-cell>
          <table:table-cell office:value-type="float" office:value="2356" calcext:value-type="float">
            <text:p>2356</text:p>
          </table:table-cell>
          <table:table-cell office:value-type="float" office:value="5054" calcext:value-type="float">
            <text:p>5054</text:p>
          </table:table-cell>
          <table:table-cell office:value-type="float" office:value="8442" calcext:value-type="float">
            <text:p>8442</text:p>
          </table:table-cell>
          <table:table-cell office:value-type="float" office:value="12198" calcext:value-type="float">
            <text:p>12198</text:p>
          </table:table-cell>
          <table:table-cell office:value-type="float" office:value="16160" calcext:value-type="float">
            <text:p>16160</text:p>
          </table:table-cell>
          <table:table-cell office:value-type="float" office:value="20337" calcext:value-type="float">
            <text:p>20337</text:p>
          </table:table-cell>
          <table:table-cell office:value-type="float" office:value="24659" calcext:value-type="float">
            <text:p>24659</text:p>
          </table:table-cell>
          <table:table-cell office:value-type="float" office:value="29087" calcext:value-type="float">
            <text:p>2908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mean</text:p>
          </table:table-cell>
          <table:table-cell office:value-type="float" office:value="5629" calcext:value-type="float">
            <text:p>5629</text:p>
          </table:table-cell>
          <table:table-cell office:value-type="float" office:value="4244" calcext:value-type="float">
            <text:p>4244</text:p>
          </table:table-cell>
          <table:table-cell office:value-type="float" office:value="10119" calcext:value-type="float">
            <text:p>10119</text:p>
          </table:table-cell>
          <table:table-cell office:value-type="float" office:value="16910" calcext:value-type="float">
            <text:p>16910</text:p>
          </table:table-cell>
          <table:table-cell office:value-type="float" office:value="24263" calcext:value-type="float">
            <text:p>24263</text:p>
          </table:table-cell>
          <table:table-cell office:value-type="float" office:value="31970" calcext:value-type="float">
            <text:p>31970</text:p>
          </table:table-cell>
          <table:table-cell office:value-type="float" office:value="39928" calcext:value-type="float">
            <text:p>39928</text:p>
          </table:table-cell>
          <table:table-cell office:value-type="float" office:value="48122" calcext:value-type="float">
            <text:p>48122</text:p>
          </table:table-cell>
          <table:table-cell office:value-type="float" office:value="56588" calcext:value-type="float">
            <text:p>5658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high</text:p>
          </table:table-cell>
          <table:table-cell office:value-type="float" office:value="5629" calcext:value-type="float">
            <text:p>5629</text:p>
          </table:table-cell>
          <table:table-cell office:value-type="float" office:value="6520" calcext:value-type="float">
            <text:p>6520</text:p>
          </table:table-cell>
          <table:table-cell office:value-type="float" office:value="15795" calcext:value-type="float">
            <text:p>15795</text:p>
          </table:table-cell>
          <table:table-cell office:value-type="float" office:value="26258" calcext:value-type="float">
            <text:p>26258</text:p>
          </table:table-cell>
          <table:table-cell office:value-type="float" office:value="37393" calcext:value-type="float">
            <text:p>37393</text:p>
          </table:table-cell>
          <table:table-cell office:value-type="float" office:value="49006" calcext:value-type="float">
            <text:p>49006</text:p>
          </table:table-cell>
          <table:table-cell office:value-type="float" office:value="61195" calcext:value-type="float">
            <text:p>61195</text:p>
          </table:table-cell>
          <table:table-cell office:value-type="float" office:value="74513" calcext:value-type="float">
            <text:p>74513</text:p>
          </table:table-cell>
          <table:table-cell office:value-type="float" office:value="90842" calcext:value-type="float">
            <text:p>9084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low</text:p>
          </table:table-cell>
          <table:table-cell office:value-type="float" office:value="39142" calcext:value-type="float">
            <text:p>39142</text:p>
          </table:table-cell>
          <table:table-cell office:value-type="float" office:value="22570" calcext:value-type="float">
            <text:p>22570</text:p>
          </table:table-cell>
          <table:table-cell office:value-type="float" office:value="48599" calcext:value-type="float">
            <text:p>48599</text:p>
          </table:table-cell>
          <table:table-cell office:value-type="float" office:value="76413" calcext:value-type="float">
            <text:p>76413</text:p>
          </table:table-cell>
          <table:table-cell office:value-type="float" office:value="105478" calcext:value-type="float">
            <text:p>105478</text:p>
          </table:table-cell>
          <table:table-cell office:value-type="float" office:value="135615" calcext:value-type="float">
            <text:p>135615</text:p>
          </table:table-cell>
          <table:table-cell office:value-type="float" office:value="166629" calcext:value-type="float">
            <text:p>166629</text:p>
          </table:table-cell>
          <table:table-cell office:value-type="float" office:value="198504" calcext:value-type="float">
            <text:p>198504</text:p>
          </table:table-cell>
          <table:table-cell office:value-type="float" office:value="231149" calcext:value-type="float">
            <text:p>23114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ean</text:p>
          </table:table-cell>
          <table:table-cell office:value-type="float" office:value="39142" calcext:value-type="float">
            <text:p>39142</text:p>
          </table:table-cell>
          <table:table-cell office:value-type="float" office:value="37629" calcext:value-type="float">
            <text:p>37629</text:p>
          </table:table-cell>
          <table:table-cell office:value-type="float" office:value="81501" calcext:value-type="float">
            <text:p>81501</text:p>
          </table:table-cell>
          <table:table-cell office:value-type="float" office:value="128500" calcext:value-type="float">
            <text:p>128500</text:p>
          </table:table-cell>
          <table:table-cell office:value-type="float" office:value="177864" calcext:value-type="float">
            <text:p>177864</text:p>
          </table:table-cell>
          <table:table-cell office:value-type="float" office:value="229312" calcext:value-type="float">
            <text:p>229312</text:p>
          </table:table-cell>
          <table:table-cell office:value-type="float" office:value="282694" calcext:value-type="float">
            <text:p>282694</text:p>
          </table:table-cell>
          <table:table-cell office:value-type="float" office:value="337999" calcext:value-type="float">
            <text:p>337999</text:p>
          </table:table-cell>
          <table:table-cell office:value-type="float" office:value="395405" calcext:value-type="float">
            <text:p>39540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high</text:p>
          </table:table-cell>
          <table:table-cell office:value-type="float" office:value="39142" calcext:value-type="float">
            <text:p>39142</text:p>
          </table:table-cell>
          <table:table-cell office:value-type="float" office:value="53435" calcext:value-type="float">
            <text:p>53435</text:p>
          </table:table-cell>
          <table:table-cell office:value-type="float" office:value="116082" calcext:value-type="float">
            <text:p>116082</text:p>
          </table:table-cell>
          <table:table-cell office:value-type="float" office:value="183534" calcext:value-type="float">
            <text:p>183534</text:p>
          </table:table-cell>
          <table:table-cell office:value-type="float" office:value="254847" calcext:value-type="float">
            <text:p>254847</text:p>
          </table:table-cell>
          <table:table-cell office:value-type="float" office:value="329764" calcext:value-type="float">
            <text:p>329764</text:p>
          </table:table-cell>
          <table:table-cell office:value-type="float" office:value="408659" calcext:value-type="float">
            <text:p>408659</text:p>
          </table:table-cell>
          <table:table-cell office:value-type="float" office:value="493909" calcext:value-type="float">
            <text:p>493909</text:p>
          </table:table-cell>
          <table:table-cell office:value-type="float" office:value="601829" calcext:value-type="float">
            <text:p>60182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low</text:p>
          </table:table-cell>
          <table:table-cell office:value-type="float" office:value="750" calcext:value-type="float">
            <text:p>750</text:p>
          </table:table-cell>
          <table:table-cell office:value-type="float" office:value="266" calcext:value-type="float">
            <text:p>266</text:p>
          </table:table-cell>
          <table:table-cell office:value-type="float" office:value="525" calcext:value-type="float">
            <text:p>525</text:p>
          </table:table-cell>
          <table:table-cell office:value-type="float" office:value="795" calcext:value-type="float">
            <text:p>795</text:p>
          </table:table-cell>
          <table:table-cell office:value-type="float" office:value="1077" calcext:value-type="float">
            <text:p>1077</text:p>
          </table:table-cell>
          <table:table-cell office:value-type="float" office:value="1363" calcext:value-type="float">
            <text:p>1363</text:p>
          </table:table-cell>
          <table:table-cell office:value-type="float" office:value="1651" calcext:value-type="float">
            <text:p>1651</text:p>
          </table:table-cell>
          <table:table-cell office:value-type="float" office:value="1936" calcext:value-type="float">
            <text:p>1936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mean</text:p>
          </table:table-cell>
          <table:table-cell office:value-type="float" office:value="750" calcext:value-type="float">
            <text:p>750</text:p>
          </table:table-cell>
          <table:table-cell office:value-type="float" office:value="734" calcext:value-type="float">
            <text:p>734</text:p>
          </table:table-cell>
          <table:table-cell office:value-type="float" office:value="1525" calcext:value-type="float">
            <text:p>1525</text:p>
          </table:table-cell>
          <table:table-cell office:value-type="float" office:value="2322" calcext:value-type="float">
            <text:p>2322</text:p>
          </table:table-cell>
          <table:table-cell office:value-type="float" office:value="3127" calcext:value-type="float">
            <text:p>3127</text:p>
          </table:table-cell>
          <table:table-cell office:value-type="float" office:value="3938" calcext:value-type="float">
            <text:p>3938</text:p>
          </table:table-cell>
          <table:table-cell office:value-type="float" office:value="4748" calcext:value-type="float">
            <text:p>4748</text:p>
          </table:table-cell>
          <table:table-cell table:number-columns-repeated="2" office:value-type="float" office:value="5247" calcext:value-type="float">
            <text:p>524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high</text:p>
          </table:table-cell>
          <table:table-cell office:value-type="float" office:value="750" calcext:value-type="float">
            <text:p>750</text:p>
          </table:table-cell>
          <table:table-cell office:value-type="float" office:value="1238" calcext:value-type="float">
            <text:p>1238</text:p>
          </table:table-cell>
          <table:table-cell office:value-type="float" office:value="2549" calcext:value-type="float">
            <text:p>2549</text:p>
          </table:table-cell>
          <table:table-cell office:value-type="float" office:value="3876" calcext:value-type="float">
            <text:p>3876</text:p>
          </table:table-cell>
          <table:table-cell table:number-columns-repeated="5" office:value-type="float" office:value="5247" calcext:value-type="float">
            <text:p>524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low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ean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high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low</text:p>
          </table:table-cell>
          <table:table-cell office:value-type="float" office:value="71021" calcext:value-type="float">
            <text:p>71021</text:p>
          </table:table-cell>
          <table:table-cell office:value-type="float" office:value="53082" calcext:value-type="float">
            <text:p>53082</text:p>
          </table:table-cell>
          <table:table-cell office:value-type="float" office:value="104925" calcext:value-type="float">
            <text:p>104925</text:p>
          </table:table-cell>
          <table:table-cell office:value-type="float" office:value="160563" calcext:value-type="float">
            <text:p>160563</text:p>
          </table:table-cell>
          <table:table-cell office:value-type="float" office:value="219352" calcext:value-type="float">
            <text:p>219352</text:p>
          </table:table-cell>
          <table:table-cell office:value-type="float" office:value="280744" calcext:value-type="float">
            <text:p>280744</text:p>
          </table:table-cell>
          <table:table-cell office:value-type="float" office:value="344691" calcext:value-type="float">
            <text:p>344691</text:p>
          </table:table-cell>
          <table:table-cell office:value-type="float" office:value="411543" calcext:value-type="float">
            <text:p>411543</text:p>
          </table:table-cell>
          <table:table-cell office:value-type="float" office:value="482270" calcext:value-type="float">
            <text:p>48227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mean</text:p>
          </table:table-cell>
          <table:table-cell office:value-type="float" office:value="71021" calcext:value-type="float">
            <text:p>71021</text:p>
          </table:table-cell>
          <table:table-cell office:value-type="float" office:value="73058" calcext:value-type="float">
            <text:p>73058</text:p>
          </table:table-cell>
          <table:table-cell office:value-type="float" office:value="148718" calcext:value-type="float">
            <text:p>148718</text:p>
          </table:table-cell>
          <table:table-cell office:value-type="float" office:value="230702" calcext:value-type="float">
            <text:p>230702</text:p>
          </table:table-cell>
          <table:table-cell office:value-type="float" office:value="317770" calcext:value-type="float">
            <text:p>317770</text:p>
          </table:table-cell>
          <table:table-cell office:value-type="float" office:value="410178" calcext:value-type="float">
            <text:p>410178</text:p>
          </table:table-cell>
          <table:table-cell office:value-type="float" office:value="510242" calcext:value-type="float">
            <text:p>510242</text:p>
          </table:table-cell>
          <table:table-cell office:value-type="float" office:value="623600" calcext:value-type="float">
            <text:p>623600</text:p>
          </table:table-cell>
          <table:table-cell office:value-type="float" office:value="672766" calcext:value-type="float">
            <text:p>67276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high</text:p>
          </table:table-cell>
          <table:table-cell office:value-type="float" office:value="71021" calcext:value-type="float">
            <text:p>71021</text:p>
          </table:table-cell>
          <table:table-cell office:value-type="float" office:value="93774" calcext:value-type="float">
            <text:p>93774</text:p>
          </table:table-cell>
          <table:table-cell office:value-type="float" office:value="194571" calcext:value-type="float">
            <text:p>194571</text:p>
          </table:table-cell>
          <table:table-cell office:value-type="float" office:value="304494" calcext:value-type="float">
            <text:p>304494</text:p>
          </table:table-cell>
          <table:table-cell office:value-type="float" office:value="423126" calcext:value-type="float">
            <text:p>423126</text:p>
          </table:table-cell>
          <table:table-cell office:value-type="float" office:value="555551" calcext:value-type="float">
            <text:p>555551</text:p>
          </table:table-cell>
          <table:table-cell table:number-columns-repeated="3" office:value-type="float" office:value="672766" calcext:value-type="float">
            <text:p>6727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012" meta:object-count="0"/>
    <meta:generator>LibreOffice/7.2.5.2.0$Linux_X86_64 LibreOffice_project/20$Build-2</meta:generator>
  </office:meta>
</office:document-meta>
</file>